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653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268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284cm" fo:padding-top="0.051cm" fo:padding-bottom="0.051cm" fo:padding-left="0.051cm" fo:padding-right="0.051cm"/>
    </style:style>
    <style:style style:name="gr20" style:family="graphic" style:parent-style-name="standard">
      <style:graphic-properties draw:stroke="none" svg:stroke-color="#000000" draw:fill="none" draw:fill-color="#ffffff" fo:min-height="0.598cm"/>
    </style:style>
    <style:style style:name="gr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2"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3" style:family="graphic" style:parent-style-name="standard">
      <style:graphic-properties draw:stroke="none" svg:stroke-color="#000000" draw:fill="none" draw:fill-color="#ffffff" fo:min-height="0.399cm" fo:padding-top="0.051cm" fo:padding-bottom="0.051cm" fo:padding-left="0.051cm" fo:padding-right="0.051cm"/>
    </style:style>
    <style:style style:name="gr24"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7" style:family="graphic" style:parent-style-name="standard">
      <style:graphic-properties draw:stroke="none" svg:stroke-color="#000000" draw:fill="none" draw:fill-color="#ffffff" fo:min-height="0.412cm" fo:padding-top="0.051cm" fo:padding-bottom="0.051cm" fo:padding-left="0.051cm" fo:padding-right="0.051cm"/>
    </style:style>
    <style:style style:name="gr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30"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2"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3"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4"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5"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 style:family="graphic" style:parent-style-name="standard">
      <style:graphic-properties draw:stroke="none" svg:stroke-color="#000000" draw:fill="none" draw:fill-color="#ffffff" fo:min-height="0.334cm"/>
    </style:style>
    <style:style style:name="gr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1" style:family="graphic" style:parent-style-name="standard">
      <style:graphic-properties draw:stroke="none" svg:stroke-color="#000000" draw:fill="none" draw:fill-color="#ffffff" fo:min-height="0.327cm" draw:shadow="hidden"/>
    </style:style>
    <style:style style:name="gr42" style:family="graphic" style:parent-style-name="standard">
      <style:graphic-properties draw:stroke="none" svg:stroke-color="#000000" draw:fill="none" draw:fill-color="#ffffff" fo:min-height="0.327cm"/>
    </style:style>
    <style:style style:name="gr43"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4"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5"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6"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7"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0"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3"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4"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5"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6"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7"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8"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9"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60"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61" style:family="graphic" style:parent-style-name="standard">
      <style:graphic-properties draw:stroke="none" draw:fill-color="#ffffff" draw:textarea-horizontal-align="justify" draw:textarea-vertical-align="middle" draw:auto-grow-height="false" fo:min-height="0.258cm" fo:min-width="0.592cm"/>
    </style:style>
    <style:style style:name="gr62"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3"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4"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5" style:family="graphic" style:parent-style-name="objectwithoutfill">
      <style:graphic-properties draw:stroke="none" draw:fill="solid" draw:fill-color="#adc5e7" draw:textarea-vertical-align="middle"/>
    </style:style>
    <style:style style:name="gr66" style:family="graphic" style:parent-style-name="objectwithoutfill">
      <style:graphic-properties draw:stroke="none" draw:fill="solid" draw:fill-color="#ffffff" draw:textarea-vertical-align="middle"/>
    </style:style>
    <style:style style:name="gr67" style:family="graphic" style:parent-style-name="objectwithoutfill">
      <style:graphic-properties draw:stroke="none" draw:fill="solid" draw:fill-color="#e0efd4" draw:textarea-vertical-align="middle"/>
    </style:style>
    <style:style style:name="gr68"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9"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70"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71" style:family="graphic" style:parent-style-name="standard">
      <style:graphic-properties draw:stroke="none" draw:fill-color="#ffffff" draw:textarea-horizontal-align="justify" draw:textarea-vertical-align="middle" draw:auto-grow-height="false" fo:min-height="0.258cm" fo:min-width="0.745cm"/>
    </style:style>
    <style:style style:name="gr72"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3"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4"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5"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6"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7"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8"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80"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81"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2"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3" style:family="graphic" style:parent-style-name="Default_5f_1">
      <style:graphic-properties draw:stroke="none" svg:stroke-color="#000000" draw:fill="none" draw:fill-color="#ffffff" fo:min-height="0.268cm" fo:padding-top="0.051cm" fo:padding-bottom="0.051cm" fo:padding-left="0.051cm" fo:padding-right="0.051cm"/>
    </style:style>
    <style:style style:name="gr84"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7"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8"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91"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2"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3" style:family="graphic" style:parent-style-name="Default_5f_1">
      <style:graphic-properties draw:stroke="none" svg:stroke-color="#729fcf" draw:fill="none" draw:fill-color="#ffffff" fo:min-height="0.268cm" fo:padding-top="0.051cm" fo:padding-bottom="0.051cm" fo:padding-left="0.051cm" fo:padding-right="0.051cm"/>
    </style:style>
    <style:style style:name="gr94"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5" style:family="graphic" style:parent-style-name="standard">
      <style:graphic-properties svg:stroke-width="0.051cm" svg:stroke-color="#000000" draw:marker-start-width="0.583cm" draw:marker-end-width="0.304cm" draw:fill="none" draw:fill-gradient-name="Gradient_20_5" draw:fill-image-name="Bitmap_20_1" draw:textarea-horizontal-align="justify" draw:textarea-vertical-align="middle" draw:auto-grow-height="true" fo:min-height="0cm" fo:min-width="0cm" fo:padding-top="0.15cm" fo:padding-bottom="0.15cm" fo:padding-left="0.275cm" fo:padding-right="0.275cm"/>
    </style:style>
    <style:style style:name="gr96"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9"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101"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2"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3"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4" style:family="graphic" style:parent-style-name="Default_5f_2_5f_1">
      <style:graphic-properties draw:stroke="none" svg:stroke-color="#000000" draw:fill="none" draw:fill-color="#ffffff" fo:min-height="0.334cm"/>
    </style:style>
    <style:style style:name="gr1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7"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8"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fo:min-height="0.268cm" fo:padding-top="0.051cm" fo:padding-bottom="0.051cm" fo:padding-left="0.051cm" fo:padding-right="0.051cm"/>
    </style:style>
    <style:style style:name="gr110"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1"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2"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3"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4"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7"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8"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9"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5"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6"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7"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8"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9"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30"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1"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5"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7" style:family="graphic" style:parent-style-name="objectwithoutfill">
      <style:graphic-properties svg:stroke-width="0.051cm" svg:stroke-color="#0066b3" draw:marker-start-width="0.583cm" draw:marker-end-width="0.304cm" draw:fill="none" draw:fill-gradient-name="Gradient_20_5" draw:fill-image-name="Bitmap_20_1" draw:textarea-vertical-align="middle" fo:padding-top="0.15cm" fo:padding-bottom="0.15cm" fo:padding-left="0.275cm" fo:padding-right="0.275cm"/>
    </style:style>
    <style:style style:name="gr138"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9"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40"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1"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2"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3"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4" style:family="graphic" style:parent-style-name="objectwithoutfill">
      <style:graphic-properties svg:stroke-width="0.051cm" svg:stroke-color="#00a65d" draw:marker-start-width="0.583cm" draw:marker-end-width="0.304cm" draw:fill="none" draw:fill-gradient-name="Gradient_20_5" draw:fill-image-name="Bitmap_20_1" draw:textarea-vertical-align="middle" fo:padding-top="0.15cm" fo:padding-bottom="0.15cm" fo:padding-left="0.275cm" fo:padding-right="0.275cm"/>
    </style:style>
    <style:style style:name="gr145"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6"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7"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8" style:family="graphic" style:parent-style-name="objectwithoutfill">
      <style:graphic-properties svg:stroke-width="0.051cm" svg:stroke-color="#0066b3" draw:marker-start="Circle" draw:marker-start-width="0.152cm" draw:marker-start-center="true" draw:marker-end-width="0.38cm" draw:fill="none" draw:fill-gradient-name="Gradient_20_5" draw:fill-image-name="Bitmap_20_1" draw:textarea-vertical-align="middle" fo:padding-top="0.15cm" fo:padding-bottom="0.15cm" fo:padding-left="0.275cm" fo:padding-right="0.275cm"/>
    </style:style>
    <style:style style:name="gr149" style:family="graphic" style:parent-style-name="Default_5f_1_5f_1">
      <style:graphic-properties draw:stroke="none" svg:stroke-color="#000000" draw:fill="none" draw:fill-color="#ffffff" fo:min-height="0.535cm" fo:padding-top="0.051cm" fo:padding-bottom="0.051cm" fo:padding-left="0.051cm" fo:padding-right="0.051cm"/>
    </style:style>
    <style:style style:name="gr150" style:family="graphic" style:parent-style-name="standard">
      <style:graphic-properties draw:stroke="none" draw:fill-color="#fff200" draw:textarea-horizontal-align="justify" draw:textarea-vertical-align="middle" draw:auto-grow-height="false" fo:min-height="0.334cm" fo:min-width="0cm"/>
    </style:style>
    <style:style style:name="gr15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3"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4"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5"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7"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8"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9"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60"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61"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2"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3"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7"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8"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9"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70"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71"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2"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9"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6"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7"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8"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9" style:family="graphic" style:parent-style-name="objectwithoutfill">
      <style:graphic-properties draw:stroke="dash" draw:stroke-dash="Fine_20_Dashed" draw:fill="none" draw:textarea-vertical-align="middle"/>
    </style:style>
    <style:style style:name="gr190"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91" style:family="graphic" style:parent-style-name="objectwithoutfill">
      <style:graphic-properties draw:stroke="dash" draw:stroke-dash="Fine_20_Dashed" svg:stroke-color="#00a65d" draw:fill="none" draw:textarea-vertical-align="middle"/>
    </style:style>
    <style:style style:name="gr192"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3"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4"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5"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6"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7"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8"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2"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3"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0"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11"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5"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3"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6"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7"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5"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6"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style>
    <style:style style:name="P10" style:family="paragraph">
      <loext:graphic-properties draw:fill="solid" draw:fill-color="#ffffff"/>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color="#00a65d" fo:font-size="10pt" style:font-size-asian="10pt" style:font-size-complex="10pt"/>
    </style:style>
    <style:style style:name="P13" style:family="paragraph">
      <loext:graphic-properties draw:fill="none" draw:fill-color="#ffffff"/>
      <style:text-properties fo:color="#0066b3" fo:font-size="10pt" style:font-size-asian="10pt" style:font-size-complex="10pt"/>
    </style:style>
    <style:style style:name="P14" style:family="paragraph">
      <loext:graphic-properties draw:fill="none" draw:fill-color="#ffffff"/>
      <style:text-properties fo:color="#ed1c24" fo:font-size="10pt" style:font-size-asian="10pt" style:font-size-complex="10pt"/>
    </style:style>
    <style:style style:name="P15" style:family="paragraph">
      <loext:graphic-properties draw:fill="none" draw:fill-color="#ffffff"/>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text-properties fo:font-size="10pt" style:font-size-asian="12pt" style:font-size-complex="12pt"/>
    </style:style>
    <style:style style:name="P21" style:family="paragraph">
      <loext:graphic-properties draw:fill="none" draw:fill-color="#ffffff"/>
      <style:paragraph-properties fo:text-align="center"/>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draw:fill-image-name="Bitmap_20_1"/>
      <style:paragraph-properties fo:text-align="center"/>
    </style:style>
    <style:style style:name="P40" style:family="paragraph">
      <loext:graphic-properties draw:fill="none" draw:fill-color="#ffffff"/>
      <style:paragraph-properties fo:text-align="end"/>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text-properties fo:color="#ed1c24" style:font-name="Liberation Sans Narrow" fo:font-size="8pt" fo:font-style="normal" style:font-size-asian="18pt" style:font-style-asian="normal" style:font-size-complex="18pt" style:font-style-complex="normal"/>
    </style:style>
    <style:style style:name="P46" style:family="paragraph">
      <style:text-properties fo:color="#00a65d"/>
    </style:style>
    <style:style style:name="P47" style:family="paragraph">
      <loext:graphic-properties draw:fill="none" draw:fill-color="#ffffff"/>
      <style:text-properties fo:color="#00a65d" fo:font-size="8pt" style:font-size-asian="18pt" style:font-size-complex="18pt"/>
    </style:style>
    <style:style style:name="P48" style:family="paragraph">
      <style:paragraph-properties fo:text-align="center"/>
      <style:text-properties fo:color="#ed1c24"/>
    </style:style>
    <style:style style:name="P49" style:family="paragraph">
      <loext:graphic-properties draw:fill="none" draw:fill-color="#ffffff"/>
      <style:paragraph-properties fo:text-align="center"/>
      <style:text-properties fo:color="#ed1c24" fo:font-size="8pt" style:font-size-asian="18pt" style:font-size-complex="18pt"/>
    </style:style>
    <style:style style:name="P50" style:family="paragraph">
      <loext:graphic-properties draw:fill="none" draw:fill-color="#ffffff"/>
      <style:paragraph-properties fo:text-align="start"/>
      <style:text-properties style:font-name="Liberation Sans Narrow" fo:font-size="8pt" style:font-size-asian="18pt" style:font-size-complex="18pt"/>
    </style:style>
    <style:style style:name="P51" style:family="paragraph">
      <loext:graphic-properties draw:fill-color="#fff200"/>
      <style:paragraph-properties fo:text-align="center"/>
    </style:style>
    <style:style style:name="P52" style:family="paragraph">
      <style:paragraph-properties fo:text-align="start">
        <style:tab-stops>
          <style:tab-stop style:position="1.27cm"/>
        </style:tab-stops>
      </style:paragraph-properties>
    </style:style>
    <style:style style:name="P53" style:family="paragraph">
      <loext:graphic-properties draw:fill="none" draw:fill-color="#ffffff"/>
      <style:paragraph-properties fo:text-align="start">
        <style:tab-stops>
          <style:tab-stop style:position="1.27cm"/>
        </style:tab-stops>
      </style:paragraph-properties>
      <style:text-properties style:font-name="Liberation Sans Narrow" fo:font-size="8pt" style:font-size-asian="12pt" style:font-size-complex="12pt"/>
    </style:style>
    <style:style style:name="P54" style:family="paragraph">
      <style:paragraph-properties fo:text-align="start">
        <style:tab-stops>
          <style:tab-stop style:position="2.286cm"/>
        </style:tab-stops>
      </style:paragraph-properties>
    </style:style>
    <style:style style:name="P55" style:family="paragraph">
      <loext:graphic-properties draw:fill="none" draw:fill-color="#ffffff"/>
      <style:paragraph-properties fo:text-align="start">
        <style:tab-stops>
          <style:tab-stop style:position="2.286cm"/>
        </style:tab-stops>
      </style:paragraph-properties>
      <style:text-properties style:font-name="Liberation Sans Narrow" fo:font-size="8pt" style:font-size-asian="8pt" style:font-size-complex="8pt"/>
    </style:style>
    <style:style style:name="P56" style:family="paragraph">
      <style:paragraph-properties fo:text-align="start">
        <style:tab-stops>
          <style:tab-stop style:position="1.524cm"/>
          <style:tab-stop style:position="1.905cm"/>
        </style:tab-stops>
      </style:paragraph-properties>
    </style:style>
    <style:style style:name="P57" style:family="paragraph">
      <style:paragraph-properties fo:margin-top="0.051cm" fo:margin-bottom="0cm" fo:text-align="start">
        <style:tab-stops>
          <style:tab-stop style:position="1.524cm"/>
          <style:tab-stop style:position="1.905cm"/>
        </style:tab-stops>
      </style:paragraph-properties>
    </style:style>
    <style:style style:name="P58" style:family="paragraph">
      <loext:graphic-properties draw:fill="none" draw:fill-color="#ffffff"/>
      <style:paragraph-properties fo:text-align="start">
        <style:tab-stops>
          <style:tab-stop style:position="1.524cm"/>
          <style:tab-stop style:position="1.905cm"/>
        </style:tab-stops>
      </style:paragraph-properties>
      <style:text-properties style:font-name="Liberation Sans Narrow" fo:font-size="8pt" style:font-size-asian="8pt" style:font-size-complex="8pt"/>
    </style:style>
    <style:style style:name="P59" style:family="paragraph">
      <style:paragraph-properties fo:text-align="start">
        <style:tab-stops>
          <style:tab-stop style:position="1.651cm"/>
        </style:tab-stops>
      </style:paragraph-properties>
    </style:style>
    <style:style style:name="P60" style:family="paragraph">
      <loext:graphic-properties draw:fill="none" draw:fill-color="#ffffff"/>
      <style:paragraph-properties fo:text-align="start">
        <style:tab-stops>
          <style:tab-stop style:position="1.651cm"/>
        </style:tab-stops>
      </style:paragraph-properties>
      <style:text-properties style:font-name="Liberation Sans Narrow" fo:font-size="8pt" style:font-size-asian="12pt" style:font-size-complex="12pt"/>
    </style:style>
    <style:style style:name="P61" style:family="paragraph">
      <loext:graphic-properties draw:fill="none" draw:fill-color="#ffffff"/>
      <style:paragraph-properties fo:text-align="end"/>
      <style:text-properties fo:color="#0066b3" style:font-name="Liberation Sans Narrow" fo:font-size="8pt" style:font-size-asian="18pt" style:font-size-complex="18pt"/>
    </style:style>
    <style:style style:name="P62" style:family="paragraph">
      <loext:graphic-properties draw:fill="none" draw:fill-color="#ffffff"/>
      <style:paragraph-properties fo:text-align="center"/>
      <style:text-properties style:use-window-font-color="true" style:font-name="Liberation Sans Narrow" fo:font-size="8pt" style:font-size-asian="18pt" style:font-size-complex="18pt"/>
    </style:style>
    <style:style style:name="P63" style:family="paragraph">
      <loext:graphic-properties draw:fill="none" draw:fill-color="#ffffff"/>
      <style:paragraph-properties fo:text-align="center"/>
      <style:text-properties style:font-name="Liberation Sans Narrow" fo:font-size="8pt" fo:font-weight="bold" style:font-size-asian="18pt" style:font-weight-asian="bold" style:font-size-complex="18pt" style:font-weight-complex="bold"/>
    </style:style>
    <style:style style:name="P64" style:family="paragraph">
      <loext:graphic-properties draw:fill="none" draw:fill-color="#ffffff"/>
      <style:paragraph-properties fo:text-align="start"/>
      <style:text-properties fo:color="#0066b3" style:font-name="Liberation Sans Narrow" fo:font-size="8pt" style:font-size-asian="18pt" style:font-size-complex="18pt"/>
    </style:style>
    <style:style style:name="P65" style:family="paragraph">
      <loext:graphic-properties draw:fill="none" draw:fill-color="#ffffff"/>
      <style:paragraph-properties fo:text-align="center"/>
      <style:text-properties fo:color="#00a65d" style:font-name="Liberation Sans Narrow" fo:font-size="8pt" fo:font-weight="bold" style:font-size-asian="18pt" style:font-weight-asian="bold" style:font-size-complex="18pt" style:font-weight-complex="bold"/>
    </style:style>
    <style:style style:name="P66" style:family="paragraph">
      <loext:graphic-properties draw:fill="none" draw:fill-color="#ffffff"/>
      <style:paragraph-properties fo:text-align="center"/>
      <style:text-properties fo:color="#ed1c24" style:font-name="Liberation Sans Narrow" fo:font-size="8pt" fo:font-weight="bold" style:font-size-asian="18pt" style:font-weight-asian="bold" style:font-size-complex="18pt" style:font-weight-complex="bold"/>
    </style:style>
    <style:style style:name="P67" style:family="paragraph">
      <loext:graphic-properties draw:fill="none" draw:fill-color="#ffffff"/>
      <style:paragraph-properties fo:text-align="center"/>
      <style:text-properties style:use-window-font-color="true" style:font-name="Liberation Sans Narrow" fo:font-size="8pt" fo:font-style="italic" style:font-size-asian="18pt" style:font-style-asian="italic" style:font-size-complex="18pt" style:font-style-complex="italic"/>
    </style:style>
    <style:style style:name="P68" style:family="paragraph">
      <loext:graphic-properties draw:fill="none" draw:fill-color="#ffffff"/>
      <style:paragraph-properties fo:text-align="start">
        <style:tab-stops>
          <style:tab-stop style:position="1.651cm"/>
        </style:tab-stops>
      </style:paragraph-properties>
      <style:text-properties fo:color="#ed1c24" style:font-name="Liberation Sans Narrow" fo:font-size="8pt" style:font-size-asian="12pt" style:font-size-complex="12pt"/>
    </style:style>
    <style:style style:name="P69" style:family="paragraph">
      <loext:graphic-properties draw:fill="none" draw:fill-color="#ffffff"/>
      <style:paragraph-properties fo:text-align="start">
        <style:tab-stops>
          <style:tab-stop style:position="1.651cm"/>
        </style:tab-stops>
      </style:paragraph-properties>
      <style:text-properties fo:color="#0066b3" style:font-name="Liberation Sans Narrow" fo:font-size="8pt" style:font-size-asian="12pt" style:font-size-complex="12pt"/>
    </style:style>
    <style:style style:name="P70" style:family="paragraph">
      <loext:graphic-properties draw:fill="none" draw:fill-color="#ffffff"/>
      <style:paragraph-properties fo:text-align="center"/>
      <style:text-properties fo:color="#000000" style:font-name="Liberation Sans Narrow" fo:font-size="8pt" style:font-size-asian="18pt" style:font-size-complex="18pt"/>
    </style:style>
    <style:style style:name="P71" style:family="paragraph">
      <style:paragraph-properties fo:text-align="start">
        <style:tab-stops>
          <style:tab-stop style:position="0.254cm"/>
        </style:tab-stops>
      </style:paragraph-properties>
    </style:style>
    <style:style style:name="P72" style:family="paragraph">
      <loext:graphic-properties draw:fill="none" draw:fill-color="#ffffff"/>
      <style:paragraph-properties fo:text-align="start">
        <style:tab-stops>
          <style:tab-stop style:position="0.254cm"/>
        </style:tab-stops>
      </style:paragraph-properties>
      <style:text-properties style:font-name="Liberation Sans Narrow" fo:font-size="8pt" style:font-size-asian="12pt" style:font-size-complex="12pt"/>
    </style:style>
    <style:style style:name="P73" style:family="paragraph">
      <loext:graphic-properties draw:fill="none" draw:fill-color="#ffffff"/>
      <style:paragraph-properties fo:text-align="end"/>
      <style:text-properties fo:font-size="8pt" style:font-size-asian="18pt" style:font-size-complex="18pt"/>
    </style:style>
    <style:style style:name="P74" style:family="paragraph">
      <loext:graphic-properties draw:fill="none" draw:fill-color="#ffffff"/>
      <style:paragraph-properties fo:text-align="start"/>
      <style:text-properties fo:font-size="8pt" style:font-size-asian="18pt" style:font-size-complex="18pt"/>
    </style:style>
    <style:style style:name="P75" style:family="paragraph">
      <loext:graphic-properties draw:fill="none" draw:fill-gradient-name="Gradient_20_4"/>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0.903cm" svg:x="7.061cm" svg:y="1.457cm">
          <draw:text-box>
            <text:p><text:span text:style-name="T1">tran</text:span><text:span text:style-name="T1">siti</text:span><text:span text:style-name="T1">on</text:span></text:p>
            <text:p><text:span text:style-name="T1">fun</text:span><text:span text:style-name="T1">ctio</text:span><text:span text:style-name="T1">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0.903cm" svg:x="7.119cm" svg:y="3.201cm">
          <draw:text-box>
            <text:p><text:span text:style-name="T1">out</text:span><text:span text:style-name="T1">put</text:span></text:p>
            <text:p><text:span text:style-name="T1">fun</text:span><text:span text:style-name="T1">ctio</text:span><text:span text:style-name="T1">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text:span><text:span text:style-name="T2">mbi</text:span><text:span text:style-name="T2">nati</text:span><text:span text:style-name="T2">ona</text:span><text:span text:style-name="T2">l</text:span></text:p>
            <text:p><text:span text:style-name="T2">logi</text:span><text:span text:style-name="T2">c</text:span></text:p>
          </draw:text-box>
        </draw:frame>
        <draw:frame draw:style-name="gr16" draw:text-style-name="P7" draw:layer="layout" svg:width="2.787cm" svg:height="1.229cm" svg:x="3.106cm" svg:y="4.671cm">
          <draw:text-box>
            <text:p><text:span text:style-name="T3">seq</text:span><text:span text:style-name="T3">uen</text:span><text:span text:style-name="T3">tial</text:span></text:p>
            <text:p><text:span text:style-name="T3">logi</text:span><text:span text:style-name="T3">c</text:span></text:p>
          </draw:text-box>
        </draw:frame>
        <draw:frame draw:style-name="gr17" draw:text-style-name="P8" draw:layer="layout" svg:width="0.99cm" svg:height="0.37cm" svg:x="10.389cm" svg:y="1.712cm">
          <draw:text-box>
            <text:p><text:span text:style-name="T4">INs</text:span></text:p>
          </draw:text-box>
        </draw:frame>
        <draw:frame draw:style-name="gr17" draw:text-style-name="P8" draw:layer="layout" svg:width="0.99cm" svg:height="0.37cm" svg:x="10.389cm" svg:y="4.506cm">
          <draw:text-box>
            <text:p><text:span text:style-name="T4">OUT</text:span><text:span text:style-name="T4">s</text:span></text:p>
          </draw:text-box>
        </draw:frame>
        <draw:line draw:style-name="gr18" draw:text-style-name="P5" draw:layer="layout" svg:x1="1.854cm" svg:y1="4.673cm" svg:x2="2.184cm" svg:y2="4.673cm">
          <text:p/>
        </draw:line>
        <draw:frame draw:style-name="gr19" draw:text-style-name="P8" draw:layer="layout" svg:width="0.838cm" svg:height="0.386cm" svg:x="0.991cm" svg:y="4.49cm">
          <draw:text-box>
            <text:p><text:span text:style-name="T4">cloc</text:span><text:span text:style-name="T4">k</text:span></text:p>
          </draw:text-box>
        </draw:frame>
        <draw:frame draw:style-name="gr20" draw:text-style-name="P9" draw:layer="layout" svg:width="1.042cm" svg:height="0.848cm" svg:x="4.318cm" svg:y="2.25cm">
          <draw:text-box>
            <text:p>...</text:p>
          </draw:text-box>
        </draw:frame>
        <draw:g>
          <draw:custom-shape draw:style-name="gr21"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2"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3" draw:text-style-name="P11" draw:layer="layout" svg:width="0.558cm" svg:height="0.501cm" svg:x="14.732cm" svg:y="2.107cm">
          <draw:text-box>
            <text:p><text:span text:style-name="T5">D</text:span></text:p>
          </draw:text-box>
        </draw:frame>
        <draw:frame draw:style-name="gr23" draw:text-style-name="P11" draw:layer="layout" svg:width="0.762cm" svg:height="0.501cm" svg:x="14.732cm" svg:y="3.562cm">
          <draw:text-box>
            <text:p><text:span text:style-name="T5">CK</text:span></text:p>
          </draw:text-box>
        </draw:frame>
        <draw:frame draw:style-name="gr23" draw:text-style-name="P11" draw:layer="layout" svg:width="0.558cm" svg:height="0.501cm" svg:x="18.135cm" svg:y="2.107cm">
          <draw:text-box>
            <text:p><text:span text:style-name="T5">Q</text:span></text:p>
          </draw:text-box>
        </draw:frame>
        <draw:path draw:style-name="gr24" draw:text-style-name="P5" draw:layer="layout" svg:width="1.954cm" svg:height="1.523cm" svg:x="15.748cm" svg:y="2.361cm" svg:viewBox="0 0 1955 1524" svg:d="M0 1524c990-76 1092-1498 1955-1524">
          <text:p/>
        </draw:path>
        <draw:path draw:style-name="gr25" draw:text-style-name="P5" draw:layer="layout" svg:width="0.603cm" svg:height="1.482cm" svg:x="15.761cm" svg:y="2.285cm" svg:viewBox="0 0 604 1483" svg:d="M0 1483c977-518 596-1204 63-1483">
          <text:p/>
        </draw:path>
        <draw:path draw:style-name="gr26" draw:text-style-name="P5" draw:layer="layout" svg:width="0.304cm" svg:height="1.243cm" draw:transform="rotate (-3.14159265358979) translate (16.02725cm 3.631cm)" svg:viewBox="0 0 305 1244" svg:d="M305 1244c-407-508-407-660 0-1244">
          <text:p/>
        </draw:path>
        <draw:frame draw:style-name="gr27" draw:text-style-name="P12" draw:layer="layout" svg:width="0.558cm" svg:height="0.514cm" svg:x="16.992cm" svg:y="2.945cm">
          <draw:text-box>
            <text:p><text:span text:style-name="T6">T</text:span><text:span text:style-name="T7">p</text:span></text:p>
          </draw:text-box>
        </draw:frame>
        <draw:frame draw:style-name="gr27" draw:text-style-name="P13" draw:layer="layout" svg:width="0.558cm" svg:height="0.514cm" svg:x="16.282cm" svg:y="2.33cm">
          <draw:text-box>
            <text:p><text:span text:style-name="T8">T</text:span><text:span text:style-name="T9">h</text:span></text:p>
          </draw:text-box>
        </draw:frame>
        <draw:frame draw:style-name="gr27" draw:text-style-name="P14" draw:layer="layout" svg:width="0.558cm" svg:height="0.514cm" svg:x="15.595cm" svg:y="2.691cm">
          <draw:text-box>
            <text:p><text:span text:style-name="T10">T</text:span><text:span text:style-name="T11">s</text:span></text:p>
          </draw:text-box>
        </draw:frame>
        <draw:frame draw:style-name="gr23" draw:text-style-name="P11" draw:layer="layout" svg:width="0.558cm" svg:height="0.501cm" svg:x="26.772cm" svg:y="2.743cm">
          <draw:text-box>
            <text:p><text:span text:style-name="T5">Y</text:span></text:p>
          </draw:text-box>
        </draw:frame>
        <draw:frame draw:style-name="gr23" draw:text-style-name="P11" draw:layer="layout" svg:width="0.558cm" svg:height="0.501cm" svg:x="23.446cm" svg:y="2.336cm">
          <draw:text-box>
            <text:p><text:span text:style-name="T5">A</text:span></text:p>
          </draw:text-box>
        </draw:frame>
        <draw:frame draw:style-name="gr23" draw:text-style-name="P11" draw:layer="layout" svg:width="0.558cm" svg:height="0.501cm" svg:x="23.446cm" svg:y="3.08cm">
          <draw:text-box>
            <text:p><text:span text:style-name="T5">B</text:span></text:p>
          </draw:text-box>
        </draw:frame>
        <draw:path draw:style-name="gr24" draw:text-style-name="P5" draw:layer="layout" svg:width="2.64cm" svg:height="0.437cm" svg:x="24.055cm" svg:y="3.098cm" svg:viewBox="0 0 2641 438" svg:d="M0 432c1092 26 1498-25 2641-432">
          <text:p/>
        </draw:path>
        <draw:path draw:style-name="gr25" draw:text-style-name="P5" draw:layer="layout" svg:width="2.64cm" svg:height="0.437cm" draw:transform="rotate (-3.14159265358979) translate (26.696cm 2.895cm)" svg:viewBox="0 0 2641 438" svg:d="M2641 432c-1092 26-1498-25-2641-432">
          <text:p/>
        </draw:path>
        <draw:frame draw:style-name="gr27" draw:text-style-name="P13" draw:layer="layout" svg:width="0.711cm" svg:height="0.514cm" svg:x="24.436cm" svg:y="2.483cm">
          <draw:text-box>
            <text:p><text:span text:style-name="T8">T</text:span><text:span text:style-name="T9">pA</text:span></text:p>
          </draw:text-box>
        </draw:frame>
        <draw:frame draw:style-name="gr27" draw:text-style-name="P12" draw:layer="layout" svg:width="0.736cm" svg:height="0.514cm" svg:x="24.995cm" svg:y="2.986cm">
          <draw:text-box>
            <text:p><text:span text:style-name="T6">T</text:span><text:span text:style-name="T7">pB</text:span></text:p>
          </draw:text-box>
        </draw:frame>
        <draw:g>
          <draw:custom-shape draw:style-name="gr28"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3" draw:text-style-name="P11" draw:layer="layout" svg:width="0.558cm" svg:height="0.501cm" svg:x="19.026cm" svg:y="2.108cm">
          <draw:text-box>
            <text:p><text:span text:style-name="T5">D</text:span></text:p>
          </draw:text-box>
        </draw:frame>
        <draw:frame draw:style-name="gr23" draw:text-style-name="P11" draw:layer="layout" svg:width="0.762cm" svg:height="0.501cm" svg:x="19.026cm" svg:y="3.563cm">
          <draw:text-box>
            <text:p><text:span text:style-name="T5">CK</text:span></text:p>
          </draw:text-box>
        </draw:frame>
        <draw:frame draw:style-name="gr23" draw:text-style-name="P11" draw:layer="layout" svg:width="0.558cm" svg:height="0.501cm" svg:x="22.429cm" svg:y="2.108cm">
          <draw:text-box>
            <text:p><text:span text:style-name="T5">Q</text:span></text:p>
          </draw:text-box>
        </draw:frame>
        <draw:path draw:style-name="gr24" draw:text-style-name="P5" draw:layer="layout" svg:width="0.938cm" svg:height="1.98cm" svg:x="21.058cm" svg:y="2.362cm" svg:viewBox="0 0 939 1981" svg:d="M0 1981c127-1371 203-1803 939-1981">
          <text:p/>
        </draw:path>
        <draw:path draw:style-name="gr26" draw:text-style-name="P5" draw:layer="layout" svg:width="0.955cm" svg:height="0.692cm" svg:x="20.016cm" svg:y="3.549cm" svg:viewBox="0 0 956 693" svg:d="M940 693c127-711-508-813-940-584">
          <text:p/>
        </draw:path>
        <draw:path draw:style-name="gr25" draw:text-style-name="P5" draw:layer="layout" svg:width="0.913cm" svg:height="0.533cm" draw:transform="rotate (-3.14159265358979) translate (20.905cm 4.369cm)" svg:viewBox="0 0 914 534" svg:d="M914 534c-457-102-660-51-914-534">
          <text:p/>
        </draw:path>
        <draw:frame draw:style-name="gr27" draw:text-style-name="P12" draw:layer="layout" svg:width="0.558cm" svg:height="0.514cm" svg:x="21.286cm" svg:y="2.946cm">
          <draw:text-box>
            <text:p><text:span text:style-name="T6">T</text:span><text:span text:style-name="T7">rp</text:span></text:p>
          </draw:text-box>
        </draw:frame>
        <draw:frame draw:style-name="gr27" draw:text-style-name="P14" draw:layer="layout" svg:width="0.558cm" svg:height="0.514cm" svg:x="20.449cm" svg:y="3.073cm">
          <draw:text-box>
            <text:p><text:span text:style-name="T10">T</text:span><text:span text:style-name="T11">rc</text:span></text:p>
          </draw:text-box>
        </draw:frame>
        <draw:frame draw:style-name="gr27" draw:text-style-name="P13" draw:layer="layout" svg:width="0.558cm" svg:height="0.514cm" svg:x="20.22cm" svg:y="3.988cm">
          <draw:text-box>
            <text:p><text:span text:style-name="T8">T</text:span><text:span text:style-name="T9">rm</text:span></text:p>
          </draw:text-box>
        </draw:frame>
        <draw:custom-shape draw:style-name="gr29"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10" draw:layer="layout" svg:x1="21.007cm" svg:y1="4.978cm" svg:x2="21.007cm" svg:y2="4.801cm">
          <text:p/>
        </draw:line>
        <draw:frame draw:style-name="gr23" draw:text-style-name="P11" draw:layer="layout" svg:width="0.762cm" svg:height="0.501cm" svg:x="20.677cm" svg:y="4.985cm">
          <draw:text-box>
            <text:p><text:span text:style-name="T5">RB</text:span></text:p>
          </draw:text-box>
        </draw:frame>
        <draw:g>
          <draw:polygon draw:style-name="gr22"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1"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2"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3" draw:text-style-name="P5" draw:layer="layout" svg:width="1.481cm" svg:height="0.284cm" draw:transform="rotate (-1.5707963267949) translate (25.531832261522cm 6.21419916134116cm)" svg:viewBox="0 0 1482 285" svg:d="M0 285c665-380 741-380 1482 0">
            <text:p/>
          </draw:path>
        </draw:g>
        <draw:g>
          <draw:path draw:style-name="gr22"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4" draw:text-style-name="P5" draw:layer="layout" svg:width="2.64cm" svg:height="0.437cm" draw:transform="rotate (-3.14159265358979) translate (17.209cm 7.505cm)" svg:viewBox="0 0 2641 438" svg:d="M2641 432c-1092 26-1498-25-2641-432">
          <text:p/>
        </draw:path>
        <draw:polyline draw:style-name="gr34" draw:text-style-name="P10" draw:layer="layout" svg:width="0.608cm" svg:height="0.405cm" svg:x="13.817cm" svg:y="6.767cm" svg:viewBox="0 0 609 406" draw:points="609,406 431,406 152,0 0,0">
          <text:p/>
        </draw:polyline>
        <draw:polyline draw:style-name="gr35" draw:text-style-name="P10" draw:layer="layout" svg:width="0.608cm" svg:height="0.405cm" draw:transform="rotate (-3.14159265358979) translate (14.426cm 7.681cm)" svg:viewBox="0 0 609 406" draw:points="0,406 178,406 457,0 609,0">
          <text:p/>
        </draw:polyline>
        <draw:polyline draw:style-name="gr34" draw:text-style-name="P10" draw:layer="layout" svg:width="0.608cm" svg:height="0.405cm" svg:x="17.119cm" svg:y="7.123cm" svg:viewBox="0 0 609 406" draw:points="609,406 431,406 152,0 0,0">
          <text:p/>
        </draw:polyline>
        <draw:polyline draw:style-name="gr35" draw:text-style-name="P10" draw:layer="layout" svg:width="0.608cm" svg:height="0.405cm" draw:transform="rotate (-3.14159265358979) translate (17.728cm 8.037cm)" svg:viewBox="0 0 609 406" draw:points="0,406 178,406 457,0 609,0">
          <text:p/>
        </draw:polyline>
        <draw:polyline draw:style-name="gr34" draw:text-style-name="P10" draw:layer="layout" svg:width="0.608cm" svg:height="0.405cm" svg:x="19.406cm" svg:y="7.131cm" svg:viewBox="0 0 609 406" draw:points="609,406 431,406 152,0 0,0">
          <text:p/>
        </draw:polyline>
        <draw:polyline draw:style-name="gr35" draw:text-style-name="P10" draw:layer="layout" svg:width="0.608cm" svg:height="0.405cm" draw:transform="rotate (-3.14159265358979) translate (20.015cm 8.045cm)" svg:viewBox="0 0 609 406" draw:points="0,406 178,406 457,0 609,0">
          <text:p/>
        </draw:polyline>
        <draw:polyline draw:style-name="gr34" draw:text-style-name="P10" draw:layer="layout" svg:width="0.608cm" svg:height="0.405cm" svg:x="22.682cm" svg:y="7.131cm" svg:viewBox="0 0 609 406" draw:points="0,406 178,406 457,0 609,0">
          <text:p/>
        </draw:polyline>
        <draw:polyline draw:style-name="gr35" draw:text-style-name="P10" draw:layer="layout" svg:width="0.608cm" svg:height="0.405cm" draw:transform="rotate (-3.14159265358979) translate (23.291cm 8.045cm)" svg:viewBox="0 0 609 406" draw:points="609,406 431,406 152,0 0,0">
          <text:p/>
        </draw:polyline>
        <draw:path draw:style-name="gr24" draw:text-style-name="P5" draw:layer="layout" svg:width="2.462cm" svg:height="0.304cm" draw:transform="rotate (-3.14159265358979) translate (22.555cm 7.385cm)" svg:viewBox="0 0 2463 305" svg:d="M2463 0c-990 407-1320 407-2463 0">
          <text:p/>
        </draw:path>
        <draw:polyline draw:style-name="gr34" draw:text-style-name="P10" draw:layer="layout" svg:width="0.608cm" svg:height="0.405cm" svg:x="24.333cm" svg:y="6.096cm" svg:viewBox="0 0 609 406" draw:points="609,406 431,406 152,0 0,0">
          <text:p/>
        </draw:polyline>
        <draw:polyline draw:style-name="gr35" draw:text-style-name="P10" draw:layer="layout" svg:width="0.608cm" svg:height="0.405cm" draw:transform="rotate (-3.14159265358979) translate (24.942cm 7.01cm)" svg:viewBox="0 0 609 406" draw:points="0,406 178,406 457,0 609,0">
          <text:p/>
        </draw:polyline>
        <draw:polyline draw:style-name="gr34" draw:text-style-name="P10" draw:layer="layout" svg:width="0.608cm" svg:height="0.405cm" svg:x="27.889cm" svg:y="6.553cm" svg:viewBox="0 0 609 406" draw:points="609,406 431,406 152,0 0,0">
          <text:p/>
        </draw:polyline>
        <draw:polyline draw:style-name="gr35" draw:text-style-name="P10" draw:layer="layout" svg:width="0.608cm" svg:height="0.405cm" draw:transform="rotate (-3.14159265358979) translate (28.498cm 7.467cm)" svg:viewBox="0 0 609 406" draw:points="0,406 178,406 457,0 609,0">
          <text:p/>
        </draw:polyline>
        <draw:path draw:style-name="gr24" draw:text-style-name="P5" draw:layer="layout" svg:width="2.64cm" svg:height="0.437cm" draw:transform="rotate (-3.14159265358979) translate (27.863cm 6.864cm)" svg:viewBox="0 0 2641 438" svg:d="M2641 432c-1092 26-1498-25-2641-432">
          <text:p/>
        </draw:path>
        <draw:frame draw:style-name="gr23" draw:text-style-name="P15" draw:layer="layout" svg:width="0.482cm" svg:height="0.501cm" svg:x="24.638cm" svg:y="7.112cm">
          <draw:text-box>
            <text:p><text:span text:style-name="T12">0</text:span></text:p>
          </draw:text-box>
        </draw:frame>
        <draw:g>
          <draw:path draw:style-name="gr32"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3" draw:text-style-name="P5" draw:layer="layout" svg:width="1.481cm" svg:height="0.284cm" draw:transform="rotate (-1.5707963267949) translate (25.531832261522cm 7.94119916134116cm)" svg:viewBox="0 0 1482 285" svg:d="M0 285c665-380 741-380 1482 0">
            <text:p/>
          </draw:path>
        </draw:g>
        <draw:polyline draw:style-name="gr34" draw:text-style-name="P10" draw:layer="layout" svg:width="0.608cm" svg:height="0.405cm" svg:x="24.333cm" svg:y="7.823cm" svg:viewBox="0 0 609 406" draw:points="609,406 431,406 152,0 0,0">
          <text:p/>
        </draw:polyline>
        <draw:polyline draw:style-name="gr35" draw:text-style-name="P10" draw:layer="layout" svg:width="0.608cm" svg:height="0.405cm" draw:transform="rotate (-3.14159265358979) translate (24.942cm 8.737cm)" svg:viewBox="0 0 609 406" draw:points="0,406 178,406 457,0 609,0">
          <text:p/>
        </draw:polyline>
        <draw:polyline draw:style-name="gr34" draw:text-style-name="P10" draw:layer="layout" svg:width="0.608cm" svg:height="0.405cm" svg:x="27.888cm" svg:y="8.28cm" svg:viewBox="0 0 609 406" draw:points="0,406 178,406 457,0 609,0">
          <text:p/>
        </draw:polyline>
        <draw:polyline draw:style-name="gr35" draw:text-style-name="P10" draw:layer="layout" svg:width="0.608cm" svg:height="0.405cm" draw:transform="rotate (-3.14159265358979) translate (28.497cm 9.194cm)" svg:viewBox="0 0 609 406" draw:points="609,406 431,406 152,0 0,0">
          <text:p/>
        </draw:polyline>
        <draw:path draw:style-name="gr24" draw:text-style-name="P5" draw:layer="layout" svg:width="2.64cm" svg:height="0.437cm" draw:transform="rotate (-3.14159265358979) translate (27.863cm 8.591cm)" svg:viewBox="0 0 2641 438" svg:d="M2641 432c-1092 26-1498-25-2641-432">
          <text:p/>
        </draw:path>
        <draw:frame draw:style-name="gr23" draw:text-style-name="P15" draw:layer="layout" svg:width="0.482cm" svg:height="0.501cm" svg:x="24.638cm" svg:y="8.839cm">
          <draw:text-box>
            <text:p><text:span text:style-name="T12">1</text:span></text:p>
          </draw:text-box>
        </draw:frame>
        <draw:frame draw:style-name="gr36" draw:text-style-name="P17" draw:layer="layout" svg:width="3.861cm" svg:height="0.755cm" svg:x="13.766cm" svg:y="8.745cm">
          <draw:text-box>
            <text:p text:style-name="P16"><text:span text:style-name="T5">po</text:span><text:span text:style-name="T5">siti</text:span><text:span text:style-name="T5">ve </text:span><text:span text:style-name="T5">un</text:span><text:span text:style-name="T5">ate </text:span><text:span text:style-name="T5">arc</text:span></text:p>
          </draw:text-box>
        </draw:frame>
        <draw:frame draw:style-name="gr36" draw:text-style-name="P17" draw:layer="layout" svg:width="3.861cm" svg:height="0.755cm" svg:x="19.38cm" svg:y="8.745cm">
          <draw:text-box>
            <text:p text:style-name="P16"><text:span text:style-name="T5">ne</text:span><text:span text:style-name="T5">gat</text:span><text:span text:style-name="T5">ive </text:span><text:span text:style-name="T5">un</text:span><text:span text:style-name="T5">ate </text:span><text:span text:style-name="T5">arc</text:span></text:p>
          </draw:text-box>
        </draw:frame>
        <draw:frame draw:style-name="gr36" draw:text-style-name="P17" draw:layer="layout" svg:width="3.861cm" svg:height="0.755cm" svg:x="24.561cm" svg:y="9.913cm">
          <draw:text-box>
            <text:p text:style-name="P16"><text:span text:style-name="T5">no</text:span><text:span text:style-name="T5">n_</text:span><text:span text:style-name="T5">un</text:span><text:span text:style-name="T5">ate </text:span><text:span text:style-name="T5">arc</text:span></text:p>
          </draw:text-box>
        </draw:frame>
        <draw:g>
          <draw:custom-shape draw:style-name="gr37"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1.648cm">
            <draw:text-box>
              <text:p><text:span text:style-name="T1">co</text:span><text:span text:style-name="T1">mb</text:span><text:span text:style-name="T1">o</text:span></text:p>
            </draw:text-box>
          </draw:frame>
        </draw:g>
        <draw:g>
          <draw:custom-shape draw:style-name="gr39"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37cm" svg:x="15.468cm" svg:y="13.422cm">
          <draw:text-box>
            <text:p><text:span text:style-name="T4">in</text:span></text:p>
          </draw:text-box>
        </draw:frame>
        <draw:g>
          <draw:custom-shape draw:style-name="gr40"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 draw:text-style-name="P3" draw:layer="layout" svg:width="1.623cm" svg:height="0.577cm" svg:x="16.868cm" svg:y="13.385cm">
            <draw:text-box>
              <text:p><text:span text:style-name="T1">co</text:span><text:span text:style-name="T1">mb</text:span><text:span text:style-name="T1">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 draw:layer="layout" svg:width="1.676cm" svg:height="0.584cm" svg:x="21.368cm" svg:y="13.35cm">
            <draw:text-box>
              <text:p><text:span text:style-name="T1">co</text:span><text:span text:style-name="T1">mb</text:span><text:span text:style-name="T1">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3" draw:layer="layout" svg:width="1.623cm" svg:height="0.577cm" svg:x="25.961cm" svg:y="13.385cm">
            <draw:text-box>
              <text:p><text:span text:style-name="T1">co</text:span><text:span text:style-name="T1">mb</text:span><text:span text:style-name="T1">o</text:span></text:p>
            </draw:text-box>
          </draw:frame>
        </draw:g>
        <draw:frame draw:style-name="gr17" draw:text-style-name="P8" draw:layer="layout" svg:width="0.635cm" svg:height="0.37cm" svg:x="28.448cm" svg:y="13.422cm">
          <draw:text-box>
            <text:p><text:span text:style-name="T4">out</text:span></text:p>
          </draw:text-box>
        </draw:frame>
        <draw:polyline draw:style-name="gr43" draw:text-style-name="P5" draw:layer="layout" svg:width="1.218cm" svg:height="3.276cm" draw:transform="rotate (1.5707963267949) translate (17.729cm 13.106cm)" svg:viewBox="0 0 1219 3277" draw:points="0,0 1219,0 1219,3277">
          <text:p/>
        </draw:polyline>
        <draw:polyline draw:style-name="gr44" draw:text-style-name="P5" draw:layer="layout" svg:width="3.301cm" svg:height="1.218cm" svg:x="23.495cm" svg:y="11.887cm" svg:viewBox="0 0 3302 1219" draw:points="0,0 3302,0 3302,1219">
          <text:p/>
        </draw:polyline>
        <draw:polyline draw:style-name="gr45"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37cm" svg:x="15.087cm" svg:y="14.692cm">
          <draw:text-box>
            <text:p><text:span text:style-name="T4">cloc</text:span><text:span text:style-name="T4">k</text:span></text:p>
          </draw:text-box>
        </draw:frame>
        <draw:polyline draw:style-name="gr46" draw:text-style-name="P18" draw:layer="layout" svg:width="0.761cm" svg:height="0.278cm" draw:transform="rotate (1.5707963267949) translate (18.999cm 14.859cm)" svg:viewBox="0 0 762 279" draw:points="0,0 762,0 762,279">
          <text:p/>
        </draw:polyline>
        <draw:path draw:style-name="gr26" draw:text-style-name="P5" draw:layer="layout" svg:width="4.495cm" svg:height="0.782cm" draw:transform="rotate (-3.14159265358979) translate (24.13cm 14.02cm)" svg:viewBox="0 0 4496 783" svg:d="M4496 0c-1346 813-2337 965-4496 584">
          <text:p/>
        </draw:path>
        <draw:custom-shape draw:style-name="gr47"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24.203cm" svg:y="13.417cm">
          <text:p/>
          <draw:enhanced-geometry svg:viewBox="0 0 21600 21600" draw:type="rectangle" draw:enhanced-path="M 0 0 L 21600 0 21600 21600 0 21600 0 0 Z N"/>
        </draw:custom-shape>
        <draw:custom-shape draw:style-name="gr48"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381cm" svg:height="0.349cm" svg:x="27.991cm" svg:y="13.417cm">
          <text:p/>
          <draw:enhanced-geometry svg:viewBox="0 0 21600 21600" draw:type="rectangle" draw:enhanced-path="M 0 0 L 21600 0 21600 21600 0 21600 0 0 Z N"/>
        </draw:custom-shape>
        <draw:path draw:style-name="gr24" draw:text-style-name="P5" draw:layer="layout" svg:width="3.098cm" svg:height="0.76cm" draw:transform="rotate (-3.14159265358979) translate (27.864cm 14.02cm)" svg:viewBox="0 0 3099 761" svg:d="M3099 0c-889 685-1524 914-3099 660">
          <text:p/>
        </draw:path>
        <draw:custom-shape draw:style-name="gr49"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0.381cm" svg:height="0.349cm" svg:x="19.05cm" svg:y="13.417cm">
          <text:p/>
          <draw:enhanced-geometry svg:viewBox="0 0 21600 21600" draw:type="rectangle" draw:enhanced-path="M 0 0 L 21600 0 21600 21600 0 21600 0 0 Z N"/>
        </draw:custom-shape>
        <draw:path draw:style-name="gr25" draw:text-style-name="P5" draw:layer="layout" svg:width="2.666cm" svg:height="0.496cm" draw:transform="rotate (-3.14159265358979) translate (18.974cm 13.766cm)" svg:viewBox="0 0 2667 497" svg:d="M2667 0c-1066 584-1473 584-2667 355">
          <text:p/>
        </draw:path>
        <draw:custom-shape draw:style-name="gr50"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498cm" svg:height="0.457cm" svg:x="27.934cm" svg:y="13.36cm">
          <text:p/>
          <draw:enhanced-geometry svg:viewBox="0 0 21600 21600" draw:type="rectangle" draw:enhanced-path="M 0 0 L 21600 0 21600 21600 0 21600 0 0 Z N"/>
        </draw:custom-shape>
        <draw:path draw:style-name="gr51" draw:text-style-name="P5" draw:layer="layout" svg:width="11.556cm" svg:height="1.874cm" draw:transform="rotate (-3.14159265358979) translate (27.94cm 13.508cm)" svg:viewBox="0 0 11557 1875" svg:d="M11557 0c-2616 656-1981 1875-5664 1875s-2997-1041-5893-1575">
          <text:p/>
        </draw:path>
        <draw:custom-shape draw:style-name="gr52"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 draw:layer="layout" svg:width="0.381cm" svg:height="0.349cm" svg:x="16.434cm" svg:y="16.433cm">
          <text:p/>
          <draw:enhanced-geometry svg:viewBox="0 0 21600 21600" draw:type="rectangle" draw:enhanced-path="M 0 0 L 21600 0 21600 21600 0 21600 0 0 Z N"/>
        </draw:custom-shape>
        <draw:path draw:style-name="gr53" draw:text-style-name="P5" draw:layer="layout" svg:width="1.32cm" svg:height="0.249cm" draw:transform="rotate (-3.14159265358979) translate (17.247cm 17.471cm)" svg:viewBox="0 0 1321 250" svg:d="M1321 0c-381 279-788 330-1321 127">
          <text:p/>
        </draw:path>
        <draw:frame draw:style-name="gr54" draw:text-style-name="P20" draw:layer="layout" svg:width="6.63cm" svg:height="0.501cm" svg:x="17.322cm" svg:y="15.653cm">
          <draw:text-box>
            <text:p text:style-name="P19"><text:span text:style-name="T13">star</text:span><text:span text:style-name="T13">tpoi</text:span><text:span text:style-name="T13">nt </text:span><text:span text:style-name="T13">(pri</text:span><text:span text:style-name="T13">mar</text:span><text:span text:style-name="T13">y </text:span><text:span text:style-name="T13">inp</text:span><text:span text:style-name="T13">ut </text:span><text:span text:style-name="T13">or </text:span><text:span text:style-name="T13">FF </text:span><text:span text:style-name="T13">clo</text:span><text:span text:style-name="T13">ck </text:span><text:span text:style-name="T13">pin)</text:span></text:p>
          </draw:text-box>
        </draw:frame>
        <draw:frame draw:style-name="gr54" draw:text-style-name="P20" draw:layer="layout" svg:width="6.655cm" svg:height="0.501cm" svg:x="17.322cm" svg:y="16.383cm">
          <draw:text-box>
            <text:p text:style-name="P19"><text:span text:style-name="T13">end</text:span><text:span text:style-name="T13">poi</text:span><text:span text:style-name="T13">nt </text:span><text:span text:style-name="T13">(pri</text:span><text:span text:style-name="T13">mar</text:span><text:span text:style-name="T13">y </text:span><text:span text:style-name="T13">out</text:span><text:span text:style-name="T13">put </text:span><text:span text:style-name="T13">or </text:span><text:span text:style-name="T13">FF </text:span><text:span text:style-name="T13">dat</text:span><text:span text:style-name="T13">a </text:span><text:span text:style-name="T13">pin)</text:span></text:p>
          </draw:text-box>
        </draw:frame>
        <draw:frame draw:style-name="gr54" draw:text-style-name="P20" draw:layer="layout" svg:width="10.135cm" svg:height="0.501cm" svg:x="17.322cm" svg:y="17.119cm">
          <draw:text-box>
            <text:p text:style-name="P19"><text:span text:style-name="T13">timi</text:span><text:span text:style-name="T13">ng </text:span><text:span text:style-name="T13">pat</text:span><text:span text:style-name="T13">h </text:span><text:span text:style-name="T13">(</text:span><text:span text:style-name="T14">in-</text:span><text:span text:style-name="T14">to-</text:span><text:span text:style-name="T14">reg</text:span><text:span text:style-name="T13">, </text:span><text:span text:style-name="T15">reg-</text:span><text:span text:style-name="T15">to-</text:span><text:span text:style-name="T15">reg</text:span><text:span text:style-name="T13">, </text:span><text:span text:style-name="T16">reg-</text:span><text:span text:style-name="T16">to-</text:span><text:span text:style-name="T16">out</text:span><text:span text:style-name="T13">, </text:span><text:span text:style-name="T17">in-</text:span><text:span text:style-name="T17">to-</text:span><text:span text:style-name="T17">out</text:span><text:span text:style-name="T13">)</text:span></text:p>
          </draw:text-box>
        </draw:frame>
        <draw:polyline draw:style-name="gr55" draw:text-style-name="P5" draw:layer="layout" svg:width="0.507cm" svg:height="4.088cm" draw:transform="rotate (1.5707963267949) translate (6.731cm 6.985cm)" svg:viewBox="0 0 508 4089" draw:points="0,0 0,1270 508,1270 508,3810 0,3810 0,4089">
          <text:p/>
        </draw:polyline>
        <draw:line draw:style-name="gr56" draw:text-style-name="P5" draw:layer="layout" svg:x1="8.001cm" svg:y1="6.242cm" svg:x2="8.001cm" svg:y2="8.839cm">
          <text:p/>
        </draw:line>
        <draw:frame draw:style-name="gr57" draw:text-style-name="P21" draw:layer="layout" svg:width="1.6cm" svg:height="0.704cm" svg:x="6.858cm" svg:y="5.664cm">
          <draw:text-box>
            <text:p text:style-name="P16"><text:span text:style-name="T18">setup </text:span><text:span text:style-name="T18">time <text:s/></text:span><text:span text:style-name="T18"><text:s text:c="4"/></text:span></text:p>
            <text:p text:style-name="P16"><text:span text:style-name="T19">T</text:span><text:span text:style-name="T20">s</text:span></text:p>
          </draw:text-box>
        </draw:frame>
        <draw:frame draw:style-name="gr57" draw:text-style-name="P22" draw:layer="layout" svg:width="1.854cm" svg:height="0.704cm" svg:x="7.798cm" svg:y="8.821cm">
          <draw:text-box>
            <text:p text:style-name="P16"><text:span text:style-name="T21">T</text:span><text:span text:style-name="T22">p</text:span></text:p>
            <text:p text:style-name="P16"><text:span text:style-name="T23">propa</text:span><text:span text:style-name="T23">gatio</text:span><text:span text:style-name="T23">n </text:span><text:span text:style-name="T23">time</text:span></text:p>
          </draw:text-box>
        </draw:frame>
        <draw:line draw:style-name="gr58" draw:text-style-name="P5" draw:layer="layout" svg:x1="7.366cm" svg:y1="6.324cm" svg:x2="8.001cm" svg:y2="6.324cm">
          <text:p/>
        </draw:line>
        <draw:line draw:style-name="gr59" draw:text-style-name="P5" draw:layer="layout" svg:x1="8.001cm" svg:y1="8.712cm" svg:x2="9.398cm" svg:y2="8.712cm">
          <text:p/>
        </draw:line>
        <draw:frame draw:style-name="gr60" draw:text-style-name="P24" draw:layer="layout" svg:width="0.635cm" svg:height="0.37cm" svg:x="5.936cm" svg:y="7.3cm">
          <draw:text-box>
            <text:p text:style-name="P23"><text:span text:style-name="T24">D</text:span></text:p>
          </draw:text-box>
        </draw:frame>
        <draw:frame draw:style-name="gr60" draw:text-style-name="P24" draw:layer="layout" svg:width="0.661cm" svg:height="0.37cm" svg:x="5.918cm" svg:y="8.077cm">
          <draw:text-box>
            <text:p text:style-name="P23"><text:span text:style-name="T24">Q</text:span></text:p>
          </draw:text-box>
        </draw:frame>
        <draw:frame draw:style-name="gr60" draw:text-style-name="P24" draw:layer="layout" svg:width="0.635cm" svg:height="0.37cm" svg:x="5.944cm" svg:y="6.575cm">
          <draw:text-box>
            <text:p text:style-name="P23"><text:span text:style-name="T24">CK</text:span></text:p>
          </draw:text-box>
        </draw:frame>
        <draw:g>
          <draw:custom-shape draw:style-name="gr61" draw:text-style-name="P25" draw:layer="layout" svg:width="1.092cm" svg:height="0.508cm" svg:x="7.518cm" svg:y="7.239cm">
            <text:p/>
            <draw:enhanced-geometry svg:viewBox="0 0 21600 21600" draw:type="rectangle" draw:enhanced-path="M 0 0 L 21600 0 21600 21600 0 21600 0 0 Z N"/>
          </draw:custom-shape>
          <draw:line draw:style-name="gr62" draw:text-style-name="P5" draw:layer="layout" svg:x1="7.518cm" svg:y1="7.239cm" svg:x2="8.61cm" svg:y2="7.239cm">
            <text:p/>
          </draw:line>
          <draw:line draw:style-name="gr62" draw:text-style-name="P5" draw:layer="layout" svg:x1="7.518cm" svg:y1="7.747cm" svg:x2="8.61cm" svg:y2="7.747cm">
            <text:p/>
          </draw:line>
        </draw:g>
        <draw:g>
          <draw:custom-shape draw:style-name="gr63" draw:text-style-name="P26" draw:layer="layout" svg:width="0.508cm" svg:height="0.508cm" svg:x="6.731cm" svg:y="7.239cm">
            <text:p/>
            <draw:enhanced-geometry svg:viewBox="0 0 21600 21600" draw:type="rectangle" draw:enhanced-path="M 0 0 L 21600 0 21600 21600 0 21600 0 0 Z N"/>
          </draw:custom-shape>
          <draw:line draw:style-name="gr64" draw:text-style-name="P26" draw:layer="layout" svg:x1="6.731cm" svg:y1="7.239cm" svg:x2="7.239cm" svg:y2="7.239cm">
            <text:p/>
          </draw:line>
          <draw:line draw:style-name="gr64" draw:text-style-name="P26" draw:layer="layout" svg:x1="6.731cm" svg:y1="7.747cm" svg:x2="7.239cm" svg:y2="7.747cm">
            <text:p/>
          </draw:line>
        </draw:g>
        <draw:g>
          <draw:polygon draw:style-name="gr65" draw:text-style-name="P26" draw:layer="layout" svg:width="0.465cm" svg:height="0.249cm" draw:transform="rotate (-1.10706234454) translate (7.23379820331994cm 7.22859865273242cm)" svg:viewBox="0 0 466 250" draw:points="12,0 296,0 466,227 454,250 0,23">
            <text:p/>
          </draw:polygon>
          <draw:polyline draw:style-name="gr64" draw:text-style-name="P26" draw:layer="layout" svg:width="0.476cm" svg:height="0.272cm" draw:transform="rotate (-1.10706234454) translate (7.22879647574297cm 7.21859735728282cm)" svg:viewBox="0 0 477 273" draw:points="0,46 23,0 307,0 477,227 454,273">
            <text:p/>
          </draw:polyline>
        </draw:g>
        <draw:g>
          <draw:polygon draw:style-name="gr66" draw:text-style-name="P10" draw:layer="layout" svg:width="0.466cm" svg:height="0.249cm" draw:transform="rotate (1.11002940426839) translate (7.28994865661717cm 7.64620443779298cm)" svg:viewBox="0 0 467 250" draw:points="455,1 171,0 0,227 12,250 467,24">
            <text:p/>
          </draw:polygon>
          <draw:polyline draw:style-name="gr62" draw:text-style-name="P5" draw:layer="layout" svg:width="0.476cm" svg:height="0.273cm" draw:transform="rotate (1.10461888358721) translate (7.28903151080306cm 7.64436992903056cm)" svg:viewBox="0 0 477 274" draw:points="477,46 454,0 170,1 0,228 23,274">
            <text:p/>
          </draw:polyline>
        </draw:g>
        <draw:g>
          <draw:polygon draw:style-name="gr66" draw:text-style-name="P10" draw:layer="layout" svg:width="0.465cm" svg:height="0.249cm" draw:transform="rotate (-1.10706234454) translate (8.63079820331994cm 7.22859865273242cm)" svg:viewBox="0 0 466 250" draw:points="12,0 296,0 466,227 454,250 0,23">
            <text:p/>
          </draw:polygon>
          <draw:polyline draw:style-name="gr62" draw:text-style-name="P5" draw:layer="layout" svg:width="0.476cm" svg:height="0.272cm" draw:transform="rotate (-1.10706234454) translate (8.62579647574297cm 7.21859735728282cm)" svg:viewBox="0 0 477 273" draw:points="0,46 23,0 307,0 477,227 454,273">
            <text:p/>
          </draw:polyline>
        </draw:g>
        <draw:g>
          <draw:polygon draw:style-name="gr67"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8" draw:text-style-name="P5" draw:layer="layout" svg:x1="7.366cm" svg:y1="6.248cm" svg:x2="7.366cm" svg:y2="7.823cm">
          <text:p/>
        </draw:line>
        <draw:frame draw:style-name="gr57" draw:text-style-name="P21" draw:layer="layout" svg:width="1.6cm" svg:height="0.704cm" svg:x="7.62cm" svg:y="5.664cm">
          <draw:text-box>
            <text:p text:style-name="P16"><text:span text:style-name="T18"><text:s text:c="6"/></text:span><text:span text:style-name="T18">hold </text:span><text:span text:style-name="T18">time</text:span></text:p>
            <text:p text:style-name="P16"><text:span text:style-name="T25">T</text:span><text:span text:style-name="T26">h</text:span></text:p>
          </draw:text-box>
        </draw:frame>
        <draw:line draw:style-name="gr69" draw:text-style-name="P5" draw:layer="layout" svg:x1="8.001cm" svg:y1="6.324cm" svg:x2="8.763cm" svg:y2="6.324cm">
          <text:p/>
        </draw:line>
        <draw:line draw:style-name="gr70" draw:text-style-name="P5" draw:layer="layout" svg:x1="8.763cm" svg:y1="6.248cm" svg:x2="8.763cm" svg:y2="7.823cm">
          <text:p/>
        </draw:line>
        <draw:g>
          <draw:custom-shape draw:style-name="gr71" draw:text-style-name="P25" draw:layer="layout" svg:width="1.245cm" svg:height="0.508cm" svg:x="9.55cm" svg:y="8.001cm">
            <text:p/>
            <draw:enhanced-geometry svg:viewBox="0 0 21600 21600" draw:type="rectangle" draw:enhanced-path="M 0 0 L 21600 0 21600 21600 0 21600 0 0 Z N"/>
          </draw:custom-shape>
          <draw:line draw:style-name="gr62" draw:text-style-name="P5" draw:layer="layout" svg:x1="9.55cm" svg:y1="8.001cm" svg:x2="10.795cm" svg:y2="8.001cm">
            <text:p/>
          </draw:line>
          <draw:line draw:style-name="gr62" draw:text-style-name="P5" draw:layer="layout" svg:x1="9.55cm" svg:y1="8.509cm" svg:x2="10.795cm" svg:y2="8.509cm">
            <text:p/>
          </draw:line>
        </draw:g>
        <draw:g>
          <draw:custom-shape draw:style-name="gr72" draw:text-style-name="P26" draw:layer="layout" svg:width="2.54cm" svg:height="0.508cm" svg:x="6.731cm" svg:y="8.001cm">
            <text:p/>
            <draw:enhanced-geometry svg:viewBox="0 0 21600 21600" draw:type="rectangle" draw:enhanced-path="M 0 0 L 21600 0 21600 21600 0 21600 0 0 Z N"/>
          </draw:custom-shape>
          <draw:line draw:style-name="gr64" draw:text-style-name="P26" draw:layer="layout" svg:x1="6.731cm" svg:y1="8.001cm" svg:x2="9.271cm" svg:y2="8.001cm">
            <text:p/>
          </draw:line>
          <draw:line draw:style-name="gr64" draw:text-style-name="P26" draw:layer="layout" svg:x1="6.731cm" svg:y1="8.509cm" svg:x2="9.271cm" svg:y2="8.509cm">
            <text:p/>
          </draw:line>
        </draw:g>
        <draw:g>
          <draw:polygon draw:style-name="gr65" draw:text-style-name="P26" draw:layer="layout" svg:width="0.465cm" svg:height="0.249cm" draw:transform="rotate (-1.10706234454) translate (9.26579820331994cm 7.99059865273242cm)" svg:viewBox="0 0 466 250" draw:points="12,0 296,0 466,227 454,250 0,23">
            <text:p/>
          </draw:polygon>
          <draw:polyline draw:style-name="gr64" draw:text-style-name="P26" draw:layer="layout" svg:width="0.476cm" svg:height="0.272cm" draw:transform="rotate (-1.10706234454) translate (9.26079647574297cm 7.98059735728282cm)" svg:viewBox="0 0 477 273" draw:points="0,46 23,0 307,0 477,227 454,273">
            <text:p/>
          </draw:polyline>
        </draw:g>
        <draw:g>
          <draw:polygon draw:style-name="gr66" draw:text-style-name="P10" draw:layer="layout" svg:width="0.466cm" svg:height="0.249cm" draw:transform="rotate (1.11002940426839) translate (9.32194865661717cm 8.40820443779298cm)" svg:viewBox="0 0 467 250" draw:points="455,1 171,0 0,227 12,250 467,24">
            <text:p/>
          </draw:polygon>
          <draw:polyline draw:style-name="gr62" draw:text-style-name="P5" draw:layer="layout" svg:width="0.476cm" svg:height="0.273cm" draw:transform="rotate (1.10461888358721) translate (9.32103151080306cm 8.40636992903056cm)" svg:viewBox="0 0 477 274" draw:points="477,46 454,0 170,1 0,228 23,274">
            <text:p/>
          </draw:polyline>
        </draw:g>
        <draw:line draw:style-name="gr73" draw:text-style-name="P5" draw:layer="layout" svg:x1="9.398cm" svg:y1="7.874cm" svg:x2="9.398cm" svg:y2="8.813cm">
          <text:p/>
        </draw:line>
        <draw:frame draw:style-name="gr60" draw:text-style-name="P28" draw:layer="layout" svg:width="1.067cm" svg:height="0.37cm" svg:x="7.51cm" svg:y="7.3cm">
          <draw:text-box>
            <text:p text:style-name="P27"><text:span text:style-name="T24">DATA</text:span></text:p>
          </draw:text-box>
        </draw:frame>
        <draw:frame draw:style-name="gr60" draw:text-style-name="P28" draw:layer="layout" svg:width="0.991cm" svg:height="0.37cm" svg:x="9.652cm" svg:y="8.077cm">
          <draw:text-box>
            <text:p text:style-name="P27"><text:span text:style-name="T24">DATA</text:span></text:p>
          </draw:text-box>
        </draw:frame>
        <draw:polyline draw:style-name="gr55" draw:text-style-name="P5" draw:layer="layout" svg:width="0.507cm" svg:height="4.088cm" draw:transform="rotate (1.5707963267949) translate (10.287cm 10.795cm)" svg:viewBox="0 0 508 4089" draw:points="0,0 0,1778 508,1778 508,2895 0,2895 0,4089">
          <text:p/>
        </draw:polyline>
        <draw:frame draw:style-name="gr60" draw:text-style-name="P24" draw:layer="layout" svg:width="0.635cm" svg:height="0.37cm" svg:x="9.492cm" svg:y="11.11cm">
          <draw:text-box>
            <text:p text:style-name="P23"><text:span text:style-name="T24">D</text:span></text:p>
          </draw:text-box>
        </draw:frame>
        <draw:frame draw:style-name="gr60" draw:text-style-name="P24" draw:layer="layout" svg:width="0.661cm" svg:height="0.37cm" svg:x="9.474cm" svg:y="11.887cm">
          <draw:text-box>
            <text:p text:style-name="P23"><text:span text:style-name="T24">Q</text:span></text:p>
          </draw:text-box>
        </draw:frame>
        <draw:frame draw:style-name="gr60" draw:text-style-name="P24" draw:layer="layout" svg:width="0.635cm" svg:height="0.37cm" svg:x="9.5cm" svg:y="10.385cm">
          <draw:text-box>
            <text:p text:style-name="P23"><text:span text:style-name="T24">G</text:span></text:p>
          </draw:text-box>
        </draw:frame>
        <draw:polyline draw:style-name="gr55"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6" draw:text-style-name="P5" draw:layer="layout" svg:x1="12.065cm" svg:y1="10.16cm" svg:x2="12.065cm" svg:y2="12.446cm">
          <text:p/>
        </draw:line>
        <draw:line draw:style-name="gr56" draw:text-style-name="P5" draw:layer="layout" svg:x1="13.182cm" svg:y1="10.16cm" svg:x2="13.182cm" svg:y2="12.446cm">
          <text:p/>
        </draw:line>
        <draw:polyline draw:style-name="gr55" draw:text-style-name="P5" draw:layer="layout" svg:width="0.507cm" svg:height="4.088cm" draw:transform="rotate (1.5707963267949) translate (10.287cm 14.605cm)" svg:viewBox="0 0 508 4089" draw:points="0,0 0,1778 508,1778 508,2895 0,2895 0,4089">
          <text:p/>
        </draw:polyline>
        <draw:frame draw:style-name="gr60" draw:text-style-name="P24" draw:layer="layout" svg:width="0.635cm" svg:height="0.37cm" svg:x="9.492cm" svg:y="14.92cm">
          <draw:text-box>
            <text:p text:style-name="P23"><text:span text:style-name="T24">D</text:span></text:p>
          </draw:text-box>
        </draw:frame>
        <draw:frame draw:style-name="gr60" draw:text-style-name="P24" draw:layer="layout" svg:width="0.661cm" svg:height="0.37cm" svg:x="9.474cm" svg:y="15.697cm">
          <draw:text-box>
            <text:p text:style-name="P23"><text:span text:style-name="T24">Q</text:span></text:p>
          </draw:text-box>
        </draw:frame>
        <draw:frame draw:style-name="gr60" draw:text-style-name="P24" draw:layer="layout" svg:width="0.635cm" svg:height="0.37cm" svg:x="9.5cm" svg:y="14.195cm">
          <draw:text-box>
            <text:p text:style-name="P23"><text:span text:style-name="T24">CK</text:span></text:p>
          </draw:text-box>
        </draw:frame>
        <draw:polyline draw:style-name="gr55"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5" draw:text-style-name="P5" draw:layer="layout" svg:width="0.507cm" svg:height="4.063cm" draw:transform="rotate (1.5707963267949) translate (10.287cm 16.129cm)" svg:viewBox="0 0 508 4064" draw:points="0,0 0,1778 508,1778 508,4064">
          <text:p/>
        </draw:polyline>
        <draw:line draw:style-name="gr56" draw:text-style-name="P5" draw:layer="layout" svg:x1="12.065cm" svg:y1="13.97cm" svg:x2="12.065cm" svg:y2="16.967cm">
          <text:p/>
        </draw:line>
        <draw:frame draw:style-name="gr60" draw:text-style-name="P24" draw:layer="layout" svg:width="1.136cm" svg:height="0.37cm" svg:x="8.991cm" svg:y="16.444cm">
          <draw:text-box>
            <text:p text:style-name="P23"><text:span text:style-name="T24">mast</text:span><text:span text:style-name="T24">er.Q</text:span></text:p>
          </draw:text-box>
        </draw:frame>
        <draw:polyline draw:style-name="gr55"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6" draw:text-style-name="P5" draw:layer="layout" svg:x1="13.182cm" svg:y1="13.97cm" svg:x2="13.182cm" svg:y2="16.967cm">
          <text:p/>
        </draw:line>
        <draw:polyline draw:style-name="gr55" draw:text-style-name="P5" draw:layer="layout" svg:width="0.507cm" svg:height="3.555cm" draw:transform="rotate (1.5707963267949) translate (7.239cm 18.669cm)" svg:viewBox="0 0 508 3556" draw:points="508,0 508,508 0,508 0,2895 508,2895 508,3556">
          <text:p/>
        </draw:polyline>
        <draw:frame draw:style-name="gr60" draw:text-style-name="P24" draw:layer="layout" svg:width="0.635cm" svg:height="0.37cm" svg:x="6.444cm" svg:y="18.984cm">
          <draw:text-box>
            <text:p text:style-name="P23"><text:span text:style-name="T24">Y</text:span></text:p>
          </draw:text-box>
        </draw:frame>
        <draw:frame draw:style-name="gr60" draw:text-style-name="P24" draw:layer="layout" svg:width="0.839cm" svg:height="0.37cm" svg:x="6.248cm" svg:y="19.761cm">
          <draw:text-box>
            <text:p text:style-name="P23"><text:span text:style-name="T24">latch.</text:span><text:span text:style-name="T24">D</text:span></text:p>
          </draw:text-box>
        </draw:frame>
        <draw:frame draw:style-name="gr60" draw:text-style-name="P24" draw:layer="layout" svg:width="0.635cm" svg:height="0.37cm" svg:x="6.452cm" svg:y="18.259cm">
          <draw:text-box>
            <text:p text:style-name="P23"><text:span text:style-name="T24">E</text:span></text:p>
          </draw:text-box>
        </draw:frame>
        <draw:polyline draw:style-name="gr55"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5"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6" draw:text-style-name="P5" draw:layer="layout" svg:x1="7.747cm" svg:y1="18.034cm" svg:x2="7.747cm" svg:y2="20.32cm">
          <text:p/>
        </draw:line>
        <draw:path draw:style-name="gr74" draw:text-style-name="P5" draw:layer="layout" svg:width="0.202cm" svg:height="0.71cm" draw:transform="rotate (-3.14159265358979) translate (7.975cm 19.126cm)" svg:viewBox="0 0 203 711" svg:d="M203 711c-356-76 229-660-203-711">
          <text:p/>
        </draw:path>
        <draw:path draw:style-name="gr75" draw:text-style-name="P5" draw:layer="layout" svg:width="0.202cm" svg:height="0.888cm" svg:x="7.772cm" svg:y="19.278cm" svg:viewBox="0 0 203 889" svg:d="M0 889c356-76-229-838 203-889">
          <text:p/>
        </draw:path>
        <draw:path draw:style-name="gr75" draw:text-style-name="P5" draw:layer="layout" svg:width="0.202cm" svg:height="0.71cm" draw:transform="rotate (-3.14159265358979) translate (8.229cm 19.913cm)" svg:viewBox="0 0 203 711" svg:d="M203 711c-356-76 229-660-203-711">
          <text:p/>
        </draw:path>
        <draw:path draw:style-name="gr75" draw:text-style-name="P5" draw:layer="layout" svg:width="0.202cm" svg:height="0.71cm" draw:transform="rotate (-3.14159265358979) translate (8.737cm 19.913cm)" svg:viewBox="0 0 203 711" svg:d="M203 711c-356-76 229-660-203-711">
          <text:p/>
        </draw:path>
        <draw:path draw:style-name="gr75" draw:text-style-name="P5" draw:layer="layout" svg:width="0.202cm" svg:height="0.71cm" svg:x="8.28cm" svg:y="19.201cm" svg:viewBox="0 0 203 711" svg:d="M0 711c356-76-229-660 203-711">
          <text:p/>
        </draw:path>
        <draw:path draw:style-name="gr75" draw:text-style-name="P5" draw:layer="layout" svg:width="0.202cm" svg:height="0.71cm" draw:transform="rotate (-3.14159265358979) translate (9.245cm 19.913cm)" svg:viewBox="0 0 203 711" svg:d="M203 711c-356-76 229-660-203-711">
          <text:p/>
        </draw:path>
        <draw:path draw:style-name="gr75" draw:text-style-name="P5" draw:layer="layout" svg:width="0.202cm" svg:height="0.71cm" svg:x="8.788cm" svg:y="19.201cm" svg:viewBox="0 0 203 711" svg:d="M0 711c356-76-229-660 203-711">
          <text:p/>
        </draw:path>
        <draw:path draw:style-name="gr75" draw:text-style-name="P5" draw:layer="layout" svg:width="0.202cm" svg:height="0.71cm" draw:transform="rotate (-3.14159265358979) translate (9.753cm 19.913cm)" svg:viewBox="0 0 203 711" svg:d="M203 711c-356-76 229-660-203-711">
          <text:p/>
        </draw:path>
        <draw:path draw:style-name="gr75" draw:text-style-name="P5" draw:layer="layout" svg:width="0.202cm" svg:height="0.71cm" svg:x="9.296cm" svg:y="19.201cm" svg:viewBox="0 0 203 711" svg:d="M0 711c356-76-229-660 203-711">
          <text:p/>
        </draw:path>
        <draw:path draw:style-name="gr75" draw:text-style-name="P5" draw:layer="layout" svg:width="0.202cm" svg:height="0.71cm" draw:transform="rotate (-3.14159265358979) translate (10.261cm 19.913cm)" svg:viewBox="0 0 203 711" svg:d="M203 711c-356-76 229-660-203-711">
          <text:p/>
        </draw:path>
        <draw:path draw:style-name="gr75" draw:text-style-name="P5" draw:layer="layout" svg:width="0.202cm" svg:height="0.71cm" svg:x="9.804cm" svg:y="19.201cm" svg:viewBox="0 0 203 711" svg:d="M0 711c356-76-229-660 203-711">
          <text:p/>
        </draw:path>
        <draw:g>
          <draw:polygon draw:style-name="gr22"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6" draw:text-style-name="P10" draw:layer="layout" svg:width="0.153cm" svg:height="0.153cm" svg:x="3.644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2"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6"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2"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6"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7" draw:text-style-name="P5" draw:layer="layout" svg:width="0.253cm" svg:height="0.507cm" svg:x="1.549cm" svg:y="10.795cm" svg:viewBox="0 0 254 508" draw:points="0,0 254,0 254,508">
            <text:p/>
          </draw:polyline>
          <draw:polyline draw:style-name="gr77" draw:text-style-name="P5" draw:layer="layout" svg:width="0.253cm" svg:height="0.507cm" svg:x="2.184cm" svg:y="10.795cm" svg:viewBox="0 0 254 508" draw:points="254,0 0,0 0,508">
            <text:p/>
          </draw:polyline>
          <draw:line draw:style-name="gr77" draw:text-style-name="P5" draw:layer="layout" svg:x1="1.726cm" svg:y1="11.303cm" svg:x2="2.26cm" svg:y2="11.303cm">
            <text:p/>
          </draw:line>
        </draw:g>
        <draw:g>
          <draw:polyline draw:style-name="gr77" draw:text-style-name="P5" draw:layer="layout" svg:width="0.253cm" svg:height="0.507cm" draw:transform="rotate (-1.5707963267949) translate (3.327cm 11.912cm)" svg:viewBox="0 0 254 508" draw:points="254,0 0,0 0,508">
            <text:p/>
          </draw:polyline>
          <draw:polyline draw:style-name="gr77" draw:text-style-name="P5" draw:layer="layout" svg:width="0.253cm" svg:height="0.507cm" draw:transform="rotate (-1.5707963267949) translate (3.327cm 11.277cm)" svg:viewBox="0 0 254 508" draw:points="0,0 254,0 254,508">
            <text:p/>
          </draw:polyline>
          <draw:line draw:style-name="gr77" draw:text-style-name="P5" draw:layer="layout" svg:x1="2.819cm" svg:y1="11.989cm" svg:x2="2.819cm" svg:y2="11.455cm">
            <text:p/>
          </draw:line>
        </draw:g>
        <draw:line draw:style-name="gr77" draw:text-style-name="P5" draw:layer="layout" svg:x1="2.412cm" svg:y1="10.795cm" svg:x2="3.606cm" svg:y2="10.795cm">
          <text:p/>
        </draw:line>
        <draw:line draw:style-name="gr77" draw:text-style-name="P5" draw:layer="layout" svg:x1="4.393cm" svg:y1="10.795cm" svg:x2="5.13cm" svg:y2="10.795cm">
          <text:p/>
        </draw:line>
        <draw:line draw:style-name="gr77" draw:text-style-name="P5" draw:layer="layout" svg:x1="5.917cm" svg:y1="10.795cm" svg:x2="6.654cm" svg:y2="10.795cm">
          <text:p/>
        </draw:line>
        <draw:polyline draw:style-name="gr78" draw:text-style-name="P29" draw:layer="layout" svg:width="1.214cm" svg:height="1.277cm" draw:transform="rotate (-2.56511040165607) translate (5.54744581838884cm 11.8662041753416cm)" svg:viewBox="0 0 1215 1278" draw:points="0,1278 831,0 1215,250">
          <text:p/>
        </draw:polyline>
        <draw:line draw:style-name="gr79" draw:text-style-name="P29" draw:layer="layout" svg:x1="3.327cm" svg:y1="10.795cm" svg:x2="3.327cm" svg:y2="11.303cm">
          <text:p/>
        </draw:line>
        <draw:polyline draw:style-name="gr80" draw:text-style-name="P5" draw:layer="layout" svg:width="0.278cm" svg:height="0.203cm" draw:transform="rotate (-3.14159265358979) translate (3.606cm 12.319cm)" svg:viewBox="0 0 279 204" draw:points="0,0 279,0 279,204">
          <text:p/>
        </draw:polyline>
        <draw:line draw:style-name="gr77" draw:text-style-name="P5" draw:layer="layout" svg:x1="1.294cm" svg:y1="10.795cm" svg:x2="1.726cm" svg:y2="10.795cm">
          <text:p/>
        </draw:line>
        <draw:line draw:style-name="gr77" draw:text-style-name="P5" draw:layer="layout" svg:x1="1.294cm" svg:y1="11.709cm" svg:x2="2.794cm" svg:y2="11.709cm">
          <text:p/>
        </draw:line>
        <draw:line draw:style-name="gr81" draw:text-style-name="P29" draw:layer="layout" svg:x1="2.006cm" svg:y1="11.708cm" svg:x2="2.006cm" svg:y2="11.327cm">
          <text:p/>
        </draw:line>
        <draw:custom-shape draw:style-name="gr82" draw:text-style-name="P5" draw:layer="layout" svg:width="4.826cm" svg:height="2.515cm" svg:x="1.549cm" svg:y="10.312cm">
          <text:p/>
          <draw:enhanced-geometry svg:viewBox="0 0 21600 21600" draw:type="rectangle" draw:enhanced-path="M 0 0 L 21600 0 21600 21600 0 21600 0 0 Z N"/>
        </draw:custom-shape>
        <draw:frame draw:style-name="gr83" draw:text-style-name="P31" draw:layer="layout" svg:width="0.508cm" svg:height="0.37cm" svg:x="0.634cm" svg:y="10.602cm">
          <draw:text-box>
            <text:p text:style-name="P30"><text:span text:style-name="T27">D</text:span></text:p>
          </draw:text-box>
        </draw:frame>
        <draw:frame draw:style-name="gr83" draw:text-style-name="P32" draw:layer="layout" svg:width="0.482cm" svg:height="0.37cm" svg:x="6.782cm" svg:y="10.602cm">
          <draw:text-box>
            <text:p text:style-name="P19"><text:span text:style-name="T27">Q</text:span></text:p>
          </draw:text-box>
        </draw:frame>
        <draw:frame draw:style-name="gr83" draw:text-style-name="P31" draw:layer="layout" svg:width="0.508cm" svg:height="0.37cm" svg:x="0.634cm" svg:y="11.557cm">
          <draw:text-box>
            <text:p text:style-name="P30"><text:span text:style-name="T27">G</text:span></text:p>
          </draw:text-box>
        </draw:frame>
        <draw:frame draw:style-name="gr84" draw:text-style-name="P33" draw:layer="layout" svg:width="1.245cm" svg:height="0.37cm" svg:x="5.105cm" svg:y="12.42cm">
          <draw:text-box>
            <text:p text:style-name="P16"><text:span text:style-name="T28">D </text:span><text:span text:style-name="T28">Latc</text:span><text:span text:style-name="T28">h</text:span></text:p>
          </draw:text-box>
        </draw:frame>
        <draw:g>
          <draw:custom-shape draw:style-name="gr85"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3" draw:text-style-name="P31" draw:layer="layout" svg:width="0.356cm" svg:height="0.37cm" svg:x="4.191cm" svg:y="15.215cm">
            <draw:text-box>
              <text:p text:style-name="P30"><text:span text:style-name="T27">Q</text:span></text:p>
            </draw:text-box>
          </draw:frame>
          <draw:frame draw:style-name="gr83" draw:text-style-name="P32" draw:layer="layout" svg:width="0.356cm" svg:height="0.37cm" svg:x="3.886cm" svg:y="15.215cm">
            <draw:text-box>
              <text:p text:style-name="P19"><text:span text:style-name="T27">D</text:span></text:p>
            </draw:text-box>
          </draw:frame>
          <draw:frame draw:style-name="gr83" draw:text-style-name="P32" draw:layer="layout" svg:width="0.356cm" svg:height="0.37cm" svg:x="3.886cm" svg:y="15.723cm">
            <draw:text-box>
              <text:p text:style-name="P19"><text:span text:style-name="T27">G</text:span></text:p>
            </draw:text-box>
          </draw:frame>
        </draw:g>
        <draw:g>
          <draw:custom-shape draw:style-name="gr86"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3" draw:text-style-name="P31" draw:layer="layout" svg:width="0.356cm" svg:height="0.37cm" svg:x="5.715cm" svg:y="15.215cm">
            <draw:text-box>
              <text:p text:style-name="P30"><text:span text:style-name="T27">Q</text:span></text:p>
            </draw:text-box>
          </draw:frame>
          <draw:frame draw:style-name="gr83" draw:text-style-name="P32" draw:layer="layout" svg:width="0.356cm" svg:height="0.37cm" svg:x="5.41cm" svg:y="15.215cm">
            <draw:text-box>
              <text:p text:style-name="P19"><text:span text:style-name="T27">D</text:span></text:p>
            </draw:text-box>
          </draw:frame>
          <draw:frame draw:style-name="gr83" draw:text-style-name="P32" draw:layer="layout" svg:width="0.356cm" svg:height="0.37cm" svg:x="5.41cm" svg:y="15.723cm">
            <draw:text-box>
              <text:p text:style-name="P19"><text:span text:style-name="T27">G</text:span></text:p>
            </draw:text-box>
          </draw:frame>
        </draw:g>
        <draw:line draw:style-name="gr80" draw:text-style-name="P5" draw:layer="layout" svg:x1="3.074cm" svg:y1="15.367cm" svg:x2="3.759cm" svg:y2="15.367cm">
          <text:p/>
        </draw:line>
        <draw:line draw:style-name="gr87" draw:text-style-name="P5" draw:layer="layout" svg:x1="3.074cm" svg:y1="15.875cm" svg:x2="3.784cm" svg:y2="15.875cm">
          <text:p/>
        </draw:line>
        <draw:polyline draw:style-name="gr88" draw:text-style-name="P29" draw:layer="layout" svg:width="1.828cm" svg:height="0.507cm" draw:transform="rotate (-3.14159265358979) translate (5.309cm 16.383cm)" svg:viewBox="0 0 1829 508" draw:points="0,508 203,508 203,0 1829,0 1829,508">
          <text:p/>
        </draw:polyline>
        <draw:line draw:style-name="gr80" draw:text-style-name="P5" draw:layer="layout" svg:x1="4.624cm" svg:y1="15.367cm" svg:x2="5.309cm" svg:y2="15.367cm">
          <text:p/>
        </draw:line>
        <draw:line draw:style-name="gr80" draw:text-style-name="P5" draw:layer="layout" svg:x1="6.173cm" svg:y1="15.367cm" svg:x2="6.63cm" svg:y2="15.367cm">
          <text:p/>
        </draw:line>
        <draw:custom-shape draw:style-name="gr82" draw:text-style-name="P5" draw:layer="layout" svg:width="3.149cm" svg:height="2.312cm" svg:x="3.277cm" svg:y="14.579cm">
          <text:p/>
          <draw:enhanced-geometry svg:viewBox="0 0 21600 21600" draw:type="rectangle" draw:enhanced-path="M 0 0 L 21600 0 21600 21600 0 21600 0 0 Z N"/>
        </draw:custom-shape>
        <draw:frame draw:style-name="gr83" draw:text-style-name="P31" draw:layer="layout" svg:width="0.584cm" svg:height="0.37cm" svg:x="2.439cm" svg:y="15.708cm">
          <draw:text-box>
            <text:p text:style-name="P30"><text:span text:style-name="T27">CK</text:span></text:p>
          </draw:text-box>
        </draw:frame>
        <draw:frame draw:style-name="gr83" draw:text-style-name="P32" draw:layer="layout" svg:width="0.508cm" svg:height="0.37cm" svg:x="6.68cm" svg:y="15.2cm">
          <draw:text-box>
            <text:p text:style-name="P19"><text:span text:style-name="T27">Q</text:span></text:p>
          </draw:text-box>
        </draw:frame>
        <draw:frame draw:style-name="gr84" draw:text-style-name="P34" draw:layer="layout" svg:width="0.838cm" svg:height="0.37cm" svg:x="3.81cm" svg:y="14.63cm">
          <draw:text-box>
            <text:p text:style-name="P16"><text:span text:style-name="T29">mast</text:span><text:span text:style-name="T29">er</text:span></text:p>
          </draw:text-box>
        </draw:frame>
        <draw:frame draw:style-name="gr84" draw:text-style-name="P34" draw:layer="layout" svg:width="0.838cm" svg:height="0.37cm" svg:x="5.334cm" svg:y="14.63cm">
          <draw:text-box>
            <text:p text:style-name="P16"><text:span text:style-name="T29">slave</text:span></text:p>
          </draw:text-box>
        </draw:frame>
        <draw:frame draw:style-name="gr84" draw:text-style-name="P33" draw:layer="layout" svg:width="1.702cm" svg:height="0.37cm" svg:x="4.699cm" svg:y="16.495cm">
          <draw:text-box>
            <text:p text:style-name="P16"><text:span text:style-name="T28">D </text:span><text:span text:style-name="T28">Flip-</text:span><text:span text:style-name="T28">Flop</text:span></text:p>
          </draw:text-box>
        </draw:frame>
        <draw:g>
          <draw:custom-shape draw:style-name="gr89"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3" draw:text-style-name="P31" draw:layer="layout" svg:width="0.356cm" svg:height="0.37cm" svg:x="3.784cm" svg:y="19.152cm">
            <draw:text-box>
              <text:p text:style-name="P30"><text:span text:style-name="T27">Q</text:span></text:p>
            </draw:text-box>
          </draw:frame>
          <draw:frame draw:style-name="gr83" draw:text-style-name="P32" draw:layer="layout" svg:width="0.356cm" svg:height="0.37cm" svg:x="3.479cm" svg:y="19.152cm">
            <draw:text-box>
              <text:p text:style-name="P19"><text:span text:style-name="T27">D</text:span></text:p>
            </draw:text-box>
          </draw:frame>
          <draw:frame draw:style-name="gr83" draw:text-style-name="P32" draw:layer="layout" svg:width="0.356cm" svg:height="0.37cm" svg:x="3.479cm" svg:y="19.66cm">
            <draw:text-box>
              <text:p text:style-name="P19"><text:span text:style-name="T27">G</text:span></text:p>
            </draw:text-box>
          </draw:frame>
        </draw:g>
        <draw:line draw:style-name="gr80" draw:text-style-name="P5" draw:layer="layout" svg:x1="4.242cm" svg:y1="19.304cm" svg:x2="4.953cm" svg:y2="19.304cm">
          <text:p/>
        </draw:line>
        <draw:g>
          <draw:polygon draw:style-name="gr22"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6" draw:text-style-name="P10" draw:layer="layout" svg:width="0.153cm" svg:height="0.153cm" svg:x="3.441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90" draw:text-style-name="P29" draw:layer="layout" svg:width="0.38cm" svg:height="0.761cm" svg:x="4.191cm" svg:y="18.542cm" svg:viewBox="0 0 381 762" draw:points="0,0 381,0 381,762">
          <text:p/>
        </draw:polyline>
        <draw:line draw:style-name="gr80" draw:text-style-name="P5" draw:layer="layout" svg:x1="2.693cm" svg:y1="19.812cm" svg:x2="3.378cm" svg:y2="19.812cm">
          <text:p/>
        </draw:line>
        <draw:frame draw:style-name="gr83" draw:text-style-name="P31" draw:layer="layout" svg:width="0.508cm" svg:height="0.37cm" svg:x="2.133cm" svg:y="19.659cm">
          <draw:text-box>
            <text:p text:style-name="P30"><text:span text:style-name="T27">E</text:span></text:p>
          </draw:text-box>
        </draw:frame>
        <draw:frame draw:style-name="gr83" draw:text-style-name="P32" draw:layer="layout" svg:width="0.508cm" svg:height="0.37cm" svg:x="5.054cm" svg:y="19.137cm">
          <draw:text-box>
            <text:p text:style-name="P19"><text:span text:style-name="T27">Y</text:span></text:p>
          </draw:text-box>
        </draw:frame>
        <draw:polyline draw:style-name="gr87" draw:text-style-name="P5" draw:layer="layout" svg:width="0.38cm" svg:height="0.761cm" draw:transform="rotate (-3.14159265358979) translate (3.403cm 19.304cm)" svg:viewBox="0 0 381 762" draw:points="0,762 381,762 381,0 25,0">
          <text:p/>
        </draw:polyline>
        <draw:g>
          <draw:custom-shape draw:style-name="gr91" draw:text-style-name="P35" draw:layer="layout" svg:width="0.762cm" svg:height="1.016cm" svg:x="7.747cm" svg:y="11.023cm">
            <text:p/>
            <draw:enhanced-geometry svg:viewBox="0 0 21600 21600" draw:type="rectangle" draw:enhanced-path="M 0 0 L 21600 0 21600 21600 0 21600 0 0 Z N"/>
          </draw:custom-shape>
          <draw:line draw:style-name="gr92" draw:text-style-name="P36" draw:layer="layout" svg:x1="7.67cm" svg:y1="11.277cm" svg:x2="7.747cm" svg:y2="11.277cm">
            <text:p/>
          </draw:line>
          <draw:line draw:style-name="gr92" draw:text-style-name="P36" draw:layer="layout" svg:x1="8.508cm" svg:y1="11.277cm" svg:x2="8.585cm" svg:y2="11.277cm">
            <text:p/>
          </draw:line>
          <draw:line draw:style-name="gr92" draw:text-style-name="P36" draw:layer="layout" svg:x1="7.67cm" svg:y1="11.785cm" svg:x2="7.747cm" svg:y2="11.785cm">
            <text:p/>
          </draw:line>
          <draw:frame draw:style-name="gr93" draw:text-style-name="P37" draw:layer="layout" svg:width="0.356cm" svg:height="0.37cm" svg:x="8.102cm" svg:y="11.125cm">
            <draw:text-box>
              <text:p text:style-name="P30"><text:span text:style-name="T30">Q</text:span></text:p>
            </draw:text-box>
          </draw:frame>
          <draw:frame draw:style-name="gr93" draw:text-style-name="P38" draw:layer="layout" svg:width="0.356cm" svg:height="0.37cm" svg:x="7.797cm" svg:y="11.125cm">
            <draw:text-box>
              <text:p text:style-name="P19"><text:span text:style-name="T30">D</text:span></text:p>
            </draw:text-box>
          </draw:frame>
          <draw:frame draw:style-name="gr93" draw:text-style-name="P38" draw:layer="layout" svg:width="0.356cm" svg:height="0.37cm" svg:x="7.797cm" svg:y="11.633cm">
            <draw:text-box>
              <text:p text:style-name="P19"><text:span text:style-name="T30">G</text:span></text:p>
            </draw:text-box>
          </draw:frame>
        </draw:g>
        <draw:frame draw:style-name="gr83" draw:text-style-name="P31" draw:layer="layout" svg:width="0.584cm" svg:height="0.37cm" svg:x="2.439cm" svg:y="15.174cm">
          <draw:text-box>
            <text:p text:style-name="P30"><text:span text:style-name="T27">D</text:span></text:p>
          </draw:text-box>
        </draw:frame>
        <draw:g>
          <draw:g>
            <draw:custom-shape draw:style-name="gr94" draw:text-style-name="P35" draw:layer="layout" svg:width="0.762cm" svg:height="1.016cm" svg:x="7.747cm" svg:y="14.859cm">
              <text:p/>
              <draw:enhanced-geometry svg:viewBox="0 0 21600 21600" draw:type="rectangle" draw:enhanced-path="M 0 0 L 21600 0 21600 21600 0 21600 0 0 Z N"/>
            </draw:custom-shape>
            <draw:polyline draw:style-name="gr92" draw:text-style-name="P36" draw:layer="layout" svg:width="0.215cm" svg:height="0.215cm" draw:transform="rotate (-0.785398163397448) translate (7.747cm 15.468cm)" svg:viewBox="0 0 216 216" draw:points="0,0 216,0 216,216">
              <text:p/>
            </draw:polyline>
            <draw:line draw:style-name="gr92" draw:text-style-name="P36" draw:layer="layout" svg:x1="7.67cm" svg:y1="15.113cm" svg:x2="7.747cm" svg:y2="15.113cm">
              <text:p/>
            </draw:line>
            <draw:line draw:style-name="gr92" draw:text-style-name="P36" draw:layer="layout" svg:x1="8.508cm" svg:y1="15.113cm" svg:x2="8.585cm" svg:y2="15.113cm">
              <text:p/>
            </draw:line>
            <draw:line draw:style-name="gr92" draw:text-style-name="P36" draw:layer="layout" svg:x1="7.67cm" svg:y1="15.621cm" svg:x2="7.747cm" svg:y2="15.621cm">
              <text:p/>
            </draw:line>
          </draw:g>
          <draw:frame draw:style-name="gr93" draw:text-style-name="P37" draw:layer="layout" svg:width="0.356cm" svg:height="0.37cm" svg:x="8.102cm" svg:y="14.96cm">
            <draw:text-box>
              <text:p text:style-name="P30"><text:span text:style-name="T30">Q</text:span></text:p>
            </draw:text-box>
          </draw:frame>
          <draw:frame draw:style-name="gr93" draw:text-style-name="P38" draw:layer="layout" svg:width="0.356cm" svg:height="0.37cm" svg:x="7.797cm" svg:y="14.96cm">
            <draw:text-box>
              <text:p text:style-name="P19"><text:span text:style-name="T30">D</text:span></text:p>
            </draw:text-box>
          </draw:frame>
          <draw:frame draw:style-name="gr93" draw:text-style-name="P38" draw:layer="layout" svg:width="0.559cm" svg:height="0.37cm" svg:x="7.924cm" svg:y="15.454cm">
            <draw:text-box>
              <text:p text:style-name="P19"><text:span text:style-name="T30">CK</text:span></text:p>
            </draw:text-box>
          </draw:frame>
        </draw:g>
        <draw:custom-shape draw:style-name="gr76" draw:text-style-name="P10" draw:layer="layout" svg:width="0.153cm" svg:height="0.153cm" svg:x="1.916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6" draw:text-style-name="P10" draw:layer="layout" svg:width="0.153cm" svg:height="0.153cm" svg:x="5.168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4" draw:text-style-name="P22" draw:layer="layout" svg:width="2.565cm" svg:height="0.37cm" svg:x="10.795cm" svg:y="17.054cm">
          <draw:text-box>
            <text:p text:style-name="P16"><text:span text:style-name="T23">c) </text:span><text:span text:style-name="T23">samp</text:span><text:span text:style-name="T23">le </text:span><text:span text:style-name="T23">functi</text:span><text:span text:style-name="T23">on</text:span></text:p>
          </draw:text-box>
        </draw:frame>
        <draw:frame draw:style-name="gr84" draw:text-style-name="P22" draw:layer="layout" svg:width="2.337cm" svg:height="0.37cm" svg:x="7.01cm" svg:y="17.054cm">
          <draw:text-box>
            <text:p text:style-name="P16"><text:span text:style-name="T23">b) </text:span><text:span text:style-name="T23">symb</text:span><text:span text:style-name="T23">ol</text:span></text:p>
          </draw:text-box>
        </draw:frame>
        <draw:frame draw:style-name="gr84" draw:text-style-name="P22" draw:layer="layout" svg:width="2.337cm" svg:height="0.37cm" svg:x="2.895cm" svg:y="17.054cm">
          <draw:text-box>
            <text:p text:style-name="P16"><text:span text:style-name="T23">a) </text:span><text:span text:style-name="T23">intern</text:span><text:span text:style-name="T23">al </text:span><text:span text:style-name="T23">circui</text:span><text:span text:style-name="T23">t</text:span></text:p>
          </draw:text-box>
        </draw:frame>
        <draw:frame draw:style-name="gr84" draw:text-style-name="P22" draw:layer="layout" svg:width="2.565cm" svg:height="0.37cm" svg:x="10.795cm" svg:y="12.965cm">
          <draw:text-box>
            <text:p text:style-name="P16"><text:span text:style-name="T23">c) </text:span><text:span text:style-name="T23">samp</text:span><text:span text:style-name="T23">le </text:span><text:span text:style-name="T23">functi</text:span><text:span text:style-name="T23">on</text:span></text:p>
          </draw:text-box>
        </draw:frame>
        <draw:frame draw:style-name="gr84" draw:text-style-name="P22" draw:layer="layout" svg:width="2.337cm" svg:height="0.37cm" svg:x="7.01cm" svg:y="12.965cm">
          <draw:text-box>
            <text:p text:style-name="P16"><text:span text:style-name="T23">b) </text:span><text:span text:style-name="T23">symb</text:span><text:span text:style-name="T23">ol</text:span></text:p>
          </draw:text-box>
        </draw:frame>
        <draw:frame draw:style-name="gr84" draw:text-style-name="P22" draw:layer="layout" svg:width="2.337cm" svg:height="0.37cm" svg:x="2.895cm" svg:y="12.965cm">
          <draw:text-box>
            <text:p text:style-name="P16"><text:span text:style-name="T23">a) </text:span><text:span text:style-name="T23">intern</text:span><text:span text:style-name="T23">al </text:span><text:span text:style-name="T23">circui</text:span><text:span text:style-name="T23">t</text:span></text:p>
          </draw:text-box>
        </draw:frame>
      </draw:page>
      <draw:page draw:name="page2" draw:style-name="dp1" draw:master-page-name="Default">
        <draw:custom-shape draw:style-name="gr95" draw:text-style-name="P39" draw:layer="layout" svg:width="4.496cm" svg:height="4.242cm" svg:x="6.045cm" svg:y="5.384cm">
          <text:p/>
          <draw:enhanced-geometry svg:viewBox="0 0 21600 21600" draw:type="rectangle" draw:enhanced-path="M 0 0 L 21600 0 21600 21600 0 21600 0 0 Z N"/>
        </draw:custom-shape>
        <draw:line draw:style-name="gr96" draw:text-style-name="P5" draw:layer="layout" svg:x1="5.943cm" svg:y1="6.223cm" svg:x2="6.604cm" svg:y2="6.223cm">
          <text:p/>
        </draw:line>
        <draw:g>
          <draw:custom-shape draw:style-name="gr97"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8"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37cm" svg:x="1.066cm" svg:y="13.446cm">
            <draw:text-box>
              <text:p><text:span text:style-name="T4">set</text:span></text:p>
            </draw:text-box>
          </draw:frame>
          <draw:frame draw:style-name="gr17" draw:text-style-name="P8" draw:layer="layout" svg:width="0.508cm" svg:height="0.37cm" svg:x="1.066cm" svg:y="13.7cm">
            <draw:text-box>
              <text:p><text:span text:style-name="T4">clr</text:span></text:p>
            </draw:text-box>
          </draw:frame>
        </draw:g>
        <draw:g>
          <draw:polygon draw:style-name="gr22"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6"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9" draw:text-style-name="P10" draw:layer="layout" svg:width="0.761cm" svg:height="0.532cm" svg:x="2.845cm" svg:y="13.004cm" svg:viewBox="0 0 762 533" svg:d="M0 0h508c127 0 254 133 254 267 0 133-127 266-254 266h-508z">
            <text:p/>
          </draw:path>
          <draw:line draw:style-name="gr100" draw:text-style-name="P5" draw:layer="layout" svg:x1="2.767cm" svg:y1="13.131cm" svg:x2="2.844cm" svg:y2="13.131cm">
            <text:p/>
          </draw:line>
          <draw:line draw:style-name="gr100" draw:text-style-name="P5" draw:layer="layout" svg:x1="2.767cm" svg:y1="13.385cm" svg:x2="2.844cm" svg:y2="13.385cm">
            <text:p/>
          </draw:line>
          <draw:line draw:style-name="gr100" draw:text-style-name="P5" draw:layer="layout" svg:x1="3.606cm" svg:y1="13.258cm" svg:x2="3.683cm" svg:y2="13.258cm">
            <text:p/>
          </draw:line>
        </draw:g>
        <draw:g>
          <draw:path draw:style-name="gr101"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100" draw:text-style-name="P5" draw:layer="layout" svg:x1="2.767cm" svg:y1="14.02cm" svg:x2="2.894cm" svg:y2="14.02cm">
            <text:p/>
          </draw:line>
          <draw:line draw:style-name="gr100" draw:text-style-name="P5" draw:layer="layout" svg:x1="2.767cm" svg:y1="14.274cm" svg:x2="2.894cm" svg:y2="14.274cm">
            <text:p/>
          </draw:line>
          <draw:line draw:style-name="gr100" draw:text-style-name="P5" draw:layer="layout" svg:x1="3.606cm" svg:y1="14.147cm" svg:x2="3.683cm" svg:y2="14.147cm">
            <text:p/>
          </draw:line>
        </draw:g>
        <draw:g>
          <draw:polygon draw:style-name="gr99" draw:text-style-name="P10" draw:layer="layout" svg:width="0.567cm" svg:height="0.453cm" draw:transform="rotate (-0.463733982254894) translate (8.0760219425963cm 2.0899561242821cm)" svg:viewBox="0 0 568 454" draw:points="0,0 568,0 227,454">
            <text:p/>
          </draw:polygon>
          <draw:line draw:style-name="gr100" draw:text-style-name="P5" draw:layer="layout" svg:x1="7.999cm" svg:y1="2.344cm" svg:x2="8.076cm" svg:y2="2.344cm">
            <text:p/>
          </draw:line>
          <draw:line draw:style-name="gr100" draw:text-style-name="P5" draw:layer="layout" svg:x1="8.584cm" svg:y1="2.344cm" svg:x2="8.686cm" svg:y2="2.344cm">
            <text:p/>
          </draw:line>
        </draw:g>
        <draw:g>
          <draw:path draw:style-name="gr22"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6"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2"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6"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01"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100" draw:text-style-name="P5" draw:layer="layout" svg:x1="2.75cm" svg:y1="16.638cm" svg:x2="2.877cm" svg:y2="16.638cm">
            <text:p/>
          </draw:line>
          <draw:line draw:style-name="gr100" draw:text-style-name="P5" draw:layer="layout" svg:x1="2.75cm" svg:y1="16.892cm" svg:x2="2.877cm" svg:y2="16.892cm">
            <text:p/>
          </draw:line>
          <draw:line draw:style-name="gr100" draw:text-style-name="P5" draw:layer="layout" svg:x1="3.606cm" svg:y1="16.765cm" svg:x2="3.683cm" svg:y2="16.765cm">
            <text:p/>
          </draw:line>
          <draw:path draw:style-name="gr102" draw:text-style-name="P5" draw:layer="layout" svg:width="0.507cm" svg:height="0.094cm" draw:transform="rotate (-1.5707963267949) translate (2.92125cm 16.51cm)" svg:viewBox="0 0 508 95" svg:d="M0 95c228-127 254-127 508 0">
            <text:p/>
          </draw:path>
        </draw:g>
        <draw:g>
          <draw:custom-shape draw:style-name="gr103"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4" draw:text-style-name="P3" draw:layer="layout" svg:width="1.676cm" svg:height="0.584cm" svg:x="4.978cm" svg:y="14.198cm">
            <draw:text-box>
              <text:p><text:span text:style-name="T1">comb</text:span><text:span text:style-name="T1">o</text:span></text:p>
            </draw:text-box>
          </draw:frame>
        </draw:g>
        <draw:g>
          <draw:custom-shape draw:style-name="gr105"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6"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6" draw:text-style-name="P5" draw:layer="layout" svg:width="1.167cm" svg:height="0.483cm" svg:x="17.983cm" svg:y="6.248cm" svg:viewBox="0 0 1168 484" draw:points="0,484 686,483 686,0 1168,0">
          <text:p/>
        </draw:polyline>
        <draw:polyline draw:style-name="gr107" draw:text-style-name="P5" draw:layer="layout" svg:width="5.435cm" svg:height="0.761cm" svg:x="16.459cm" svg:y="7.24cm" svg:viewBox="0 0 5436 762" draw:points="0,762 5233,762 5233,0 5436,0">
          <text:p/>
        </draw:polyline>
        <draw:line draw:style-name="gr108" draw:text-style-name="P5" draw:layer="layout" svg:x1="16.23cm" svg:y1="8.002cm" svg:x2="16.56cm" svg:y2="8.002cm">
          <text:p/>
        </draw:line>
        <draw:frame draw:style-name="gr109" draw:text-style-name="P8" draw:layer="layout" svg:width="0.736cm" svg:height="0.37cm" svg:x="15.773cm" svg:y="7.835cm">
          <draw:text-box>
            <text:p><text:span text:style-name="T4">clk</text:span></text:p>
          </draw:text-box>
        </draw:frame>
        <draw:polyline draw:style-name="gr110" draw:text-style-name="P18" draw:layer="layout" svg:width="0.761cm" svg:height="0.203cm" draw:transform="rotate (1.5707963267949) translate (16.915cm 8.002cm)" svg:viewBox="0 0 762 204" draw:points="0,0 762,0 762,204">
          <text:p/>
        </draw:polyline>
        <draw:line draw:style-name="gr96" draw:text-style-name="P5" draw:layer="layout" svg:x1="21.184cm" svg:y1="6.732cm" svg:x2="21.894cm" svg:y2="6.732cm">
          <text:p/>
        </draw:line>
        <draw:frame draw:style-name="gr111" draw:text-style-name="P34" draw:layer="layout" svg:width="0.736cm" svg:height="0.37cm" svg:x="17.17cm" svg:y="6.046cm">
          <draw:text-box>
            <text:p text:style-name="P16"><text:span text:style-name="T29">FF1</text:span></text:p>
          </draw:text-box>
        </draw:frame>
        <draw:frame draw:style-name="gr111" draw:text-style-name="P34" draw:layer="layout" svg:width="0.736cm" svg:height="0.37cm" svg:x="19.101cm" svg:y="6.629cm">
          <draw:text-box>
            <text:p text:style-name="P16"><text:span text:style-name="T29">G2</text:span></text:p>
          </draw:text-box>
        </draw:frame>
        <draw:frame draw:style-name="gr111" draw:text-style-name="P34" draw:layer="layout" svg:width="0.736cm" svg:height="0.37cm" svg:x="21.971cm" svg:y="6.046cm">
          <draw:text-box>
            <text:p text:style-name="P16"><text:span text:style-name="T29">FF2</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1" draw:text-style-name="P40" draw:layer="layout" svg:width="0.33cm" svg:height="0.37cm" svg:x="18.364cm" svg:y="5.479cm">
          <draw:text-box>
            <text:p text:style-name="P30"><text:span text:style-name="T29">...</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2" draw:text-style-name="P5" draw:layer="layout" svg:width="0.354cm" svg:height="0.482cm" svg:x="20.193cm" svg:y="6.121cm" svg:viewBox="0 0 355 483" draw:points="0,0 152,0 152,483 355,483">
          <text:p/>
        </draw:polyline>
        <draw:polyline draw:style-name="gr113" draw:text-style-name="P5" draw:layer="layout" svg:width="0.43cm" svg:height="0.456cm" draw:transform="rotate (-1.5707963267949) translate (19.126cm 6.731cm)" svg:viewBox="0 0 431 457" draw:points="0,457 431,457 431,0">
          <text:p/>
        </draw:polyline>
        <draw:frame draw:style-name="gr111" draw:text-style-name="P34" draw:layer="layout" svg:width="0.736cm" svg:height="0.37cm" svg:x="20.549cm" svg:y="6.081cm">
          <draw:text-box>
            <text:p text:style-name="P16"><text:span text:style-name="T29">G3</text:span></text:p>
          </draw:text-box>
        </draw:frame>
        <draw:g>
          <draw:path draw:style-name="gr22"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6"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2" draw:text-style-name="P5" draw:layer="layout" svg:width="0.354cm" svg:height="0.431cm" draw:transform="rotate (-3.14159265358979) translate (20.548cm 7.289cm)" svg:viewBox="0 0 355 432" draw:points="355,0 203,0 203,432 0,432">
          <text:p/>
        </draw:polyline>
        <draw:polyline draw:style-name="gr112" draw:text-style-name="P5" draw:layer="layout" svg:width="0.379cm" svg:height="0.278cm" svg:x="18.771cm" svg:y="5.715cm" svg:viewBox="0 0 380 279" draw:points="0,0 152,0 152,279 380,279">
          <text:p/>
        </draw:polyline>
        <draw:polyline draw:style-name="gr112" draw:text-style-name="P5" draw:layer="layout" svg:width="0.379cm" svg:height="0.278cm" draw:transform="rotate (-3.14159265358979) translate (19.151cm 7.695cm)" svg:viewBox="0 0 380 279" draw:points="380,0 228,0 228,279 0,279">
          <text:p/>
        </draw:polyline>
        <draw:frame draw:style-name="gr111" draw:text-style-name="P40" draw:layer="layout" svg:width="0.33cm" svg:height="0.37cm" svg:x="18.364cm" svg:y="7.442cm">
          <draw:text-box>
            <text:p text:style-name="P30"><text:span text:style-name="T29">...</text:span></text:p>
          </draw:text-box>
        </draw:frame>
        <draw:frame draw:style-name="gr111" draw:text-style-name="P34" draw:layer="layout" svg:width="0.736cm" svg:height="0.37cm" svg:x="19.101cm" svg:y="5.446cm">
          <draw:text-box>
            <text:p text:style-name="P16"><text:span text:style-name="T29">G1</text:span></text:p>
          </draw:text-box>
        </draw:frame>
        <draw:path draw:style-name="gr114" draw:text-style-name="P5" draw:layer="layout" svg:width="4.469cm" svg:height="0.525cm" draw:transform="rotate (-3.14159265358979) translate (21.894cm 7.39083901444689cm)" svg:viewBox="0 0 4470 526" svg:d="M4470 196c-1245-280-3886-331-4470 330">
          <text:p/>
        </draw:path>
        <draw:path draw:style-name="gr114" draw:text-style-name="P5" draw:layer="layout" svg:width="4.393cm" svg:height="0.515cm" svg:x="17.424cm" svg:y="6.291cm" svg:viewBox="0 0 4394 516" svg:d="M0 516c813-457 2464-788 4394-203">
          <text:p/>
        </draw:path>
        <draw:g>
          <draw:custom-shape draw:style-name="gr115"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6"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7" draw:text-style-name="P5" draw:layer="layout" svg:width="2.895cm" svg:height="0.888cm" svg:x="18.999cm" svg:y="11.811cm" svg:viewBox="0 0 2896 889" draw:points="0,889 2591,889 2591,0 2896,0">
          <text:p/>
        </draw:polyline>
        <draw:line draw:style-name="gr108" draw:text-style-name="P5" draw:layer="layout" svg:x1="16.23cm" svg:y1="12.573cm" svg:x2="16.56cm" svg:y2="12.573cm">
          <text:p/>
        </draw:line>
        <draw:frame draw:style-name="gr109" draw:text-style-name="P8" draw:layer="layout" svg:width="0.736cm" svg:height="0.37cm" svg:x="15.773cm" svg:y="12.396cm">
          <draw:text-box>
            <text:p><text:span text:style-name="T4">clk</text:span></text:p>
          </draw:text-box>
        </draw:frame>
        <draw:polyline draw:style-name="gr117" draw:text-style-name="P18" draw:layer="layout" svg:width="0.761cm" svg:height="0.203cm" draw:transform="rotate (1.5707963267949) translate (16.915cm 12.573cm)" svg:viewBox="0 0 762 204" draw:points="0,0 762,0 762,204">
          <text:p/>
        </draw:polyline>
        <draw:line draw:style-name="gr96" draw:text-style-name="P5" draw:layer="layout" svg:x1="17.983cm" svg:y1="11.303cm" svg:x2="21.894cm" svg:y2="11.303cm">
          <text:p/>
        </draw:line>
        <draw:frame draw:style-name="gr111" draw:text-style-name="P34" draw:layer="layout" svg:width="0.736cm" svg:height="0.37cm" svg:x="17.17cm" svg:y="10.607cm">
          <draw:text-box>
            <text:p text:style-name="P16"><text:span text:style-name="T29">FF1</text:span></text:p>
          </draw:text-box>
        </draw:frame>
        <draw:frame draw:style-name="gr111" draw:text-style-name="P34" draw:layer="layout" svg:width="0.736cm" svg:height="0.37cm" svg:x="21.971cm" svg:y="10.607cm">
          <draw:text-box>
            <text:p text:style-name="P16"><text:span text:style-name="T29">FF2</text:span></text:p>
          </draw:text-box>
        </draw:frame>
        <draw:g>
          <draw:custom-shape draw:style-name="gr103"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4" draw:text-style-name="P3" draw:layer="layout" svg:width="1.676cm" svg:height="0.584cm" svg:x="19.056cm" svg:y="10.997cm">
            <draw:text-box>
              <text:p><text:span text:style-name="T1">co</text:span><text:span text:style-name="T1">mb</text:span><text:span text:style-name="T1">o</text:span></text:p>
            </draw:text-box>
          </draw:frame>
        </draw:g>
        <draw:g>
          <draw:path draw:style-name="gr99" draw:text-style-name="P10" draw:layer="layout" svg:width="0.761cm" svg:height="0.532cm" svg:x="18.188cm" svg:y="12.446cm" svg:viewBox="0 0 762 533" svg:d="M0 0h508c127 0 254 133 254 267 0 133-127 266-254 266h-508z">
            <text:p/>
          </draw:path>
          <draw:line draw:style-name="gr100" draw:text-style-name="P5" draw:layer="layout" svg:x1="18.11cm" svg:y1="12.573cm" svg:x2="18.187cm" svg:y2="12.573cm">
            <text:p/>
          </draw:line>
          <draw:line draw:style-name="gr100" draw:text-style-name="P5" draw:layer="layout" svg:x1="18.11cm" svg:y1="12.827cm" svg:x2="18.187cm" svg:y2="12.827cm">
            <text:p/>
          </draw:line>
          <draw:line draw:style-name="gr100" draw:text-style-name="P5" draw:layer="layout" svg:x1="18.949cm" svg:y1="12.7cm" svg:x2="19.026cm" svg:y2="12.7cm">
            <text:p/>
          </draw:line>
        </draw:g>
        <draw:line draw:style-name="gr96" draw:text-style-name="P5" draw:layer="layout" svg:x1="16.256cm" svg:y1="12.573cm" svg:x2="18.11cm" svg:y2="12.573cm">
          <text:p/>
        </draw:line>
        <draw:line draw:style-name="gr108" draw:text-style-name="P5" draw:layer="layout" svg:x1="16.23cm" svg:y1="13.334cm" svg:x2="16.56cm" svg:y2="13.334cm">
          <text:p/>
        </draw:line>
        <draw:frame draw:style-name="gr109" draw:text-style-name="P8" draw:layer="layout" svg:width="0.736cm" svg:height="0.37cm" svg:x="15.773cm" svg:y="13.157cm">
          <draw:text-box>
            <text:p><text:span text:style-name="T4">ce</text:span></text:p>
          </draw:text-box>
        </draw:frame>
        <draw:polyline draw:style-name="gr118" draw:text-style-name="P41" draw:layer="layout" svg:width="1.726cm" svg:height="0.507cm" draw:transform="rotate (-3.14159265358979) translate (18.135cm 13.335cm)" svg:viewBox="0 0 1727 508" draw:points="0,508 482,508 482,0 1727,0">
          <text:p/>
        </draw:polyline>
        <draw:custom-shape draw:style-name="gr76"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9" draw:text-style-name="P41" draw:layer="layout" svg:width="1.854cm" svg:height="5.993cm" draw:transform="rotate (-1.5707963267949) translate (22.326cm 12.242cm)" svg:viewBox="0 0 1855 5994" draw:points="0,0 1855,0 1855,5994">
          <text:p/>
        </draw:polyline>
        <draw:line draw:style-name="gr108" draw:text-style-name="P5" draw:layer="layout" svg:x1="16.23cm" svg:y1="14.097cm" svg:x2="16.56cm" svg:y2="14.097cm">
          <text:p/>
        </draw:line>
        <draw:frame draw:style-name="gr109" draw:text-style-name="P8" draw:layer="layout" svg:width="0.736cm" svg:height="0.37cm" svg:x="15.773cm" svg:y="13.919cm">
          <draw:text-box>
            <text:p><text:span text:style-name="T4">r</text:span><text:span text:style-name="T4">s</text:span><text:span text:style-name="T4">t</text:span></text:p>
          </draw:text-box>
        </draw:frame>
        <draw:g>
          <draw:custom-shape draw:style-name="gr103"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4" draw:text-style-name="P3" draw:layer="layout" svg:width="1.676cm" svg:height="0.584cm" svg:x="19.216cm" svg:y="13.781cm">
            <draw:text-box>
              <text:p><text:span text:style-name="T1">co</text:span><text:span text:style-name="T1">mb</text:span><text:span text:style-name="T1">o</text:span></text:p>
            </draw:text-box>
          </draw:frame>
        </draw:g>
        <draw:path draw:style-name="gr26" draw:text-style-name="P5" draw:layer="layout" svg:width="4.495cm" svg:height="0.782cm" draw:transform="rotate (-3.14159265358979) translate (21.92cm 11.709cm)" svg:viewBox="0 0 4496 783" svg:d="M4496 0c-1346 813-2337 965-4496 584">
          <text:p/>
        </draw:path>
        <draw:path draw:style-name="gr24" draw:text-style-name="P5" draw:layer="layout" svg:width="5.537cm" svg:height="1.726cm" svg:x="16.687cm" svg:y="12.293cm" svg:viewBox="0 0 5538 1727" svg:d="M0 1727c3582-101 5233-685 5538-1727">
          <text:p/>
        </draw:path>
        <draw:path draw:style-name="gr25" draw:text-style-name="P5" draw:layer="layout" svg:width="5.46cm" svg:height="0.58cm" draw:transform="rotate (-3.14159265358979) translate (21.869cm 12.5186879269635cm)" svg:viewBox="0 0 5461 581" svg:d="M5461 124c-1956-25-3785-457-5461 457">
          <text:p/>
        </draw:path>
        <draw:frame draw:style-name="gr111" draw:text-style-name="P22" draw:layer="layout" svg:width="1.524cm" svg:height="0.37cm" svg:x="19.075cm" svg:y="12.09cm">
          <draw:text-box>
            <text:p text:style-name="P16"><text:span text:style-name="T25">Cloc</text:span><text:span text:style-name="T25">k </text:span><text:span text:style-name="T25">Path</text:span></text:p>
          </draw:text-box>
        </draw:frame>
        <draw:frame draw:style-name="gr111" draw:text-style-name="P42" draw:layer="layout" svg:width="1.524cm" svg:height="0.37cm" svg:x="17.018cm" svg:y="14.097cm">
          <draw:text-box>
            <text:p text:style-name="P16"><text:span text:style-name="T21">Rese</text:span><text:span text:style-name="T21">t </text:span><text:span text:style-name="T21">Path</text:span></text:p>
          </draw:text-box>
        </draw:frame>
        <draw:frame draw:style-name="gr111" draw:text-style-name="P43" draw:layer="layout" svg:width="1.524cm" svg:height="0.37cm" svg:x="17.957cm" svg:y="10.439cm">
          <draw:text-box>
            <text:p text:style-name="P16"><text:span text:style-name="T31">Data </text:span><text:span text:style-name="T31">Path</text:span></text:p>
          </draw:text-box>
        </draw:frame>
        <draw:path draw:style-name="gr51" draw:text-style-name="P5" draw:layer="layout" svg:width="1.828cm" svg:height="0.55cm" svg:x="16.255cm" svg:y="12.951cm" svg:viewBox="0 0 1829 551" svg:d="M0 536c2617 127-76-584 1829-533">
          <text:p/>
        </draw:path>
        <draw:frame draw:style-name="gr111" draw:text-style-name="P44" draw:layer="layout" svg:width="2.185cm" svg:height="0.37cm" svg:x="17.576cm" svg:y="13.142cm">
          <draw:text-box>
            <text:p text:style-name="P16"><text:span text:style-name="T32">Cloc</text:span><text:span text:style-name="T32">k-</text:span><text:span text:style-name="T32">gatin</text:span><text:span text:style-name="T32">g </text:span><text:span text:style-name="T32">Path</text:span></text:p>
          </draw:text-box>
        </draw:frame>
        <draw:g>
          <draw:custom-shape draw:style-name="gr120"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21"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6" draw:text-style-name="P5" draw:layer="layout" svg:width="1.167cm" svg:height="0.483cm" svg:x="17.983cm" svg:y="2.961cm" svg:viewBox="0 0 1168 484" draw:points="0,484 686,483 686,0 1168,0">
          <text:p/>
        </draw:polyline>
        <draw:polyline draw:style-name="gr107" draw:text-style-name="P5" draw:layer="layout" svg:width="0.202cm" svg:height="0.465cm" svg:x="21.692cm" svg:y="3.953cm" svg:viewBox="0 0 203 466" draw:points="0,466 0,0 203,0">
          <text:p/>
        </draw:polyline>
        <draw:polyline draw:style-name="gr122" draw:text-style-name="P18" draw:layer="layout" svg:width="0.491cm" svg:height="0.203cm" draw:transform="rotate (1.5707963267949) translate (16.915cm 4.445cm)" svg:viewBox="0 0 492 204" draw:points="0,0 492,0 492,204">
          <text:p/>
        </draw:polyline>
        <draw:line draw:style-name="gr96" draw:text-style-name="P5" draw:layer="layout" svg:x1="21.184cm" svg:y1="3.445cm" svg:x2="21.894cm" svg:y2="3.445cm">
          <text:p/>
        </draw:line>
        <draw:frame draw:style-name="gr111" draw:text-style-name="P45" draw:layer="layout" svg:width="1.016cm" svg:height="0.37cm" svg:x="17.043cm" svg:y="2.759cm">
          <draw:text-box>
            <text:p text:style-name="P16"><text:span text:style-name="T33">From</text:span></text:p>
          </draw:text-box>
        </draw:frame>
        <draw:frame draw:style-name="gr111" draw:text-style-name="P43" draw:layer="layout" svg:width="0.736cm" svg:height="0.37cm" svg:x="21.971cm" svg:y="2.759cm">
          <draw:text-box>
            <text:p text:style-name="P16"><text:span text:style-name="T31">To</text:span></text:p>
          </draw:text-box>
        </draw:frame>
        <draw:g>
          <draw:path draw:style-name="gr22"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6"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1" draw:text-style-name="P40" draw:layer="layout" svg:width="0.33cm" svg:height="0.37cm" svg:x="18.364cm" svg:y="2.192cm">
          <draw:text-box>
            <text:p text:style-name="P30"><text:span text:style-name="T29">...</text:span></text:p>
          </draw:text-box>
        </draw:frame>
        <draw:g>
          <draw:path draw:style-name="gr22"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6"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2" draw:text-style-name="P5" draw:layer="layout" svg:width="0.354cm" svg:height="0.482cm" svg:x="20.193cm" svg:y="2.834cm" svg:viewBox="0 0 355 483" draw:points="0,0 152,0 152,483 355,483">
          <text:p/>
        </draw:polyline>
        <draw:polyline draw:style-name="gr113" draw:text-style-name="P5" draw:layer="layout" svg:width="0.568cm" svg:height="0.456cm" draw:transform="rotate (-1.5707963267949) translate (19.126cm 3.444cm)" svg:viewBox="0 0 569 457" draw:points="0,457 569,457 569,0">
          <text:p/>
        </draw:polyline>
        <draw:polyline draw:style-name="gr112" draw:text-style-name="P5" draw:layer="layout" svg:width="0.354cm" svg:height="0.431cm" draw:transform="rotate (-3.14159265358979) translate (20.548cm 4.002cm)" svg:viewBox="0 0 355 432" draw:points="355,0 203,0 203,432 0,432">
          <text:p/>
        </draw:polyline>
        <draw:polyline draw:style-name="gr112" draw:text-style-name="P5" draw:layer="layout" svg:width="0.379cm" svg:height="0.278cm" svg:x="18.771cm" svg:y="2.428cm" svg:viewBox="0 0 380 279" draw:points="0,0 152,0 152,279 380,279">
          <text:p/>
        </draw:polyline>
        <draw:frame draw:style-name="gr111" draw:text-style-name="P40" draw:layer="layout" svg:width="0.33cm" svg:height="0.37cm" svg:x="19.481cm" svg:y="3.77cm">
          <draw:text-box>
            <text:p text:style-name="P30"><text:span text:style-name="T29">...</text:span></text:p>
          </draw:text-box>
        </draw:frame>
        <draw:frame draw:style-name="gr111" draw:text-style-name="P43" draw:layer="layout" svg:width="1.016cm" svg:height="0.37cm" svg:x="19.075cm" svg:y="2.159cm">
          <draw:text-box>
            <text:p text:style-name="P16"><text:span text:style-name="T31">Thro</text:span><text:span text:style-name="T31">ugh</text:span></text:p>
          </draw:text-box>
        </draw:frame>
        <draw:path draw:style-name="gr114" draw:text-style-name="P5" draw:layer="layout" svg:width="4.393cm" svg:height="0.515cm" svg:x="17.424cm" svg:y="3.004cm" svg:viewBox="0 0 4394 516" svg:d="M0 516c813-457 2464-788 4394-203">
          <text:p/>
        </draw:path>
        <draw:polyline draw:style-name="gr96" draw:text-style-name="P5" draw:layer="layout" svg:width="1.167cm" svg:height="0.483cm" svg:x="8.687cm" svg:y="1.861cm" svg:viewBox="0 0 1168 484" draw:points="0,484 686,483 686,0 1168,0">
          <text:p/>
        </draw:polyline>
        <draw:line draw:style-name="gr96" draw:text-style-name="P5" draw:layer="layout" svg:x1="12.293cm" svg:y1="2.345cm" svg:x2="13.233cm" svg:y2="2.345cm">
          <text:p/>
        </draw:line>
        <draw:g>
          <draw:path draw:style-name="gr22"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6"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1" draw:text-style-name="P40" draw:layer="layout" svg:width="0.33cm" svg:height="0.37cm" svg:x="9.068cm" svg:y="1.092cm">
          <draw:text-box>
            <text:p text:style-name="P30"><text:span text:style-name="T29">...</text:span></text:p>
          </draw:text-box>
        </draw:frame>
        <draw:g>
          <draw:path draw:style-name="gr22"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6"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2" draw:text-style-name="P5" draw:layer="layout" svg:width="0.354cm" svg:height="0.482cm" svg:x="10.897cm" svg:y="1.734cm" svg:viewBox="0 0 355 483" draw:points="0,0 152,0 152,483 355,483">
          <text:p/>
        </draw:polyline>
        <draw:polyline draw:style-name="gr113" draw:text-style-name="P5" draw:layer="layout" svg:width="0.43cm" svg:height="0.456cm" draw:transform="rotate (-1.5707963267949) translate (9.83cm 2.344cm)" svg:viewBox="0 0 431 457" draw:points="0,457 431,457 431,0">
          <text:p/>
        </draw:polyline>
        <draw:polyline draw:style-name="gr112" draw:text-style-name="P5" draw:layer="layout" svg:width="0.354cm" svg:height="0.431cm" draw:transform="rotate (-3.14159265358979) translate (11.252cm 2.902cm)" svg:viewBox="0 0 355 432" draw:points="355,0 203,0 203,432 0,432">
          <text:p/>
        </draw:polyline>
        <draw:polyline draw:style-name="gr112" draw:text-style-name="P5" draw:layer="layout" svg:width="0.379cm" svg:height="0.278cm" svg:x="9.475cm" svg:y="1.328cm" svg:viewBox="0 0 380 279" draw:points="0,0 152,0 152,279 380,279">
          <text:p/>
        </draw:polyline>
        <draw:frame draw:style-name="gr111" draw:text-style-name="P40" draw:layer="layout" svg:width="0.33cm" svg:height="0.37cm" svg:x="9.88cm" svg:y="2.547cm">
          <draw:text-box>
            <text:p text:style-name="P30"><text:span text:style-name="T29">...</text:span></text:p>
          </draw:text-box>
        </draw:frame>
        <draw:frame draw:style-name="gr111" draw:text-style-name="P40" draw:layer="layout" svg:width="0.33cm" svg:height="0.37cm" svg:x="10.465cm" svg:y="2.685cm">
          <draw:text-box>
            <text:p text:style-name="P30"><text:span text:style-name="T29">...</text:span></text:p>
          </draw:text-box>
        </draw:frame>
        <draw:line draw:style-name="gr96" draw:text-style-name="P5" draw:layer="layout" svg:x1="6.985cm" svg:y1="2.345cm" svg:x2="8.001cm" svg:y2="2.345cm">
          <text:p/>
        </draw:line>
        <draw:custom-shape draw:style-name="gr47"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3.055cm" svg:y="2.172cm">
          <text:p/>
          <draw:enhanced-geometry svg:viewBox="0 0 21600 21600" draw:type="rectangle" draw:enhanced-path="M 0 0 L 21600 0 21600 21600 0 21600 0 0 Z N"/>
        </draw:custom-shape>
        <draw:path draw:style-name="gr114" draw:text-style-name="P5" draw:layer="layout" svg:width="0.71cm" svg:height="0.18cm" draw:transform="rotate (-3.14159265358979) translate (8.661cm 2.57054275866036cm)" svg:viewBox="0 0 711 181" svg:d="M711 130c-304-204-356-152-711 51">
          <text:p/>
        </draw:path>
        <draw:path draw:style-name="gr114" draw:text-style-name="P5" draw:layer="layout" svg:width="1.04cm" svg:height="0.61cm" svg:x="8.763cm" svg:y="1.81cm" svg:viewBox="0 0 1041 611" svg:d="M0 610c610 25 304-610 1041-610">
          <text:p/>
        </draw:path>
        <draw:path draw:style-name="gr114" draw:text-style-name="P5" draw:layer="layout" svg:width="0.99cm" svg:height="0.195cm" svg:x="9.88cm" svg:y="1.665cm" svg:viewBox="0 0 991 196" svg:d="M0 120c304-204 636-127 991 76">
          <text:p/>
        </draw:path>
        <draw:path draw:style-name="gr114" draw:text-style-name="P5" draw:layer="layout" svg:width="0.71cm" svg:height="0.18cm" svg:x="7.264cm" svg:y="2.14cm" svg:viewBox="0 0 711 181" svg:d="M0 130c304-204 356-152 711 51">
          <text:p/>
        </draw:path>
        <draw:path draw:style-name="gr114" draw:text-style-name="P5" draw:layer="layout" svg:width="0.71cm" svg:height="0.18cm" draw:transform="rotate (-3.14159265358979) translate (13.03cm 2.57054275866036cm)" svg:viewBox="0 0 711 181" svg:d="M711 130c-304-204-356-152-711 51">
          <text:p/>
        </draw:path>
        <draw:path draw:style-name="gr114" draw:text-style-name="P5" draw:layer="layout" svg:width="0.862cm" svg:height="0.247cm" svg:x="11.303cm" svg:y="2.121cm" svg:viewBox="0 0 863 248" svg:d="M0 96c304-204 508-51 863 152">
          <text:p/>
        </draw:path>
        <draw:path draw:style-name="gr114" draw:text-style-name="P5" draw:layer="layout" svg:width="0.38cm" svg:height="0.456cm" svg:x="10.871cm" svg:y="1.658cm" svg:viewBox="0 0 381 457" svg:d="M0 0c432 0 26 254 381 457">
          <text:p/>
        </draw:path>
        <draw:g>
          <draw:custom-shape draw:style-name="gr123"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4"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7" draw:text-style-name="P5" draw:layer="layout" svg:width="3.505cm" svg:height="0.762cm" svg:x="5.943cm" svg:y="8.509cm" svg:viewBox="0 0 3506 763" draw:points="0,763 2947,762 2947,0 3506,1">
          <text:p/>
        </draw:polyline>
        <draw:line draw:style-name="gr125" draw:text-style-name="P5" draw:layer="layout" svg:x1="5.74cm" svg:y1="9.272cm" svg:x2="6.07cm" svg:y2="9.272cm">
          <text:p/>
        </draw:line>
        <draw:polyline draw:style-name="gr126" draw:text-style-name="P18" draw:layer="layout" svg:width="0.761cm" svg:height="0.203cm" draw:transform="rotate (1.5707963267949) translate (6.425cm 9.272cm)" svg:viewBox="0 0 762 204" draw:points="0,0 762,0 762,204">
          <text:p/>
        </draw:polyline>
        <draw:line draw:style-name="gr127" draw:text-style-name="P5" draw:layer="layout" svg:x1="10.718cm" svg:y1="8.002cm" svg:x2="12.903cm" svg:y2="8.002cm">
          <text:p/>
        </draw:line>
        <draw:frame draw:style-name="gr111" draw:text-style-name="P34" draw:layer="layout" svg:width="0.736cm" svg:height="0.37cm" svg:x="6.68cm" svg:y="7.316cm">
          <draw:text-box>
            <text:p text:style-name="P16"><text:span text:style-name="T29">FF1</text:span></text:p>
          </draw:text-box>
        </draw:frame>
        <draw:frame draw:style-name="gr111" draw:text-style-name="P34" draw:layer="layout" svg:width="0.736cm" svg:height="0.37cm" svg:x="9.525cm" svg:y="7.316cm">
          <draw:text-box>
            <text:p text:style-name="P16"><text:span text:style-name="T29">FF2</text:span></text:p>
          </draw:text-box>
        </draw:frame>
        <draw:frame draw:style-name="gr111" draw:text-style-name="P40" draw:layer="layout" svg:width="0.33cm" svg:height="0.37cm" svg:x="7.62cm" svg:y="7.747cm">
          <draw:text-box>
            <text:p text:style-name="P30"><text:span text:style-name="T29">...</text:span></text:p>
          </draw:text-box>
        </draw:frame>
        <draw:line draw:style-name="gr127" draw:text-style-name="P5" draw:layer="layout" svg:x1="3.886cm" svg:y1="8.002cm" svg:x2="5.816cm" svg:y2="8.002cm">
          <text:p/>
        </draw:line>
        <draw:g>
          <draw:custom-shape draw:style-name="gr128" draw:text-style-name="P4" draw:layer="layout" svg:width="0.762cm" svg:height="1.016cm" svg:x="12.929cm" svg:y="7.748cm">
            <text:p/>
            <draw:enhanced-geometry svg:viewBox="0 0 21600 21600" draw:type="rectangle" draw:enhanced-path="M 0 0 L 21600 0 21600 21600 0 21600 0 0 Z N"/>
          </draw:custom-shape>
          <draw:polyline draw:style-name="gr129" draw:text-style-name="P5" draw:layer="layout" svg:width="0.215cm" svg:height="0.215cm" draw:transform="rotate (-0.785398163397448) translate (12.929cm 8.357cm)" svg:viewBox="0 0 216 216" draw:points="0,0 216,0 216,216">
            <text:p/>
          </draw:polyline>
          <draw:line draw:style-name="gr129" draw:text-style-name="P5" draw:layer="layout" svg:x1="12.852cm" svg:y1="8.002cm" svg:x2="12.929cm" svg:y2="8.002cm">
            <text:p/>
          </draw:line>
          <draw:line draw:style-name="gr129" draw:text-style-name="P5" draw:layer="layout" svg:x1="13.69cm" svg:y1="8.002cm" svg:x2="13.767cm" svg:y2="8.002cm">
            <text:p/>
          </draw:line>
          <draw:line draw:style-name="gr129" draw:text-style-name="P5" draw:layer="layout" svg:x1="12.852cm" svg:y1="8.51cm" svg:x2="12.929cm" svg:y2="8.51cm">
            <text:p/>
          </draw:line>
        </draw:g>
        <draw:frame draw:style-name="gr111" draw:text-style-name="P40" draw:layer="layout" svg:width="0.33cm" svg:height="0.37cm" svg:x="9.017cm" svg:y="7.747cm">
          <draw:text-box>
            <text:p text:style-name="P30"><text:span text:style-name="T29">...</text:span></text:p>
          </draw:text-box>
        </draw:frame>
        <draw:g>
          <draw:custom-shape draw:style-name="gr130"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0"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1" draw:text-style-name="P4" draw:layer="layout" svg:width="0.762cm" svg:height="1.016cm" svg:x="3.048cm" svg:y="7.748cm">
            <text:p/>
            <draw:enhanced-geometry svg:viewBox="0 0 21600 21600" draw:type="rectangle" draw:enhanced-path="M 0 0 L 21600 0 21600 21600 0 21600 0 0 Z N"/>
          </draw:custom-shape>
          <draw:polyline draw:style-name="gr129" draw:text-style-name="P5" draw:layer="layout" svg:width="0.215cm" svg:height="0.215cm" draw:transform="rotate (-0.785398163397448) translate (3.048cm 8.357cm)" svg:viewBox="0 0 216 216" draw:points="0,0 216,0 216,216">
            <text:p/>
          </draw:polyline>
          <draw:line draw:style-name="gr129" draw:text-style-name="P5" draw:layer="layout" svg:x1="2.971cm" svg:y1="8.002cm" svg:x2="3.048cm" svg:y2="8.002cm">
            <text:p/>
          </draw:line>
          <draw:line draw:style-name="gr129" draw:text-style-name="P5" draw:layer="layout" svg:x1="3.809cm" svg:y1="8.002cm" svg:x2="3.886cm" svg:y2="8.002cm">
            <text:p/>
          </draw:line>
          <draw:line draw:style-name="gr129" draw:text-style-name="P5" draw:layer="layout" svg:x1="2.971cm" svg:y1="8.51cm" svg:x2="3.048cm" svg:y2="8.51cm">
            <text:p/>
          </draw:line>
        </draw:g>
        <draw:line draw:style-name="gr96" draw:text-style-name="P5" draw:layer="layout" svg:x1="5.943cm" svg:y1="8.002cm" svg:x2="6.604cm" svg:y2="8.002cm">
          <text:p/>
        </draw:line>
        <draw:line draw:style-name="gr125" draw:text-style-name="P5" draw:layer="layout" svg:x1="5.74cm" svg:y1="8.001cm" svg:x2="6.07cm" svg:y2="8.001cm">
          <text:p/>
        </draw:line>
        <draw:line draw:style-name="gr96" draw:text-style-name="P5" draw:layer="layout" svg:x1="10.236cm" svg:y1="8.002cm" svg:x2="10.566cm" svg:y2="8.002cm">
          <text:p/>
        </draw:line>
        <draw:line draw:style-name="gr125" draw:text-style-name="P5" draw:layer="layout" svg:x1="10.566cm" svg:y1="8.001cm" svg:x2="10.896cm" svg:y2="8.001cm">
          <text:p/>
        </draw:line>
        <draw:g>
          <draw:custom-shape draw:style-name="gr132"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3"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11" draw:text-style-name="P34" draw:layer="layout" svg:width="0.736cm" svg:height="0.37cm" svg:x="6.68cm" svg:y="5.537cm">
          <draw:text-box>
            <text:p text:style-name="P16"><text:span text:style-name="T29">FF3</text:span></text:p>
          </draw:text-box>
        </draw:frame>
        <draw:frame draw:style-name="gr111" draw:text-style-name="P34" draw:layer="layout" svg:width="0.736cm" svg:height="0.37cm" svg:x="9.525cm" svg:y="5.537cm">
          <draw:text-box>
            <text:p text:style-name="P16"><text:span text:style-name="T29">FF4</text:span></text:p>
          </draw:text-box>
        </draw:frame>
        <draw:frame draw:style-name="gr111" draw:text-style-name="P40" draw:layer="layout" svg:width="0.33cm" svg:height="0.37cm" svg:x="7.62cm" svg:y="5.968cm">
          <draw:text-box>
            <text:p text:style-name="P30"><text:span text:style-name="T29">...</text:span></text:p>
          </draw:text-box>
        </draw:frame>
        <draw:frame draw:style-name="gr111" draw:text-style-name="P40" draw:layer="layout" svg:width="0.33cm" svg:height="0.37cm" svg:x="9.017cm" svg:y="5.968cm">
          <draw:text-box>
            <text:p text:style-name="P30"><text:span text:style-name="T29">...</text:span></text:p>
          </draw:text-box>
        </draw:frame>
        <draw:polyline draw:style-name="gr134" draw:text-style-name="P18" draw:layer="layout" svg:width="1.777cm" svg:height="0.203cm" draw:transform="rotate (1.5707963267949) translate (6.425cm 8.509cm)" svg:viewBox="0 0 1778 204" draw:points="0,0 1778,0 1778,204">
          <text:p/>
        </draw:polyline>
        <draw:polyline draw:style-name="gr135" draw:text-style-name="P4" draw:layer="layout" svg:width="1.777cm" svg:height="0.557cm" draw:transform="rotate (1.5707963267949) translate (8.89cm 8.509cm)" svg:viewBox="0 0 1778 558" draw:points="0,0 1778,0 1778,558">
          <text:p/>
        </draw:polyline>
        <draw:custom-shape draw:style-name="gr136" draw:text-style-name="P5" draw:layer="layout" svg:width="0.762cm" svg:height="0.762cm" svg:x="1.651cm" svg:y="9.906cm">
          <text:p/>
          <draw:enhanced-geometry svg:viewBox="0 0 21600 21600" draw:type="rectangle" draw:enhanced-path="M 0 0 L 21600 0 21600 21600 0 21600 0 0 Z N"/>
        </draw:custom-shape>
        <draw:polyline draw:style-name="gr137" draw:text-style-name="P39" draw:layer="layout" svg:width="0.278cm" svg:height="0.557cm" draw:transform="rotate (1.5707963267949) translate (1.778cm 10.394cm)" svg:viewBox="0 0 279 558" draw:points="0,0 279,0 279,152 25,152 25,304 279,304 279,431 25,431 25,558">
          <text:p/>
        </draw:polyline>
        <draw:polyline draw:style-name="gr127" draw:text-style-name="P5" draw:layer="layout" svg:width="3.377cm" svg:height="1.016cm" svg:x="2.438cm" svg:y="9.271cm" svg:viewBox="0 0 3378 1017" draw:points="0,1017 3023,1016 3023,0 3378,0">
          <text:p/>
        </draw:polyline>
        <draw:g>
          <draw:custom-shape draw:style-name="gr130"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8" draw:text-style-name="P5" draw:layer="layout" svg:x1="3.886cm" svg:y1="6.224cm" svg:x2="5.816cm" svg:y2="6.224cm">
          <text:p/>
        </draw:line>
        <draw:g>
          <draw:custom-shape draw:style-name="gr139"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40" draw:text-style-name="P4" draw:layer="layout" svg:width="0.762cm" svg:height="1.016cm" svg:x="3.048cm" svg:y="5.97cm">
            <text:p/>
            <draw:enhanced-geometry svg:viewBox="0 0 21600 21600" draw:type="rectangle" draw:enhanced-path="M 0 0 L 21600 0 21600 21600 0 21600 0 0 Z N"/>
          </draw:custom-shape>
          <draw:polyline draw:style-name="gr141" draw:text-style-name="P5" draw:layer="layout" svg:width="0.215cm" svg:height="0.215cm" draw:transform="rotate (-0.785398163397449) translate (3.048cm 6.579cm)" svg:viewBox="0 0 216 216" draw:points="0,0 216,0 216,216">
            <text:p/>
          </draw:polyline>
          <draw:line draw:style-name="gr141" draw:text-style-name="P5" draw:layer="layout" svg:x1="2.971cm" svg:y1="6.224cm" svg:x2="3.048cm" svg:y2="6.224cm">
            <text:p/>
          </draw:line>
          <draw:line draw:style-name="gr141" draw:text-style-name="P5" draw:layer="layout" svg:x1="3.809cm" svg:y1="6.224cm" svg:x2="3.886cm" svg:y2="6.224cm">
            <text:p/>
          </draw:line>
          <draw:line draw:style-name="gr141" draw:text-style-name="P5" draw:layer="layout" svg:x1="2.971cm" svg:y1="6.732cm" svg:x2="3.048cm" svg:y2="6.732cm">
            <text:p/>
          </draw:line>
        </draw:g>
        <draw:line draw:style-name="gr142" draw:text-style-name="P5" draw:layer="layout" svg:x1="5.74cm" svg:y1="6.223cm" svg:x2="6.07cm" svg:y2="6.223cm">
          <text:p/>
        </draw:line>
        <draw:custom-shape draw:style-name="gr143" draw:text-style-name="P5" draw:layer="layout" svg:width="0.762cm" svg:height="0.762cm" svg:x="1.651cm" svg:y="4.292cm">
          <text:p/>
          <draw:enhanced-geometry svg:viewBox="0 0 21600 21600" draw:type="rectangle" draw:enhanced-path="M 0 0 L 21600 0 21600 21600 0 21600 0 0 Z N"/>
        </draw:custom-shape>
        <draw:polyline draw:style-name="gr144" draw:text-style-name="P39" draw:layer="layout" svg:width="0.278cm" svg:height="0.557cm" draw:transform="rotate (1.5707963267949) translate (1.778cm 4.78cm)" svg:viewBox="0 0 279 558" draw:points="0,0 279,0 279,152 25,152 25,304 279,304 279,431 25,431 25,558">
          <text:p/>
        </draw:polyline>
        <draw:polyline draw:style-name="gr138" draw:text-style-name="P5" draw:layer="layout" svg:width="10.413cm" svg:height="2.032cm" draw:transform="rotate (-3.14159265358979) translate (12.852cm 6.731cm)" svg:viewBox="0 0 10414 2033" draw:points="10414,2033 203,2032 203,0 0,0">
          <text:p/>
        </draw:polyline>
        <draw:line draw:style-name="gr138" draw:text-style-name="P5" draw:layer="layout" svg:x1="10.718cm" svg:y1="6.223cm" svg:x2="12.903cm" svg:y2="6.223cm">
          <text:p/>
        </draw:line>
        <draw:g>
          <draw:custom-shape draw:style-name="gr145" draw:text-style-name="P4" draw:layer="layout" svg:width="0.762cm" svg:height="1.016cm" svg:x="12.929cm" svg:y="5.969cm">
            <text:p/>
            <draw:enhanced-geometry svg:viewBox="0 0 21600 21600" draw:type="rectangle" draw:enhanced-path="M 0 0 L 21600 0 21600 21600 0 21600 0 0 Z N"/>
          </draw:custom-shape>
          <draw:polyline draw:style-name="gr141" draw:text-style-name="P5" draw:layer="layout" svg:width="0.215cm" svg:height="0.215cm" draw:transform="rotate (-0.785398163397449) translate (12.929cm 6.578cm)" svg:viewBox="0 0 216 216" draw:points="0,0 216,0 216,216">
            <text:p/>
          </draw:polyline>
          <draw:line draw:style-name="gr141" draw:text-style-name="P5" draw:layer="layout" svg:x1="12.852cm" svg:y1="6.223cm" svg:x2="12.929cm" svg:y2="6.223cm">
            <text:p/>
          </draw:line>
          <draw:line draw:style-name="gr141" draw:text-style-name="P5" draw:layer="layout" svg:x1="13.69cm" svg:y1="6.223cm" svg:x2="13.767cm" svg:y2="6.223cm">
            <text:p/>
          </draw:line>
          <draw:line draw:style-name="gr141" draw:text-style-name="P5" draw:layer="layout" svg:x1="12.852cm" svg:y1="6.731cm" svg:x2="12.929cm" svg:y2="6.731cm">
            <text:p/>
          </draw:line>
        </draw:g>
        <draw:g>
          <draw:custom-shape draw:style-name="gr139"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6" draw:text-style-name="P5" draw:layer="layout" svg:x1="10.236cm" svg:y1="6.223cm" svg:x2="10.566cm" svg:y2="6.223cm">
          <text:p/>
        </draw:line>
        <draw:line draw:style-name="gr142" draw:text-style-name="P5" draw:layer="layout" svg:x1="10.566cm" svg:y1="6.222cm" svg:x2="10.896cm" svg:y2="6.222cm">
          <text:p/>
        </draw:line>
        <draw:polyline draw:style-name="gr146" draw:text-style-name="P5" draw:layer="layout" svg:width="7.391cm" svg:height="1.777cm" svg:x="5.461cm" svg:y="8.509cm" svg:viewBox="0 0 7392 1778" draw:points="0,1778 7213,1778 7213,0 7392,0">
          <text:p/>
        </draw:polyline>
        <draw:polyline draw:style-name="gr147" draw:text-style-name="P18" draw:layer="layout" svg:width="2.031cm" svg:height="0.329cm" draw:transform="rotate (1.5707963267949) translate (2.667cm 6.731cm)" svg:viewBox="0 0 2032 330" draw:points="2032,0 0,0 0,330">
          <text:p/>
        </draw:polyline>
        <draw:polyline draw:style-name="gr148" draw:text-style-name="P39" draw:layer="layout" svg:width="2.793cm" svg:height="0.761cm" draw:transform="rotate (-3.14159265358979) translate (5.461cm 9.271cm)" svg:viewBox="0 0 2794 762" draw:points="0,0 2794,0 2794,762 2464,762">
          <text:p/>
        </draw:polyline>
        <draw:frame draw:style-name="gr109" draw:text-style-name="P47" draw:layer="layout" svg:width="2.057cm" svg:height="0.37cm" svg:x="2.87cm" svg:y="4.292cm">
          <draw:text-box>
            <text:p text:style-name="P46"><text:span text:style-name="T34">vi</text:span><text:span text:style-name="T34">rt</text:span><text:span text:style-name="T34">u</text:span><text:span text:style-name="T34">al </text:span><text:span text:style-name="T34">cl</text:span><text:span text:style-name="T34">o</text:span><text:span text:style-name="T34">c</text:span><text:span text:style-name="T34">k</text:span></text:p>
          </draw:text-box>
        </draw:frame>
        <draw:path draw:style-name="gr114" draw:text-style-name="P5" draw:layer="layout" svg:width="1.7cm" svg:height="0.163cm" svg:x="3.252cm" svg:y="10.351cm" svg:viewBox="0 0 1701 164" svg:d="M0 142c304-204 1346-181 1701 22">
          <text:p/>
        </draw:path>
        <draw:frame draw:style-name="gr149" draw:text-style-name="P49" draw:layer="layout" svg:width="1.372cm" svg:height="0.637cm" svg:x="3.403cm" svg:y="10.744cm">
          <draw:text-box>
            <text:p text:style-name="P48"><text:span text:style-name="T35">clock</text:span></text:p>
            <text:p text:style-name="P48"><text:span text:style-name="T35">latency</text:span></text:p>
          </draw:text-box>
        </draw:frame>
        <draw:path draw:style-name="gr114" draw:text-style-name="P5" draw:layer="layout" svg:width="1.7cm" svg:height="0.163cm" svg:x="4.14cm" svg:y="6.287cm" svg:viewBox="0 0 1701 164" svg:d="M0 142c304-204 1346-181 1701 22">
          <text:p/>
        </draw:path>
        <draw:path draw:style-name="gr114" draw:text-style-name="P5" draw:layer="layout" svg:width="1.7cm" svg:height="0.163cm" draw:transform="rotate (-3.14159265358979) translate (5.841cm 7.89909045868735cm)" svg:viewBox="0 0 1701 164" svg:d="M1701 142c-304-204-1346-181-1701 22">
          <text:p/>
        </draw:path>
        <draw:frame draw:style-name="gr149" draw:text-style-name="P49" draw:layer="layout" svg:width="1.372cm" svg:height="0.637cm" svg:x="4.343cm" svg:y="6.781cm">
          <draw:text-box>
            <text:p text:style-name="P48"><text:span text:style-name="T35">input</text:span></text:p>
            <text:p text:style-name="P48"><text:span text:style-name="T35">delay</text:span></text:p>
          </draw:text-box>
        </draw:frame>
        <draw:path draw:style-name="gr114" draw:text-style-name="P5" draw:layer="layout" svg:width="1.7cm" svg:height="0.163cm" svg:x="10.846cm" svg:y="6.287cm" svg:viewBox="0 0 1701 164" svg:d="M0 142c304-204 1346-181 1701 22">
          <text:p/>
        </draw:path>
        <draw:path draw:style-name="gr114" draw:text-style-name="P5" draw:layer="layout" svg:width="1.7cm" svg:height="0.163cm" draw:transform="rotate (-3.14159265358979) translate (12.547cm 7.89909045868735cm)" svg:viewBox="0 0 1701 164" svg:d="M1701 142c-304-204-1346-181-1701 22">
          <text:p/>
        </draw:path>
        <draw:frame draw:style-name="gr149" draw:text-style-name="P49" draw:layer="layout" svg:width="1.372cm" svg:height="0.637cm" svg:x="11.049cm" svg:y="6.781cm">
          <draw:text-box>
            <text:p text:style-name="P48"><text:span text:style-name="T35">output</text:span></text:p>
            <text:p text:style-name="P48"><text:span text:style-name="T35">delay</text:span></text:p>
          </draw:text-box>
        </draw:frame>
        <draw:frame draw:style-name="gr111" draw:text-style-name="P50" draw:layer="layout" svg:width="1.981cm" svg:height="0.37cm" svg:x="1.6cm" svg:y="10.729cm">
          <draw:text-box>
            <text:p text:style-name="P19"><text:span text:style-name="T29">create_clock </text:span><text:span text:style-name="T29">...</text:span></text:p>
          </draw:text-box>
        </draw:frame>
        <draw:custom-shape draw:style-name="gr47"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1" draw:text-style-name="P43" draw:layer="layout" svg:width="0.736cm" svg:height="0.37cm" svg:x="5.36cm" svg:y="8.737cm">
          <draw:text-box>
            <text:p text:style-name="P48"><text:span text:style-name="T31">clk</text:span></text:p>
          </draw:text-box>
        </draw:frame>
      </draw:page>
      <draw:page draw:name="page3" draw:style-name="dp1" draw:master-page-name="Default">
        <draw:custom-shape draw:style-name="gr150" draw:text-style-name="P51" draw:layer="layout" svg:width="0.153cm" svg:height="0.584cm" svg:x="21.894cm" svg:y="11.78cm">
          <text:p/>
          <draw:enhanced-geometry svg:viewBox="0 0 21600 21600" draw:type="rectangle" draw:enhanced-path="M 0 0 L 21600 0 21600 21600 0 21600 0 0 Z N"/>
        </draw:custom-shape>
        <draw:custom-shape draw:style-name="gr150" draw:text-style-name="P51" draw:layer="layout" svg:width="0.153cm" svg:height="0.584cm" svg:x="8.686cm" svg:y="6.426cm">
          <text:p/>
          <draw:enhanced-geometry svg:viewBox="0 0 21600 21600" draw:type="rectangle" draw:enhanced-path="M 0 0 L 21600 0 21600 21600 0 21600 0 0 Z N"/>
        </draw:custom-shape>
        <draw:custom-shape draw:style-name="gr150" draw:text-style-name="P51" draw:layer="layout" svg:width="0.153cm" svg:height="0.584cm" svg:x="6.543cm" svg:y="14.33cm">
          <text:p/>
          <draw:enhanced-geometry svg:viewBox="0 0 21600 21600" draw:type="rectangle" draw:enhanced-path="M 0 0 L 21600 0 21600 21600 0 21600 0 0 Z N"/>
        </draw:custom-shape>
        <draw:custom-shape draw:style-name="gr150" draw:text-style-name="P51" draw:layer="layout" svg:width="0.153cm" svg:height="0.584cm" svg:x="5.273cm" svg:y="13.538cm">
          <text:p/>
          <draw:enhanced-geometry svg:viewBox="0 0 21600 21600" draw:type="rectangle" draw:enhanced-path="M 0 0 L 21600 0 21600 21600 0 21600 0 0 Z N"/>
        </draw:custom-shape>
        <draw:g>
          <draw:custom-shape draw:style-name="gr151"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2"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6"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2"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3" draw:text-style-name="P5" draw:layer="layout" svg:x1="4.775cm" svg:y1="1.651cm" svg:x2="5.689cm" svg:y2="1.651cm">
          <text:p/>
        </draw:line>
        <draw:polyline draw:style-name="gr154" draw:text-style-name="P5" draw:layer="layout" svg:width="4.241cm" svg:height="0.761cm" svg:x="2.946cm" svg:y="2.159cm" svg:viewBox="0 0 4242 762" draw:points="0,762 4039,762 4039,0 4242,0">
          <text:p/>
        </draw:polyline>
        <draw:line draw:style-name="gr155" draw:text-style-name="P5" draw:layer="layout" svg:x1="2.743cm" svg:y1="2.921cm" svg:x2="3.073cm" svg:y2="2.921cm">
          <text:p/>
        </draw:line>
        <draw:frame draw:style-name="gr83" draw:text-style-name="P8" draw:layer="layout" svg:width="0.736cm" svg:height="0.37cm" svg:x="2.286cm" svg:y="2.754cm">
          <draw:text-box>
            <text:p><text:span text:style-name="T4">clk</text:span></text:p>
          </draw:text-box>
        </draw:frame>
        <draw:polyline draw:style-name="gr156" draw:text-style-name="P18" draw:layer="layout" svg:width="0.761cm" svg:height="0.278cm" draw:transform="rotate (1.5707963267949) translate (3.607cm 2.921cm)" svg:viewBox="0 0 762 279" draw:points="0,0 762,0 762,279">
          <text:p/>
        </draw:polyline>
        <draw:line draw:style-name="gr153" draw:text-style-name="P5" draw:layer="layout" svg:x1="6.477cm" svg:y1="1.651cm" svg:x2="7.187cm" svg:y2="1.651cm">
          <text:p/>
        </draw:line>
        <draw:frame draw:style-name="gr84" draw:text-style-name="P34" draw:layer="layout" svg:width="0.736cm" svg:height="0.37cm" svg:x="3.962cm" svg:y="0.965cm">
          <draw:text-box>
            <text:p text:style-name="P16"><text:span text:style-name="T29">FF1</text:span></text:p>
          </draw:text-box>
        </draw:frame>
        <draw:frame draw:style-name="gr84" draw:text-style-name="P34" draw:layer="layout" svg:width="0.736cm" svg:height="0.37cm" svg:x="5.664cm" svg:y="0.965cm">
          <draw:text-box>
            <text:p text:style-name="P16"><text:span text:style-name="T29">G1</text:span></text:p>
          </draw:text-box>
        </draw:frame>
        <draw:frame draw:style-name="gr84" draw:text-style-name="P34" draw:layer="layout" svg:width="0.736cm" svg:height="0.37cm" svg:x="7.264cm" svg:y="0.965cm">
          <draw:text-box>
            <text:p text:style-name="P16"><text:span text:style-name="T29">FF2</text:span></text:p>
          </draw:text-box>
        </draw:frame>
        <draw:path draw:style-name="gr114" draw:text-style-name="P5" draw:layer="layout" svg:width="0.456cm" svg:height="0.405cm" draw:transform="rotate (-3.14159265358979) translate (4.673cm 2.057cm)" svg:viewBox="0 0 457 406" svg:d="M457 0c-279 153 51 406-457 406">
          <text:p/>
        </draw:path>
        <draw:path draw:style-name="gr114" draw:text-style-name="P5" draw:layer="layout" svg:width="1.066cm" svg:height="0.558cm" draw:transform="rotate (-3.14159265358979) translate (3.886cm 2.794cm)" svg:viewBox="0 0 1067 559" svg:d="M1067 0c-432 26-305 331-1067 559">
          <text:p/>
        </draw:path>
        <draw:line draw:style-name="gr157" draw:text-style-name="P5" draw:layer="layout" svg:x1="4.851cm" svg:y1="1.524cm" svg:x2="5.562cm" svg:y2="1.524cm">
          <text:p/>
        </draw:line>
        <draw:path draw:style-name="gr114" draw:text-style-name="P5" draw:layer="layout" svg:width="0.888cm" svg:height="0.169cm" draw:transform="rotate (-3.14159265358979) translate (6.502cm 1.6cm)" svg:viewBox="0 0 889 170" svg:d="M889 0c-254 203-483 229-889 51">
          <text:p/>
        </draw:path>
        <draw:line draw:style-name="gr157" draw:text-style-name="P5" draw:layer="layout" svg:x1="6.578cm" svg:y1="1.549cm" svg:x2="7.01cm" svg:y2="1.549cm">
          <text:p/>
        </draw:line>
        <draw:path draw:style-name="gr158" draw:text-style-name="P5" draw:layer="layout" svg:width="4.393cm" svg:height="0.814cm" draw:transform="rotate (-3.14159265358979) translate (7.188cm 3.07541743880204cm)" svg:viewBox="0 0 4394 815" svg:d="M4394 2c-3099-26-3810 152-4394 813">
          <text:p/>
        </draw:path>
        <draw:path draw:style-name="gr158" draw:text-style-name="P5" draw:layer="layout" svg:width="0.271cm" svg:height="0.456cm" draw:transform="rotate (-3.14159265358979) translate (7.7138553388912cm 2.133cm)" svg:viewBox="0 0 272 457" svg:d="M272 457c-457 0-254-330 0-457">
          <text:p/>
        </draw:path>
        <draw:custom-shape draw:style-name="gr159"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0.305cm" svg:height="0.279cm" svg:x="7.086cm" svg:y="1.498cm">
          <text:p/>
          <draw:enhanced-geometry svg:viewBox="0 0 21600 21600" draw:type="rectangle" draw:enhanced-path="M 0 0 L 21600 0 21600 21600 0 21600 0 0 Z N"/>
        </draw:custom-shape>
        <draw:frame draw:style-name="gr160" draw:text-style-name="P43" draw:layer="layout" svg:width="0.736cm" svg:height="0.437cm" svg:x="2.769cm" svg:y="2.126cm">
          <draw:text-box>
            <text:p text:style-name="P16"><text:span text:style-name="T31">t</text:span><text:span text:style-name="T36">d1</text:span></text:p>
          </draw:text-box>
        </draw:frame>
        <draw:frame draw:style-name="gr160" draw:text-style-name="P43" draw:layer="layout" svg:width="0.736cm" svg:height="0.437cm" svg:x="3.861cm" svg:y="1.468cm">
          <draw:text-box>
            <text:p text:style-name="P16"><text:span text:style-name="T31">t</text:span><text:span text:style-name="T36">d2</text:span></text:p>
          </draw:text-box>
        </draw:frame>
        <draw:frame draw:style-name="gr160" draw:text-style-name="P43" draw:layer="layout" svg:width="0.736cm" svg:height="0.437cm" svg:x="4.826cm" svg:y="1.066cm">
          <draw:text-box>
            <text:p text:style-name="P16"><text:span text:style-name="T31">t</text:span><text:span text:style-name="T36">d3</text:span></text:p>
          </draw:text-box>
        </draw:frame>
        <draw:frame draw:style-name="gr160" draw:text-style-name="P43" draw:layer="layout" svg:width="0.736cm" svg:height="0.437cm" svg:x="6.451cm" svg:y="1.066cm">
          <draw:text-box>
            <text:p text:style-name="P16"><text:span text:style-name="T31">t</text:span><text:span text:style-name="T36">d5</text:span></text:p>
          </draw:text-box>
        </draw:frame>
        <draw:frame draw:style-name="gr160" draw:text-style-name="P43" draw:layer="layout" svg:width="0.736cm" svg:height="0.437cm" svg:x="6.045cm" svg:y="1.016cm">
          <draw:text-box>
            <text:p text:style-name="P16"><text:span text:style-name="T31">t</text:span><text:span text:style-name="T36">d4</text:span></text:p>
          </draw:text-box>
        </draw:frame>
        <draw:frame draw:style-name="gr160" draw:text-style-name="P22" draw:layer="layout" svg:width="0.736cm" svg:height="0.437cm" svg:x="5.995cm" svg:y="2.331cm">
          <draw:text-box>
            <text:p text:style-name="P16"><text:span text:style-name="T25">t</text:span><text:span text:style-name="T26">c1</text:span></text:p>
          </draw:text-box>
        </draw:frame>
        <draw:frame draw:style-name="gr160" draw:text-style-name="P22" draw:layer="layout" svg:width="0.736cm" svg:height="0.437cm" svg:x="7.468cm" svg:y="1.899cm">
          <draw:text-box>
            <text:p text:style-name="P16"><text:span text:style-name="T25">t</text:span><text:span text:style-name="T26">c2</text:span></text:p>
          </draw:text-box>
        </draw:frame>
        <draw:frame draw:style-name="gr161" draw:text-style-name="P53" draw:layer="layout" svg:width="2.87cm" svg:height="0.755cm" svg:x="2.143cm" svg:y="3.293cm">
          <draw:text-box>
            <text:p text:style-name="P52"><text:span text:style-name="T24">Start</text:span><text:span text:style-name="T24">point:</text:span><text:span text:style-name="T24"><text:tab/></text:span><text:span text:style-name="T24">FF1/</text:span><text:span text:style-name="T24">CK</text:span></text:p>
            <text:p text:style-name="P52"><text:span text:style-name="T24">Endp</text:span><text:span text:style-name="T24">oint:</text:span><text:span text:style-name="T24"><text:tab/></text:span><text:span text:style-name="T24">FF2/</text:span><text:span text:style-name="T24">D</text:span></text:p>
          </draw:text-box>
        </draw:frame>
        <draw:frame draw:style-name="gr162" draw:text-style-name="P55" draw:layer="layout" svg:width="5.198cm" svg:height="0.847cm" svg:x="4.53cm" svg:y="3.293cm">
          <draw:text-box>
            <text:p text:style-name="P54"><text:span text:style-name="T37">Data </text:span><text:span text:style-name="T37">arriva</text:span><text:span text:style-name="T37">l </text:span><text:span text:style-name="T37">(</text:span><text:span text:style-name="T38">max</text:span><text:span text:style-name="T37">)</text:span><text:span text:style-name="T37">:</text:span><text:span text:style-name="T37"><text:tab/></text:span><text:span text:style-name="T39">T</text:span><text:span text:style-name="T40">arrive</text:span><text:span text:style-name="T39"> </text:span><text:span text:style-name="T39">= t</text:span><text:span text:style-name="T40">d1</text:span><text:span text:style-name="T39">+ </text:span><text:span text:style-name="T39">t</text:span><text:span text:style-name="T40">d2</text:span><text:span text:style-name="T39">+ </text:span><text:span text:style-name="T39">t</text:span><text:span text:style-name="T40">d3</text:span><text:span text:style-name="T39">+ </text:span><text:span text:style-name="T39">t</text:span><text:span text:style-name="T40">d4</text:span><text:span text:style-name="T39">+ </text:span><text:span text:style-name="T39">t</text:span><text:span text:style-name="T40">d5</text:span></text:p>
            <text:p text:style-name="P54"><text:span text:style-name="T37">Data </text:span><text:span text:style-name="T37">requir</text:span><text:span text:style-name="T37">ed </text:span><text:span text:style-name="T37">(</text:span><text:span text:style-name="T41">min</text:span><text:span text:style-name="T37">)</text:span><text:span text:style-name="T37">:</text:span><text:span text:style-name="T37"><text:tab/></text:span><text:span text:style-name="T42">T</text:span><text:span text:style-name="T43">require</text:span><text:span text:style-name="T42"> </text:span><text:span text:style-name="T42">= </text:span><text:span text:style-name="T44">T</text:span><text:span text:style-name="T45">clk</text:span><text:span text:style-name="T42">+ </text:span><text:span text:style-name="T42">t</text:span><text:span text:style-name="T43">c1</text:span><text:span text:style-name="T44">-</text:span><text:span text:style-name="T42"> t</text:span><text:span text:style-name="T43">c2</text:span></text:p>
          </draw:text-box>
        </draw:frame>
        <draw:frame draw:style-name="gr163" draw:text-style-name="P58" draw:layer="layout" svg:width="3.734cm" svg:height="0.838cm" svg:x="3.784cm" svg:y="4.445cm">
          <draw:text-box>
            <text:p text:style-name="P56"><text:span text:style-name="T46">Setu</text:span><text:span text:style-name="T46">p </text:span><text:span text:style-name="T46">chec</text:span><text:span text:style-name="T46">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7"><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4"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2"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6"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5"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3" draw:text-style-name="P5" draw:layer="layout" svg:x1="13.081cm" svg:y1="1.651cm" svg:x2="13.995cm" svg:y2="1.651cm">
          <text:p/>
        </draw:line>
        <draw:polyline draw:style-name="gr154" draw:text-style-name="P5" draw:layer="layout" svg:width="4.241cm" svg:height="0.761cm" svg:x="11.252cm" svg:y="2.159cm" svg:viewBox="0 0 4242 762" draw:points="0,762 4039,762 4039,0 4242,0">
          <text:p/>
        </draw:polyline>
        <draw:line draw:style-name="gr155" draw:text-style-name="P5" draw:layer="layout" svg:x1="11.049cm" svg:y1="2.921cm" svg:x2="11.379cm" svg:y2="2.921cm">
          <text:p/>
        </draw:line>
        <draw:frame draw:style-name="gr83" draw:text-style-name="P8" draw:layer="layout" svg:width="0.736cm" svg:height="0.37cm" svg:x="10.592cm" svg:y="2.754cm">
          <draw:text-box>
            <text:p><text:span text:style-name="T4">clk</text:span></text:p>
          </draw:text-box>
        </draw:frame>
        <draw:polyline draw:style-name="gr166" draw:text-style-name="P18" draw:layer="layout" svg:width="0.761cm" svg:height="0.278cm" draw:transform="rotate (1.5707963267949) translate (11.913cm 2.921cm)" svg:viewBox="0 0 762 279" draw:points="0,0 762,0 762,279">
          <text:p/>
        </draw:polyline>
        <draw:line draw:style-name="gr153" draw:text-style-name="P5" draw:layer="layout" svg:x1="14.783cm" svg:y1="1.651cm" svg:x2="15.493cm" svg:y2="1.651cm">
          <text:p/>
        </draw:line>
        <draw:frame draw:style-name="gr84" draw:text-style-name="P34" draw:layer="layout" svg:width="0.736cm" svg:height="0.37cm" svg:x="12.268cm" svg:y="0.965cm">
          <draw:text-box>
            <text:p text:style-name="P16"><text:span text:style-name="T29">FF1</text:span></text:p>
          </draw:text-box>
        </draw:frame>
        <draw:frame draw:style-name="gr84" draw:text-style-name="P34" draw:layer="layout" svg:width="0.736cm" svg:height="0.37cm" svg:x="13.97cm" svg:y="0.965cm">
          <draw:text-box>
            <text:p text:style-name="P16"><text:span text:style-name="T29">G1</text:span></text:p>
          </draw:text-box>
        </draw:frame>
        <draw:frame draw:style-name="gr84" draw:text-style-name="P34" draw:layer="layout" svg:width="0.736cm" svg:height="0.37cm" svg:x="15.57cm" svg:y="0.965cm">
          <draw:text-box>
            <text:p text:style-name="P16"><text:span text:style-name="T29">FF2</text:span></text:p>
          </draw:text-box>
        </draw:frame>
        <draw:path draw:style-name="gr158" draw:text-style-name="P5" draw:layer="layout" svg:width="0.456cm" svg:height="0.405cm" draw:transform="rotate (-3.14159265358979) translate (12.979cm 2.057cm)" svg:viewBox="0 0 457 406" svg:d="M457 0c-279 153 51 406-457 406">
          <text:p/>
        </draw:path>
        <draw:path draw:style-name="gr158" draw:text-style-name="P5" draw:layer="layout" svg:width="1.066cm" svg:height="0.558cm" draw:transform="rotate (-3.14159265358979) translate (12.192cm 2.794cm)" svg:viewBox="0 0 1067 559" svg:d="M1067 0c-432 26-305 331-1067 559">
          <text:p/>
        </draw:path>
        <draw:line draw:style-name="gr167" draw:text-style-name="P5" draw:layer="layout" svg:x1="13.157cm" svg:y1="1.524cm" svg:x2="13.868cm" svg:y2="1.524cm">
          <text:p/>
        </draw:line>
        <draw:path draw:style-name="gr158" draw:text-style-name="P5" draw:layer="layout" svg:width="0.888cm" svg:height="0.169cm" draw:transform="rotate (-3.14159265358979) translate (14.808cm 1.6cm)" svg:viewBox="0 0 889 170" svg:d="M889 0c-254 203-483 229-889 51">
          <text:p/>
        </draw:path>
        <draw:line draw:style-name="gr167" draw:text-style-name="P5" draw:layer="layout" svg:x1="14.884cm" svg:y1="1.549cm" svg:x2="15.316cm" svg:y2="1.549cm">
          <text:p/>
        </draw:line>
        <draw:path draw:style-name="gr114" draw:text-style-name="P5" draw:layer="layout" svg:width="4.393cm" svg:height="0.814cm" draw:transform="rotate (-3.14159265358979) translate (15.494cm 3.07541743880204cm)" svg:viewBox="0 0 4394 815" svg:d="M4394 2c-3099-26-3810 152-4394 813">
          <text:p/>
        </draw:path>
        <draw:path draw:style-name="gr114" draw:text-style-name="P5" draw:layer="layout" svg:width="0.256cm" svg:height="0.456cm" svg:x="15.748cm" svg:y="1.675cm" svg:viewBox="0 0 257 457" svg:d="M0 457c330-202 355-405 0-457">
          <text:p/>
        </draw:path>
        <draw:custom-shape draw:style-name="gr159"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5" draw:layer="layout" svg:width="0.305cm" svg:height="0.279cm" svg:x="15.392cm" svg:y="1.498cm">
          <text:p/>
          <draw:enhanced-geometry svg:viewBox="0 0 21600 21600" draw:type="rectangle" draw:enhanced-path="M 0 0 L 21600 0 21600 21600 0 21600 0 0 Z N"/>
        </draw:custom-shape>
        <draw:frame draw:style-name="gr160" draw:text-style-name="P22" draw:layer="layout" svg:width="0.736cm" svg:height="0.437cm" svg:x="11.075cm" svg:y="2.126cm">
          <draw:text-box>
            <text:p text:style-name="P16"><text:span text:style-name="T25">t</text:span><text:span text:style-name="T26">d1</text:span></text:p>
          </draw:text-box>
        </draw:frame>
        <draw:frame draw:style-name="gr160" draw:text-style-name="P22" draw:layer="layout" svg:width="0.736cm" svg:height="0.437cm" svg:x="12.167cm" svg:y="1.468cm">
          <draw:text-box>
            <text:p text:style-name="P16"><text:span text:style-name="T25">t</text:span><text:span text:style-name="T26">d2</text:span></text:p>
          </draw:text-box>
        </draw:frame>
        <draw:frame draw:style-name="gr160" draw:text-style-name="P22" draw:layer="layout" svg:width="0.736cm" svg:height="0.437cm" svg:x="13.132cm" svg:y="1.066cm">
          <draw:text-box>
            <text:p text:style-name="P16"><text:span text:style-name="T25">t</text:span><text:span text:style-name="T26">d3</text:span></text:p>
          </draw:text-box>
        </draw:frame>
        <draw:frame draw:style-name="gr160" draw:text-style-name="P22" draw:layer="layout" svg:width="0.736cm" svg:height="0.437cm" svg:x="14.757cm" svg:y="1.066cm">
          <draw:text-box>
            <text:p text:style-name="P16"><text:span text:style-name="T25">t</text:span><text:span text:style-name="T26">d5</text:span></text:p>
          </draw:text-box>
        </draw:frame>
        <draw:frame draw:style-name="gr160" draw:text-style-name="P22" draw:layer="layout" svg:width="0.736cm" svg:height="0.437cm" svg:x="14.351cm" svg:y="1.016cm">
          <draw:text-box>
            <text:p text:style-name="P16"><text:span text:style-name="T25">t</text:span><text:span text:style-name="T26">d4</text:span></text:p>
          </draw:text-box>
        </draw:frame>
        <draw:frame draw:style-name="gr160" draw:text-style-name="P21" draw:layer="layout" svg:width="0.736cm" svg:height="0.437cm" svg:x="14.301cm" svg:y="2.331cm">
          <draw:text-box>
            <text:p text:style-name="P16"><text:span text:style-name="T19">t</text:span><text:span text:style-name="T20">c1</text:span></text:p>
          </draw:text-box>
        </draw:frame>
        <draw:frame draw:style-name="gr160" draw:text-style-name="P21" draw:layer="layout" svg:width="0.736cm" svg:height="0.437cm" svg:x="15.774cm" svg:y="1.899cm">
          <draw:text-box>
            <text:p text:style-name="P16"><text:span text:style-name="T19">t</text:span><text:span text:style-name="T20">c2`</text:span></text:p>
          </draw:text-box>
        </draw:frame>
        <draw:frame draw:style-name="gr161" draw:text-style-name="P53" draw:layer="layout" svg:width="2.87cm" svg:height="0.755cm" svg:x="10.449cm" svg:y="3.293cm">
          <draw:text-box>
            <text:p text:style-name="P52"><text:span text:style-name="T24">Start</text:span><text:span text:style-name="T24">point:</text:span><text:span text:style-name="T24"><text:tab/></text:span><text:span text:style-name="T24">FF1/</text:span><text:span text:style-name="T24">CK</text:span></text:p>
            <text:p text:style-name="P52"><text:span text:style-name="T24">Endp</text:span><text:span text:style-name="T24">oint:</text:span><text:span text:style-name="T24"><text:tab/></text:span><text:span text:style-name="T24">FF2/</text:span><text:span text:style-name="T24">D</text:span></text:p>
          </draw:text-box>
        </draw:frame>
        <draw:frame draw:style-name="gr162" draw:text-style-name="P55" draw:layer="layout" svg:width="5.198cm" svg:height="0.847cm" svg:x="12.836cm" svg:y="3.293cm">
          <draw:text-box>
            <text:p text:style-name="P54"><text:span text:style-name="T37">Data </text:span><text:span text:style-name="T37">arriva</text:span><text:span text:style-name="T37">l </text:span><text:span text:style-name="T37">(</text:span><text:span text:style-name="T41">min</text:span><text:span text:style-name="T37">)</text:span><text:span text:style-name="T37">:</text:span><text:span text:style-name="T37"><text:tab/></text:span><text:span text:style-name="T42">T</text:span><text:span text:style-name="T43">arrive</text:span><text:span text:style-name="T42"> </text:span><text:span text:style-name="T42">= t</text:span><text:span text:style-name="T43">d1</text:span><text:span text:style-name="T42">+ </text:span><text:span text:style-name="T42">t</text:span><text:span text:style-name="T43">d2</text:span><text:span text:style-name="T42">+ </text:span><text:span text:style-name="T42">t</text:span><text:span text:style-name="T43">d3</text:span><text:span text:style-name="T42">+ </text:span><text:span text:style-name="T42">t</text:span><text:span text:style-name="T43">d4</text:span><text:span text:style-name="T42">+ </text:span><text:span text:style-name="T42">t</text:span><text:span text:style-name="T43">d5</text:span></text:p>
            <text:p text:style-name="P54"><text:span text:style-name="T37">Data </text:span><text:span text:style-name="T37">requir</text:span><text:span text:style-name="T37">ed </text:span><text:span text:style-name="T37">(</text:span><text:span text:style-name="T38">max</text:span><text:span text:style-name="T37">)</text:span><text:span text:style-name="T37">:</text:span><text:span text:style-name="T37"><text:tab/></text:span><text:span text:style-name="T52">T</text:span><text:span text:style-name="T53">require</text:span><text:span text:style-name="T52"> </text:span><text:span text:style-name="T52">= t</text:span><text:span text:style-name="T53">c1</text:span><text:span text:style-name="T52">+ </text:span><text:span text:style-name="T52">t</text:span><text:span text:style-name="T53">c2</text:span></text:p>
          </draw:text-box>
        </draw:frame>
        <draw:frame draw:style-name="gr163" draw:text-style-name="P58" draw:layer="layout" svg:width="3.734cm" svg:height="0.838cm" svg:x="12.09cm" svg:y="4.445cm">
          <draw:text-box>
            <text:p text:style-name="P56"><text:span text:style-name="T46">Hold </text:span><text:span text:style-name="T46">chec</text:span><text:span text:style-name="T46">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7"><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ext:span><text:span text:style-name="T42">T</text:span><text:span text:style-name="T43">arrive</text:span></text:p>
          </draw:text-box>
        </draw:frame>
        <draw:polyline draw:style-name="gr55" draw:text-style-name="P5" draw:layer="layout" svg:width="0.507cm" svg:height="2.539cm" draw:transform="rotate (1.5707963267949) translate (5.35cm 14.097cm)" svg:viewBox="0 0 508 2540" draw:points="0,0 508,0 508,1270 0,1270 0,2540 508,2540">
          <text:p/>
        </draw:polyline>
        <draw:path draw:style-name="gr74" draw:text-style-name="P5" draw:layer="layout" svg:width="1.218cm" svg:height="0.766cm" draw:transform="rotate (-3.14159265358979) translate (6.594cm 14.635cm)" svg:viewBox="0 0 1219 767" svg:d="M1219 767c-1016-5-51-767-1219-767">
          <text:p/>
        </draw:path>
        <draw:frame draw:style-name="gr60" draw:text-style-name="P60" draw:layer="layout" svg:width="2.733cm" svg:height="0.37cm" svg:x="2.54cm" svg:y="13.67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2.54cm" svg:y="14.432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custom-shape draw:style-name="gr150" draw:text-style-name="P51" draw:layer="layout" svg:width="0.153cm" svg:height="0.584cm" svg:x="11.734cm" svg:y="6.426cm">
          <text:p/>
          <draw:enhanced-geometry svg:viewBox="0 0 21600 21600" draw:type="rectangle" draw:enhanced-path="M 0 0 L 21600 0 21600 21600 0 21600 0 0 Z N"/>
        </draw:custom-shape>
        <draw:polyline draw:style-name="gr55" draw:text-style-name="P5" draw:layer="layout" svg:width="0.507cm" svg:height="5.079cm" draw:transform="rotate (1.5707963267949) translate (11.811cm 6.985cm)" svg:viewBox="0 0 508 5080" draw:points="0,0 508,0 508,2540 0,2540 0,5080 508,5080">
          <text:p/>
        </draw:polyline>
        <draw:polyline draw:style-name="gr55" draw:text-style-name="P5" draw:layer="layout" svg:width="0.507cm" svg:height="5.079cm" draw:transform="rotate (1.5707963267949) translate (11.811cm 7.747cm)" svg:viewBox="0 0 508 5080" draw:points="0,0 0,508 508,508 508,3048 0,3048 0,5080">
          <text:p/>
        </draw:polyline>
        <draw:line draw:style-name="gr56" draw:text-style-name="P5" draw:layer="layout" svg:x1="11.811cm" svg:y1="6.299cm" svg:x2="11.811cm" svg:y2="8.763cm">
          <text:p/>
        </draw:line>
        <draw:line draw:style-name="gr168" draw:text-style-name="P5" draw:layer="layout" svg:x1="12.318cm" svg:y1="8.356cm" svg:x2="13.03cm" svg:y2="8.356cm">
          <text:p/>
        </draw:line>
        <draw:path draw:style-name="gr169" draw:text-style-name="P5" draw:layer="layout" svg:width="0.431cm" svg:height="0.583cm" draw:transform="rotate (-3.14159265358979) translate (12.268cm 7.34cm)" svg:viewBox="0 0 432 584" svg:d="M432 584c-356 0 0-533-432-584">
          <text:p/>
        </draw:path>
        <draw:frame draw:style-name="gr160" draw:text-style-name="P22" draw:layer="layout" svg:width="0.736cm" svg:height="0.437cm" svg:x="11.861cm" svg:y="6.807cm">
          <draw:text-box>
            <text:p text:style-name="P16"><text:span text:style-name="T25">t</text:span><text:span text:style-name="T26">d1</text:span></text:p>
          </draw:text-box>
        </draw:frame>
        <draw:polyline draw:style-name="gr55" draw:text-style-name="P5" draw:layer="layout" svg:width="0.507cm" svg:height="5.079cm" draw:transform="rotate (1.5707963267949) translate (11.811cm 8.509cm)" svg:viewBox="0 0 508 5080" draw:points="0,0 0,508 508,508 508,3048 0,3048 0,5080">
          <text:p/>
        </draw:polyline>
        <draw:path draw:style-name="gr170" draw:text-style-name="P5" draw:layer="layout" svg:width="0.456cm" svg:height="1.523cm" draw:transform="rotate (-3.14159265358979) translate (12.293cm 8.331cm)" svg:viewBox="0 0 457 1524" svg:d="M457 1524c-279-51 51-1524-457-1524">
          <text:p/>
        </draw:path>
        <draw:frame draw:style-name="gr57" draw:text-style-name="P61" draw:layer="layout" svg:width="2.133cm" svg:height="0.704cm" svg:x="10.668cm" svg:y="8.458cm">
          <draw:text-box>
            <text:p text:style-name="P30"><text:span text:style-name="T19">t</text:span><text:span text:style-name="T20">c2</text:span></text:p>
            <text:p text:style-name="P30"><text:span text:style-name="T23">(FF2 </text:span><text:span text:style-name="T23">hold </text:span><text:span text:style-name="T23">time)</text:span></text:p>
          </draw:text-box>
        </draw:frame>
        <draw:line draw:style-name="gr68" draw:text-style-name="P5" draw:layer="layout" svg:x1="13.03cm" svg:y1="8.128cm" svg:x2="13.03cm" svg:y2="8.763cm">
          <text:p/>
        </draw:line>
        <draw:frame draw:style-name="gr160" draw:text-style-name="P21" draw:layer="layout" svg:width="1.244cm" svg:height="0.437cm" svg:x="12.649cm" svg:y="8.813cm">
          <draw:text-box>
            <text:p text:style-name="P16"><text:span text:style-name="T19">T</text:span><text:span text:style-name="T20">require</text:span></text:p>
          </draw:text-box>
        </draw:frame>
        <draw:frame draw:style-name="gr160" draw:text-style-name="P21" draw:layer="layout" svg:width="0.431cm" svg:height="0.437cm" svg:x="11.963cm" svg:y="7.741cm">
          <draw:text-box>
            <text:p text:style-name="P16"><text:span text:style-name="T19">t</text:span><text:span text:style-name="T20">c1</text:span></text:p>
          </draw:text-box>
        </draw:frame>
        <draw:line draw:style-name="gr70" draw:text-style-name="P5" draw:layer="layout" svg:x1="14.679cm" svg:y1="7.112cm" svg:x2="14.679cm" svg:y2="8.763cm">
          <text:p/>
        </draw:line>
        <draw:frame draw:style-name="gr160" draw:text-style-name="P22" draw:layer="layout" svg:width="1.244cm" svg:height="0.437cm" svg:x="14.224cm" svg:y="8.813cm">
          <draw:text-box>
            <text:p text:style-name="P16"><text:span text:style-name="T25">T</text:span><text:span text:style-name="T26">arrive</text:span></text:p>
          </draw:text-box>
        </draw:frame>
        <draw:line draw:style-name="gr69" draw:text-style-name="P5" draw:layer="layout" svg:x1="12.319cm" svg:y1="7.34cm" svg:x2="14.681cm" svg:y2="7.34cm">
          <text:p/>
        </draw:line>
        <draw:frame draw:style-name="gr57" draw:text-style-name="P43" draw:layer="layout" svg:width="2.743cm" svg:height="0.704cm" svg:x="12.217cm" svg:y="7.315cm">
          <draw:text-box>
            <text:p text:style-name="P16"><text:span text:style-name="T25">t</text:span><text:span text:style-name="T26">d2</text:span><text:span text:style-name="T56">+ </text:span><text:span text:style-name="T56">t</text:span><text:span text:style-name="T26">d3</text:span><text:span text:style-name="T56">+ </text:span><text:span text:style-name="T56">t</text:span><text:span text:style-name="T26">d4</text:span><text:span text:style-name="T56">+ </text:span><text:span text:style-name="T56">t</text:span><text:span text:style-name="T26">d5</text:span></text:p>
            <text:p text:style-name="P16"><text:span text:style-name="T23">(data </text:span><text:span text:style-name="T23">propa</text:span><text:span text:style-name="T23">gatio</text:span><text:span text:style-name="T23">n </text:span><text:span text:style-name="T23">delay</text:span><text:span text:style-name="T23">)</text:span></text:p>
          </draw:text-box>
        </draw:frame>
        <draw:line draw:style-name="gr171" draw:text-style-name="P5" draw:layer="layout" svg:x1="14.655cm" svg:y1="8.356cm" svg:x2="13.055cm" svg:y2="8.356cm">
          <text:p/>
        </draw:line>
        <draw:frame draw:style-name="gr84" draw:text-style-name="P62" draw:layer="layout" svg:width="0.786cm" svg:height="0.37cm" svg:x="13.437cm" svg:y="8.356cm">
          <draw:text-box>
            <text:p text:style-name="P16"><text:span text:style-name="T57">slack</text:span></text:p>
          </draw:text-box>
        </draw:frame>
        <draw:frame draw:style-name="gr172" draw:text-style-name="P62" draw:layer="layout" svg:width="1.524cm" svg:height="0.637cm" svg:x="11.074cm" svg:y="5.669cm">
          <draw:text-box>
            <text:p text:style-name="P16"><text:span text:style-name="T57">launc</text:span><text:span text:style-name="T57">h &amp; </text:span><text:span text:style-name="T57">captu</text:span><text:span text:style-name="T57">re </text:span><text:span text:style-name="T57">edge</text:span></text:p>
          </draw:text-box>
        </draw:frame>
        <draw:g>
          <draw:custom-shape draw:style-name="gr173"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2"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6"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4"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3" draw:text-style-name="P5" draw:layer="layout" svg:x1="4.775cm" svg:y1="11.836cm" svg:x2="5.689cm" svg:y2="11.836cm">
          <text:p/>
        </draw:line>
        <draw:polyline draw:style-name="gr154" draw:text-style-name="P5" draw:layer="layout" svg:width="4.241cm" svg:height="0.761cm" svg:x="2.946cm" svg:y="12.344cm" svg:viewBox="0 0 4242 762" draw:points="0,762 4039,762 4039,0 4242,0">
          <text:p/>
        </draw:polyline>
        <draw:line draw:style-name="gr155" draw:text-style-name="P5" draw:layer="layout" svg:x1="2.743cm" svg:y1="13.106cm" svg:x2="3.073cm" svg:y2="13.106cm">
          <text:p/>
        </draw:line>
        <draw:frame draw:style-name="gr83" draw:text-style-name="P8" draw:layer="layout" svg:width="0.736cm" svg:height="0.37cm" svg:x="2.286cm" svg:y="12.939cm">
          <draw:text-box>
            <text:p><text:span text:style-name="T4">clk</text:span></text:p>
          </draw:text-box>
        </draw:frame>
        <draw:polyline draw:style-name="gr175" draw:text-style-name="P18" draw:layer="layout" svg:width="0.761cm" svg:height="0.278cm" draw:transform="rotate (1.5707963267949) translate (3.607cm 13.106cm)" svg:viewBox="0 0 762 279" draw:points="0,0 762,0 762,279">
          <text:p/>
        </draw:polyline>
        <draw:line draw:style-name="gr153" draw:text-style-name="P5" draw:layer="layout" svg:x1="6.477cm" svg:y1="11.836cm" svg:x2="7.187cm" svg:y2="11.836cm">
          <text:p/>
        </draw:line>
        <draw:frame draw:style-name="gr84" draw:text-style-name="P34" draw:layer="layout" svg:width="0.736cm" svg:height="0.37cm" svg:x="3.962cm" svg:y="11.15cm">
          <draw:text-box>
            <text:p text:style-name="P16"><text:span text:style-name="T29">FF1</text:span></text:p>
          </draw:text-box>
        </draw:frame>
        <draw:frame draw:style-name="gr84" draw:text-style-name="P63" draw:layer="layout" svg:width="2.54cm" svg:height="0.37cm" svg:x="4.699cm" svg:y="10.515cm">
          <draw:text-box>
            <text:p text:style-name="P16"><text:span text:style-name="T58">Setu</text:span><text:span text:style-name="T58">p </text:span><text:span text:style-name="T58">chec</text:span><text:span text:style-name="T58">k</text:span></text:p>
          </draw:text-box>
        </draw:frame>
        <draw:frame draw:style-name="gr84" draw:text-style-name="P34" draw:layer="layout" svg:width="0.736cm" svg:height="0.37cm" svg:x="7.264cm" svg:y="11.15cm">
          <draw:text-box>
            <text:p text:style-name="P16"><text:span text:style-name="T29">FF2</text:span></text:p>
          </draw:text-box>
        </draw:frame>
        <draw:path draw:style-name="gr114" draw:text-style-name="P5" draw:layer="layout" svg:width="4.342cm" svg:height="1.27cm" draw:transform="rotate (-3.14159265358979) translate (7.162cm 12.979cm)" svg:viewBox="0 0 4343 1271" svg:d="M4343 0c-1168 128-1041 1296-4343 1271">
          <text:p/>
        </draw:path>
        <draw:path draw:style-name="gr158" draw:text-style-name="P5" draw:layer="layout" svg:width="4.444cm" svg:height="0.619cm" draw:transform="rotate (-3.14159265358979) translate (7.239cm 13.2680178034762cm)" svg:viewBox="0 0 4445 620" svg:d="M4445 10c-3099-26-3861-51-4445 610">
          <text:p/>
        </draw:path>
        <draw:path draw:style-name="gr158" draw:text-style-name="P5" draw:layer="layout" svg:width="0.266cm" svg:height="0.456cm" draw:transform="rotate (-3.14159265358979) translate (7.5817767968058cm 12.242cm)" svg:viewBox="0 0 267 457" svg:d="M267 457c-355-50-330-330-76-457">
          <text:p/>
        </draw:path>
        <draw:custom-shape draw:style-name="gr76"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4.864cm)" svg:viewBox="0 0 508 2540" draw:points="0,0 508,0 508,1270 0,1270 0,2540 508,2540">
          <text:p/>
        </draw:polyline>
        <draw:custom-shape draw:style-name="gr150" draw:text-style-name="P51" draw:layer="layout" svg:width="0.153cm" svg:height="0.584cm" svg:x="13.401cm" svg:y="14.33cm">
          <text:p/>
          <draw:enhanced-geometry svg:viewBox="0 0 21600 21600" draw:type="rectangle" draw:enhanced-path="M 0 0 L 21600 0 21600 21600 0 21600 0 0 Z N"/>
        </draw:custom-shape>
        <draw:custom-shape draw:style-name="gr150" draw:text-style-name="P51" draw:layer="layout" svg:width="0.153cm" svg:height="0.584cm" svg:x="14.68cm" svg:y="13.568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4.097cm)" svg:viewBox="0 0 508 2540" draw:points="0,0 508,0 508,1270 0,1270 0,2540 508,2540">
          <text:p/>
        </draw:polyline>
        <draw:path draw:style-name="gr169" draw:text-style-name="P5" draw:layer="layout" svg:width="1.193cm" svg:height="0.761cm" draw:transform="rotate (-3.14159265358979) translate (14.706cm 14.635cm)" svg:viewBox="0 0 1194 762" svg:d="M0 762c1016-5 26-762 1194-762">
          <text:p/>
        </draw:path>
        <draw:frame draw:style-name="gr60" draw:text-style-name="P60" draw:layer="layout" svg:width="2.733cm" svg:height="0.37cm" svg:x="9.398cm" svg:y="13.67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9.398cm" svg:y="14.432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76"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2"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6"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7"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3" draw:text-style-name="P5" draw:layer="layout" svg:x1="11.633cm" svg:y1="11.836cm" svg:x2="12.547cm" svg:y2="11.836cm">
          <text:p/>
        </draw:line>
        <draw:polyline draw:style-name="gr154" draw:text-style-name="P5" draw:layer="layout" svg:width="4.241cm" svg:height="0.761cm" svg:x="9.804cm" svg:y="12.344cm" svg:viewBox="0 0 4242 762" draw:points="0,762 4039,762 4039,0 4242,0">
          <text:p/>
        </draw:polyline>
        <draw:line draw:style-name="gr155" draw:text-style-name="P5" draw:layer="layout" svg:x1="9.601cm" svg:y1="13.106cm" svg:x2="9.931cm" svg:y2="13.106cm">
          <text:p/>
        </draw:line>
        <draw:frame draw:style-name="gr83" draw:text-style-name="P8" draw:layer="layout" svg:width="0.736cm" svg:height="0.37cm" svg:x="9.144cm" svg:y="12.939cm">
          <draw:text-box>
            <text:p><text:span text:style-name="T4">clk</text:span></text:p>
          </draw:text-box>
        </draw:frame>
        <draw:polyline draw:style-name="gr178" draw:text-style-name="P18" draw:layer="layout" svg:width="0.761cm" svg:height="0.278cm" draw:transform="rotate (1.5707963267949) translate (10.465cm 13.106cm)" svg:viewBox="0 0 762 279" draw:points="0,0 762,0 762,279">
          <text:p/>
        </draw:polyline>
        <draw:line draw:style-name="gr153" draw:text-style-name="P5" draw:layer="layout" svg:x1="13.335cm" svg:y1="11.836cm" svg:x2="14.045cm" svg:y2="11.836cm">
          <text:p/>
        </draw:line>
        <draw:frame draw:style-name="gr84" draw:text-style-name="P34" draw:layer="layout" svg:width="0.736cm" svg:height="0.37cm" svg:x="10.82cm" svg:y="11.15cm">
          <draw:text-box>
            <text:p text:style-name="P16"><text:span text:style-name="T29">FF1</text:span></text:p>
          </draw:text-box>
        </draw:frame>
        <draw:frame draw:style-name="gr84" draw:text-style-name="P34" draw:layer="layout" svg:width="0.736cm" svg:height="0.37cm" svg:x="14.122cm" svg:y="11.15cm">
          <draw:text-box>
            <text:p text:style-name="P16"><text:span text:style-name="T29">FF2</text:span></text:p>
          </draw:text-box>
        </draw:frame>
        <draw:path draw:style-name="gr158" draw:text-style-name="P5" draw:layer="layout" svg:width="4.342cm" svg:height="1.27cm" draw:transform="rotate (-3.14159265358979) translate (14.02cm 12.979cm)" svg:viewBox="0 0 4343 1271" svg:d="M4343 0c-1168 128-1041 1296-4343 1271">
          <text:p/>
        </draw:path>
        <draw:path draw:style-name="gr179" draw:text-style-name="P5" draw:layer="layout" svg:width="4.444cm" svg:height="0.619cm" draw:transform="rotate (-3.14159265358979) translate (14.097cm 13.2680178034762cm)" svg:viewBox="0 0 4445 620" svg:d="M4445 10c-3099-26-3861-51-4445 610">
          <text:p/>
        </draw:path>
        <draw:path draw:style-name="gr179" draw:text-style-name="P5" draw:layer="layout" svg:width="0.307cm" svg:height="0.659cm" svg:x="14.173cm" svg:y="11.76cm" svg:viewBox="0 0 308 660" svg:d="M101 660c279-228 305-508-101-660">
          <text:p/>
        </draw:path>
        <draw:custom-shape draw:style-name="gr76"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4.864cm)" svg:viewBox="0 0 508 2540" draw:points="0,0 508,0 508,1270 0,1270 0,2540 508,2540">
          <text:p/>
        </draw:polyline>
        <draw:custom-shape draw:style-name="gr150" draw:text-style-name="P51" draw:layer="layout" svg:width="0.153cm" svg:height="0.584cm" svg:x="7.822cm" svg:y="18.897cm">
          <text:p/>
          <draw:enhanced-geometry svg:viewBox="0 0 21600 21600" draw:type="rectangle" draw:enhanced-path="M 0 0 L 21600 0 21600 21600 0 21600 0 0 Z N"/>
        </draw:custom-shape>
        <draw:custom-shape draw:style-name="gr150" draw:text-style-name="P51" draw:layer="layout" svg:width="0.153cm" svg:height="0.584cm" svg:x="6.552cm" svg:y="18.10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5.35cm 18.664cm)" svg:viewBox="0 0 508 2540" draw:points="0,0 508,0 508,1270 0,1270 0,2540 508,2540">
          <text:p/>
        </draw:polyline>
        <draw:path draw:style-name="gr74" draw:text-style-name="P5" draw:layer="layout" svg:width="1.218cm" svg:height="0.766cm" draw:transform="rotate (-3.14159265358979) translate (7.873cm 19.202cm)" svg:viewBox="0 0 1219 767" svg:d="M1219 767c-1016-5-51-767-1219-767">
          <text:p/>
        </draw:path>
        <draw:frame draw:style-name="gr60" draw:text-style-name="P60" draw:layer="layout" svg:width="2.733cm" svg:height="0.37cm" svg:x="2.54cm" svg:y="18.237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2.54cm" svg:y="18.999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80"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2"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6"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81"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3" draw:text-style-name="P5" draw:layer="layout" svg:x1="4.775cm" svg:y1="16.408cm" svg:x2="5.689cm" svg:y2="16.408cm">
          <text:p/>
        </draw:line>
        <draw:polyline draw:style-name="gr154" draw:text-style-name="P5" draw:layer="layout" svg:width="4.241cm" svg:height="0.761cm" svg:x="2.946cm" svg:y="16.916cm" svg:viewBox="0 0 4242 762" draw:points="0,762 4039,762 4039,0 4242,0">
          <text:p/>
        </draw:polyline>
        <draw:line draw:style-name="gr155" draw:text-style-name="P5" draw:layer="layout" svg:x1="2.743cm" svg:y1="17.678cm" svg:x2="3.073cm" svg:y2="17.678cm">
          <text:p/>
        </draw:line>
        <draw:frame draw:style-name="gr83" draw:text-style-name="P8" draw:layer="layout" svg:width="0.736cm" svg:height="0.37cm" svg:x="2.286cm" svg:y="17.511cm">
          <draw:text-box>
            <text:p><text:span text:style-name="T4">clk</text:span></text:p>
          </draw:text-box>
        </draw:frame>
        <draw:polyline draw:style-name="gr182" draw:text-style-name="P18" draw:layer="layout" svg:width="0.761cm" svg:height="0.278cm" draw:transform="rotate (1.5707963267949) translate (3.607cm 17.678cm)" svg:viewBox="0 0 762 279" draw:points="0,0 762,0 762,279">
          <text:p/>
        </draw:polyline>
        <draw:line draw:style-name="gr153" draw:text-style-name="P5" draw:layer="layout" svg:x1="6.477cm" svg:y1="16.408cm" svg:x2="7.187cm" svg:y2="16.408cm">
          <text:p/>
        </draw:line>
        <draw:frame draw:style-name="gr84" draw:text-style-name="P34" draw:layer="layout" svg:width="0.736cm" svg:height="0.37cm" svg:x="3.962cm" svg:y="15.722cm">
          <draw:text-box>
            <text:p text:style-name="P16"><text:span text:style-name="T29">FF1</text:span></text:p>
          </draw:text-box>
        </draw:frame>
        <draw:frame draw:style-name="gr84" draw:text-style-name="P34" draw:layer="layout" svg:width="0.736cm" svg:height="0.37cm" svg:x="5.664cm" svg:y="15.722cm">
          <draw:text-box>
            <text:p text:style-name="P16"><text:span text:style-name="T29">G1</text:span></text:p>
          </draw:text-box>
        </draw:frame>
        <draw:frame draw:style-name="gr84" draw:text-style-name="P34" draw:layer="layout" svg:width="0.736cm" svg:height="0.37cm" svg:x="7.264cm" svg:y="15.722cm">
          <draw:text-box>
            <text:p text:style-name="P16"><text:span text:style-name="T29">FF2</text:span></text:p>
          </draw:text-box>
        </draw:frame>
        <draw:custom-shape draw:style-name="gr76"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5.35cm 19.431cm)" svg:viewBox="0 0 508 2540" draw:points="0,0 508,0 508,1270 0,1270 0,2540 508,2540">
          <text:p/>
        </draw:polyline>
        <draw:custom-shape draw:style-name="gr150" draw:text-style-name="P51" draw:layer="layout" svg:width="0.153cm" svg:height="0.584cm" svg:x="12.131cm" svg:y="18.897cm">
          <text:p/>
          <draw:enhanced-geometry svg:viewBox="0 0 21600 21600" draw:type="rectangle" draw:enhanced-path="M 0 0 L 21600 0 21600 21600 0 21600 0 0 Z N"/>
        </draw:custom-shape>
        <draw:custom-shape draw:style-name="gr150" draw:text-style-name="P51" draw:layer="layout" svg:width="0.153cm" svg:height="0.584cm" svg:x="13.41cm" svg:y="18.135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2.208cm 18.664cm)" svg:viewBox="0 0 508 2540" draw:points="0,0 508,0 508,1270 0,1270 0,2540 508,2540">
          <text:p/>
        </draw:polyline>
        <draw:path draw:style-name="gr169" draw:text-style-name="P5" draw:layer="layout" svg:width="1.193cm" svg:height="0.761cm" draw:transform="rotate (-3.14159265358979) translate (13.436cm 19.202cm)" svg:viewBox="0 0 1194 762" svg:d="M0 762c1016-5 26-762 1194-762">
          <text:p/>
        </draw:path>
        <draw:frame draw:style-name="gr60" draw:text-style-name="P60" draw:layer="layout" svg:width="2.733cm" svg:height="0.37cm" svg:x="9.398cm" svg:y="18.237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9.398cm" svg:y="18.999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g>
          <draw:custom-shape draw:style-name="gr183"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2"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6"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4"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3" draw:text-style-name="P5" draw:layer="layout" svg:x1="11.633cm" svg:y1="16.408cm" svg:x2="12.547cm" svg:y2="16.408cm">
          <text:p/>
        </draw:line>
        <draw:polyline draw:style-name="gr154" draw:text-style-name="P5" draw:layer="layout" svg:width="4.241cm" svg:height="0.761cm" svg:x="9.804cm" svg:y="16.916cm" svg:viewBox="0 0 4242 762" draw:points="0,762 4039,762 4039,0 4242,0">
          <text:p/>
        </draw:polyline>
        <draw:line draw:style-name="gr155" draw:text-style-name="P5" draw:layer="layout" svg:x1="9.601cm" svg:y1="17.678cm" svg:x2="9.931cm" svg:y2="17.678cm">
          <text:p/>
        </draw:line>
        <draw:frame draw:style-name="gr83" draw:text-style-name="P8" draw:layer="layout" svg:width="0.736cm" svg:height="0.37cm" svg:x="9.144cm" svg:y="17.511cm">
          <draw:text-box>
            <text:p><text:span text:style-name="T4">clk</text:span></text:p>
          </draw:text-box>
        </draw:frame>
        <draw:polyline draw:style-name="gr185" draw:text-style-name="P18" draw:layer="layout" svg:width="0.761cm" svg:height="0.278cm" draw:transform="rotate (1.5707963267949) translate (10.465cm 17.678cm)" svg:viewBox="0 0 762 279" draw:points="0,0 762,0 762,279">
          <text:p/>
        </draw:polyline>
        <draw:line draw:style-name="gr153" draw:text-style-name="P5" draw:layer="layout" svg:x1="13.335cm" svg:y1="16.408cm" svg:x2="14.045cm" svg:y2="16.408cm">
          <text:p/>
        </draw:line>
        <draw:frame draw:style-name="gr84" draw:text-style-name="P34" draw:layer="layout" svg:width="0.736cm" svg:height="0.37cm" svg:x="10.82cm" svg:y="15.722cm">
          <draw:text-box>
            <text:p text:style-name="P16"><text:span text:style-name="T29">FF1</text:span></text:p>
          </draw:text-box>
        </draw:frame>
        <draw:frame draw:style-name="gr84" draw:text-style-name="P34" draw:layer="layout" svg:width="0.736cm" svg:height="0.37cm" svg:x="12.522cm" svg:y="15.722cm">
          <draw:text-box>
            <text:p text:style-name="P16"><text:span text:style-name="T29">G1</text:span></text:p>
          </draw:text-box>
        </draw:frame>
        <draw:frame draw:style-name="gr84" draw:text-style-name="P34" draw:layer="layout" svg:width="0.736cm" svg:height="0.37cm" svg:x="14.122cm" svg:y="15.722cm">
          <draw:text-box>
            <text:p text:style-name="P16"><text:span text:style-name="T29">FF2</text:span></text:p>
          </draw:text-box>
        </draw:frame>
        <draw:custom-shape draw:style-name="gr76"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5" draw:layer="layout" svg:width="0.507cm" svg:height="2.539cm" draw:transform="rotate (1.5707963267949) translate (12.208cm 19.431cm)" svg:viewBox="0 0 508 2540" draw:points="0,0 508,0 508,1270 0,1270 0,2540 508,2540">
          <text:p/>
        </draw:polyline>
        <draw:frame draw:style-name="gr84" draw:text-style-name="P63" draw:layer="layout" svg:width="2.54cm" svg:height="0.37cm" svg:x="11.506cm" svg:y="10.515cm">
          <draw:text-box>
            <text:p text:style-name="P16"><text:span text:style-name="T58">Hold </text:span><text:span text:style-name="T58">chec</text:span><text:span text:style-name="T58">k</text:span></text:p>
          </draw:text-box>
        </draw:frame>
        <draw:custom-shape draw:style-name="gr150" draw:text-style-name="P51" draw:layer="layout" svg:width="0.153cm" svg:height="0.584cm" svg:x="3.606cm" svg:y="6.426cm">
          <text:p/>
          <draw:enhanced-geometry svg:viewBox="0 0 21600 21600" draw:type="rectangle" draw:enhanced-path="M 0 0 L 21600 0 21600 21600 0 21600 0 0 Z N"/>
        </draw:custom-shape>
        <draw:polyline draw:style-name="gr55" draw:text-style-name="P5" draw:layer="layout" svg:width="0.507cm" svg:height="5.841cm" draw:transform="rotate (1.5707963267949) translate (3.683cm 6.985cm)" svg:viewBox="0 0 508 5842" draw:points="0,0 508,0 508,2540 0,2540 0,5080 508,5080 508,5842">
          <text:p/>
        </draw:polyline>
        <draw:polyline draw:style-name="gr55" draw:text-style-name="P5" draw:layer="layout" svg:width="0.507cm" svg:height="5.841cm" draw:transform="rotate (1.5707963267949) translate (3.683cm 7.747cm)" svg:viewBox="0 0 508 5842" draw:points="0,0 0,508 508,508 508,3048 0,3048 0,5588 508,5588 508,5842">
          <text:p/>
        </draw:polyline>
        <draw:line draw:style-name="gr56" draw:text-style-name="P5" draw:layer="layout" svg:x1="3.683cm" svg:y1="6.299cm" svg:x2="3.683cm" svg:y2="8.763cm">
          <text:p/>
        </draw:line>
        <draw:line draw:style-name="gr69" draw:text-style-name="P5" draw:layer="layout" svg:x1="9.271cm" svg:y1="8.153cm" svg:x2="8.534cm" svg:y2="8.153cm">
          <text:p/>
        </draw:line>
        <draw:path draw:style-name="gr74" draw:text-style-name="P5" draw:layer="layout" svg:width="0.431cm" svg:height="0.583cm" draw:transform="rotate (-3.14159265358979) translate (4.14cm 7.34cm)" svg:viewBox="0 0 432 584" svg:d="M432 584c-356 0 0-533-432-584">
          <text:p/>
        </draw:path>
        <draw:frame draw:style-name="gr160" draw:text-style-name="P21" draw:layer="layout" svg:width="0.381cm" svg:height="0.437cm" svg:x="3.987cm" svg:y="6.807cm">
          <draw:text-box>
            <text:p text:style-name="P16"><text:span text:style-name="T19">t</text:span><text:span text:style-name="T20">d1</text:span></text:p>
          </draw:text-box>
        </draw:frame>
        <draw:path draw:style-name="gr186" draw:text-style-name="P5" draw:layer="layout" svg:width="0.456cm" svg:height="1.294cm" draw:transform="rotate (-3.14159265358979) translate (9.245cm 8.026cm)" svg:viewBox="0 0 457 1295" svg:d="M457 1295c-279-41 51-1295-457-1295">
          <text:p/>
        </draw:path>
        <draw:frame draw:style-name="gr57" draw:text-style-name="P64" draw:layer="layout" svg:width="1.854cm" svg:height="0.704cm" svg:x="8.89cm" svg:y="8.135cm">
          <draw:text-box>
            <text:p text:style-name="P19"><text:span text:style-name="T25">t</text:span><text:span text:style-name="T26">c2</text:span></text:p>
            <text:p text:style-name="P19"><text:span text:style-name="T23">(FF2 </text:span><text:span text:style-name="T23">setup </text:span><text:span text:style-name="T23">time)</text:span></text:p>
          </draw:text-box>
        </draw:frame>
        <draw:line draw:style-name="gr70" draw:text-style-name="P5" draw:layer="layout" svg:x1="8.509cm" svg:y1="7.112cm" svg:x2="8.509cm" svg:y2="8.763cm">
          <text:p/>
        </draw:line>
        <draw:frame draw:style-name="gr160" draw:text-style-name="P22" draw:layer="layout" svg:width="0.787cm" svg:height="0.437cm" svg:x="8.331cm" svg:y="8.813cm">
          <draw:text-box>
            <text:p text:style-name="P16"><text:span text:style-name="T25">T</text:span><text:span text:style-name="T26">require</text:span></text:p>
          </draw:text-box>
        </draw:frame>
        <draw:frame draw:style-name="gr160" draw:text-style-name="P22" draw:layer="layout" svg:width="0.431cm" svg:height="0.437cm" svg:x="8.915cm" svg:y="7.239cm">
          <draw:text-box>
            <text:p text:style-name="P16"><text:span text:style-name="T25">t</text:span><text:span text:style-name="T26">c1</text:span></text:p>
          </draw:text-box>
        </draw:frame>
        <draw:line draw:style-name="gr68" draw:text-style-name="P5" draw:layer="layout" svg:x1="7.747cm" svg:y1="7.112cm" svg:x2="7.747cm" svg:y2="8.763cm">
          <text:p/>
        </draw:line>
        <draw:frame draw:style-name="gr160" draw:text-style-name="P21" draw:layer="layout" svg:width="0.813cm" svg:height="0.437cm" svg:x="7.518cm" svg:y="8.813cm">
          <draw:text-box>
            <text:p text:style-name="P16"><text:span text:style-name="T19">T</text:span><text:span text:style-name="T20">arrive</text:span></text:p>
          </draw:text-box>
        </draw:frame>
        <draw:line draw:style-name="gr58" draw:text-style-name="P5" draw:layer="layout" svg:x1="4.191cm" svg:y1="7.34cm" svg:x2="7.721cm" svg:y2="7.34cm">
          <text:p/>
        </draw:line>
        <draw:frame draw:style-name="gr57" draw:text-style-name="P43" draw:layer="layout" svg:width="2.743cm" svg:height="0.704cm" svg:x="4.089cm" svg:y="7.315cm">
          <draw:text-box>
            <text:p text:style-name="P16"><text:span text:style-name="T19">t</text:span><text:span text:style-name="T20">d2</text:span><text:span text:style-name="T59">+ </text:span><text:span text:style-name="T59">t</text:span><text:span text:style-name="T20">d3</text:span><text:span text:style-name="T59">+ </text:span><text:span text:style-name="T59">t</text:span><text:span text:style-name="T20">d4</text:span><text:span text:style-name="T59">+ </text:span><text:span text:style-name="T59">t</text:span><text:span text:style-name="T20">d5</text:span></text:p>
            <text:p text:style-name="P16"><text:span text:style-name="T23">(data </text:span><text:span text:style-name="T23">propa</text:span><text:span text:style-name="T23">gatio</text:span><text:span text:style-name="T23">n </text:span><text:span text:style-name="T23">delay</text:span><text:span text:style-name="T23">)</text:span></text:p>
          </draw:text-box>
        </draw:frame>
        <draw:line draw:style-name="gr171" draw:text-style-name="P5" draw:layer="layout" svg:x1="7.747cm" svg:y1="7.518cm" svg:x2="8.508cm" svg:y2="7.518cm">
          <text:p/>
        </draw:line>
        <draw:frame draw:style-name="gr84" draw:text-style-name="P62" draw:layer="layout" svg:width="0.786cm" svg:height="0.37cm" svg:x="7.747cm" svg:y="7.173cm">
          <draw:text-box>
            <text:p text:style-name="P16"><text:span text:style-name="T57">slack</text:span></text:p>
          </draw:text-box>
        </draw:frame>
        <draw:frame draw:style-name="gr84" draw:text-style-name="P62" draw:layer="layout" svg:width="1.524cm" svg:height="0.37cm" svg:x="2.946cm" svg:y="5.822cm">
          <draw:text-box>
            <text:p text:style-name="P16"><text:span text:style-name="T57">launc</text:span><text:span text:style-name="T57">h </text:span><text:span text:style-name="T57">edge</text:span></text:p>
          </draw:text-box>
        </draw:frame>
        <draw:polyline draw:style-name="gr55" draw:text-style-name="P5" draw:layer="layout" svg:width="0.507cm" svg:height="5.841cm" draw:transform="rotate (1.5707963267949) translate (3.683cm 8.509cm)" svg:viewBox="0 0 508 5842" draw:points="0,0 0,508 508,508 508,3048 0,3048 0,5588 508,5588 508,5842">
          <text:p/>
        </draw:polyline>
        <draw:line draw:style-name="gr69" draw:text-style-name="P5" draw:layer="layout" svg:x1="3.708cm" svg:y1="6.654cm" svg:x2="8.737cm" svg:y2="6.654cm">
          <text:p/>
        </draw:line>
        <draw:frame draw:style-name="gr160" draw:text-style-name="P22" draw:layer="layout" svg:width="0.787cm" svg:height="0.437cm" svg:x="6.299cm" svg:y="6.243cm">
          <draw:text-box>
            <text:p text:style-name="P16"><text:span text:style-name="T25">T</text:span><text:span text:style-name="T26">clk</text:span></text:p>
          </draw:text-box>
        </draw:frame>
        <draw:frame draw:style-name="gr84" draw:text-style-name="P62" draw:layer="layout" svg:width="1.524cm" svg:height="0.37cm" svg:x="8.001cm" svg:y="5.822cm">
          <draw:text-box>
            <text:p text:style-name="P16"><text:span text:style-name="T57">captu</text:span><text:span text:style-name="T57">re </text:span><text:span text:style-name="T57">edge</text:span></text:p>
          </draw:text-box>
        </draw:frame>
        <draw:frame draw:style-name="gr60" draw:text-style-name="P60" draw:layer="layout" svg:width="2.733cm" svg:height="0.37cm" svg:x="0.899cm" svg:y="7.34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0.899cm" svg:y="8.102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frame draw:style-name="gr60" draw:text-style-name="P60" draw:layer="layout" svg:width="2.733cm" svg:height="0.37cm" svg:x="0.899cm" svg:y="6.564cm">
          <draw:text-box>
            <text:p text:style-name="P59"><text:span text:style-name="T24">Analy</text:span><text:span text:style-name="T24">sis </text:span><text:span text:style-name="T24">clock</text:span><text:span text:style-name="T24">:</text:span><text:span text:style-name="T24"><text:tab/></text:span><text:span text:style-name="T24">clk</text:span></text:p>
          </draw:text-box>
        </draw:frame>
        <draw:line draw:style-name="gr187" draw:text-style-name="P5" draw:layer="layout" svg:x1="18.694cm" svg:y1="6.985cm" svg:x2="27.559cm" svg:y2="6.985cm">
          <text:p/>
        </draw:line>
        <draw:line draw:style-name="gr188" draw:text-style-name="P5" draw:layer="layout" svg:x1="23.241cm" svg:y1="7.518cm" svg:x2="23.241cm" svg:y2="1.397cm">
          <text:p/>
        </draw:line>
        <draw:line draw:style-name="gr189" draw:text-style-name="P5" draw:layer="layout" svg:x1="21.717cm" svg:y1="7.137cm" svg:x2="21.717cm" svg:y2="2.133cm">
          <text:p/>
        </draw:line>
        <draw:line draw:style-name="gr189" draw:text-style-name="P5" draw:layer="layout" svg:x1="24.003cm" svg:y1="7.112cm" svg:x2="24.003cm" svg:y2="2.133cm">
          <text:p/>
        </draw:line>
        <draw:path draw:style-name="gr190" draw:text-style-name="P5" draw:layer="layout" svg:width="3.276cm" svg:height="3.809cm" svg:x="24.028cm" svg:y="2.159cm" svg:viewBox="0 0 3277 3810" svg:d="M0 0c0 1397-25 2895 406 3479 229 280 559 331 2871 331">
          <text:p/>
        </draw:path>
        <draw:path draw:style-name="gr190" draw:text-style-name="P5" draw:layer="layout" svg:width="3.021cm" svg:height="3.809cm" svg:x="18.669cm" svg:y="2.159cm" svg:viewBox="0 0 3022 3810" svg:d="M3022 0c0 1397 25 2895-406 3479-229 280-304 331-2616 331">
          <text:p/>
        </draw:path>
        <draw:line draw:style-name="gr189" draw:text-style-name="P5" draw:layer="layout" svg:x1="18.643cm" svg:y1="5.994cm" svg:x2="27.305cm" svg:y2="5.994cm">
          <text:p/>
        </draw:line>
        <draw:line draw:style-name="gr191" draw:text-style-name="P5" draw:layer="layout" svg:x1="18.643cm" svg:y1="5.461cm" svg:x2="27.305cm" svg:y2="5.461cm">
          <text:p/>
        </draw:line>
        <draw:line draw:style-name="gr192" draw:text-style-name="P5" draw:layer="layout" svg:x1="19.939cm" svg:y1="5.461cm" svg:x2="19.939cm" svg:y2="5.994cm">
          <text:p/>
        </draw:line>
        <draw:frame draw:style-name="gr84" draw:text-style-name="P62" draw:layer="layout" svg:width="0.786cm" svg:height="0.37cm" svg:x="19.075cm" svg:y="5.536cm">
          <draw:text-box>
            <text:p text:style-name="P16"><text:span text:style-name="T57">+</text:span><text:span text:style-name="T60">N</text:span><text:span text:style-name="T57">%</text:span></text:p>
          </draw:text-box>
        </draw:frame>
        <draw:line draw:style-name="gr193" draw:text-style-name="P29" draw:layer="layout" svg:x1="26.543cm" svg:y1="6.985cm" svg:x2="26.543cm" svg:y2="5.461cm">
          <text:p/>
        </draw:line>
        <draw:frame draw:style-name="gr160" draw:text-style-name="P65" draw:layer="layout" svg:width="0.483cm" svg:height="0.437cm" svg:x="26.568cm" svg:y="6.226cm">
          <draw:text-box>
            <text:p text:style-name="P16"><text:span text:style-name="T61">T</text:span><text:span text:style-name="T62">p</text:span></text:p>
          </draw:text-box>
        </draw:frame>
        <draw:line draw:style-name="gr194" draw:text-style-name="P5" draw:layer="layout" svg:x1="21.386cm" svg:y1="7.543cm" svg:x2="21.386cm" svg:y2="5.207cm">
          <text:p/>
        </draw:line>
        <draw:line draw:style-name="gr195" draw:text-style-name="P29" draw:layer="layout" svg:x1="21.386cm" svg:y1="7.366cm" svg:x2="23.241cm" svg:y2="7.366cm">
          <text:p/>
        </draw:line>
        <draw:frame draw:style-name="gr160" draw:text-style-name="P66" draw:layer="layout" svg:width="0.483cm" svg:height="0.437cm" svg:x="22.097cm" svg:y="7.437cm">
          <draw:text-box>
            <text:p text:style-name="P16"><text:span text:style-name="T63">T</text:span><text:span text:style-name="T64">s</text:span></text:p>
          </draw:text-box>
        </draw:frame>
        <draw:line draw:style-name="gr196" draw:text-style-name="P5" draw:layer="layout" svg:x1="24.333cm" svg:y1="7.543cm" svg:x2="24.333cm" svg:y2="5.207cm">
          <text:p/>
        </draw:line>
        <draw:line draw:style-name="gr197" draw:text-style-name="P29" draw:layer="layout" svg:x1="23.241cm" svg:y1="7.366cm" svg:x2="24.334cm" svg:y2="7.366cm">
          <text:p/>
        </draw:line>
        <draw:frame draw:style-name="gr160" draw:text-style-name="P33" draw:layer="layout" svg:width="0.483cm" svg:height="0.437cm" svg:x="23.52cm" svg:y="7.437cm">
          <draw:text-box>
            <text:p text:style-name="P16"><text:span text:style-name="T65">T</text:span><text:span text:style-name="T66">h</text:span></text:p>
          </draw:text-box>
        </draw:frame>
        <draw:frame draw:style-name="gr84" draw:text-style-name="P62" draw:layer="layout" svg:width="1.523cm" svg:height="0.37cm" svg:x="26.061cm" svg:y="7.112cm">
          <draw:text-box>
            <text:p text:style-name="P16"><text:span text:style-name="T57">time </text:span><text:span text:style-name="T57">CK </text:span><text:span text:style-name="T57">to D</text:span></text:p>
          </draw:text-box>
        </draw:frame>
        <draw:frame draw:style-name="gr84" draw:text-style-name="P62" draw:layer="layout" svg:width="1.523cm" svg:height="0.37cm" svg:x="23.318cm" svg:y="1.408cm">
          <draw:text-box>
            <text:p text:style-name="P16"><text:span text:style-name="T57">time </text:span><text:span text:style-name="T57">CK </text:span><text:span text:style-name="T57">to Q</text:span></text:p>
          </draw:text-box>
        </draw:frame>
        <draw:frame draw:style-name="gr172" draw:text-style-name="P67" draw:layer="layout" svg:width="1.523cm" svg:height="0.637cm" svg:x="25.045cm" svg:y="3.103cm">
          <draw:text-box>
            <text:p text:style-name="P16"><text:span text:style-name="T60">Data </text:span><text:span text:style-name="T60">captu</text:span><text:span text:style-name="T60">red</text:span></text:p>
          </draw:text-box>
        </draw:frame>
        <draw:frame draw:style-name="gr172" draw:text-style-name="P67" draw:layer="layout" svg:width="1.523cm" svg:height="0.637cm" draw:transform="rotate (1.5707963267949) translate (22.439cm 4.182cm)">
          <draw:text-box>
            <text:p text:style-name="P16"><text:span text:style-name="T60">Data</text:span><text:span text:style-name="T60"><text:line-break/></text:span><text:span text:style-name="T60">not </text:span><text:span text:style-name="T60">captu</text:span><text:span text:style-name="T60">red</text:span></text:p>
          </draw:text-box>
        </draw:frame>
        <draw:frame draw:style-name="gr172" draw:text-style-name="P67" draw:layer="layout" svg:width="1.523cm" svg:height="0.637cm" svg:x="19.304cm" svg:y="3.103cm">
          <draw:text-box>
            <text:p text:style-name="P16"><text:span text:style-name="T60">Data </text:span><text:span text:style-name="T60">captu</text:span><text:span text:style-name="T60">red</text:span></text:p>
          </draw:text-box>
        </draw:frame>
        <draw:frame draw:style-name="gr84" draw:text-style-name="P62" draw:layer="layout" svg:width="0.786cm" svg:height="0.37cm" svg:x="23.242cm" svg:y="7.01cm">
          <draw:text-box>
            <text:p text:style-name="P19"><text:span text:style-name="T57">0</text:span></text:p>
          </draw:text-box>
        </draw:frame>
        <draw:custom-shape draw:style-name="gr150" draw:text-style-name="P51" draw:layer="layout" svg:width="0.153cm" svg:height="0.584cm" svg:x="19.354cm" svg:y="11.785cm">
          <text:p/>
          <draw:enhanced-geometry svg:viewBox="0 0 21600 21600" draw:type="rectangle" draw:enhanced-path="M 0 0 L 21600 0 21600 21600 0 21600 0 0 Z N"/>
        </draw:custom-shape>
        <draw:custom-shape draw:style-name="gr150" draw:text-style-name="P51" draw:layer="layout" svg:width="0.153cm" svg:height="0.584cm" svg:x="19.354cm" svg:y="11.023cm">
          <text:p/>
          <draw:enhanced-geometry svg:viewBox="0 0 21600 21600" draw:type="rectangle" draw:enhanced-path="M 0 0 L 21600 0 21600 21600 0 21600 0 0 Z N"/>
        </draw:custom-shape>
        <draw:polyline draw:style-name="gr55" draw:text-style-name="P5" draw:layer="layout" svg:width="0.507cm" svg:height="2.539cm" draw:transform="rotate (1.5707963267949) translate (19.431cm 11.552cm)" svg:viewBox="0 0 508 2540" draw:points="0,0 508,0 508,1270 0,1270 0,2540 508,2540">
          <text:p/>
        </draw:polyline>
        <draw:path draw:style-name="gr198" draw:text-style-name="P5" draw:layer="layout" svg:width="2.463cm" svg:height="0.868cm" draw:transform="rotate (-3.14159265358979) translate (21.92cm 12.09cm)" svg:viewBox="0 0 2464 869" svg:d="M2464 869c-1016-5-1296-869-2464-869">
          <text:p/>
        </draw:path>
        <draw:frame draw:style-name="gr60" draw:text-style-name="P60" draw:layer="layout" svg:width="2.733cm" svg:height="0.37cm" svg:x="16.612cm" svg:y="11.125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16.612cm" svg:y="11.887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5" draw:text-style-name="P5" draw:layer="layout" svg:width="0.507cm" svg:height="2.539cm" draw:transform="rotate (1.5707963267949) translate (19.431cm 12.319cm)" svg:viewBox="0 0 508 2540" draw:points="0,0 508,0 508,1270 0,1270 0,2540 508,2540">
          <text:p/>
        </draw:polyline>
        <draw:path draw:style-name="gr169" draw:text-style-name="P5" draw:layer="layout" svg:width="0.485cm" svg:height="0.791cm" draw:transform="rotate (-3.14159265358979) translate (19.938126916613cm 12.11cm)" svg:viewBox="0 0 486 792" svg:d="M486 792c-664-5-614-792-55-792">
          <text:p/>
        </draw:path>
        <draw:frame draw:style-name="gr60" draw:text-style-name="P68" draw:layer="layout" svg:width="0.751cm" svg:height="0.37cm" svg:x="21.143cm" svg:y="11.588cm">
          <draw:text-box>
            <text:p text:style-name="P59"><text:span text:style-name="T67">setup</text:span></text:p>
          </draw:text-box>
        </draw:frame>
        <draw:frame draw:style-name="gr60" draw:text-style-name="P69" draw:layer="layout" svg:width="0.751cm" svg:height="0.37cm" svg:x="19.823cm" svg:y="11.933cm">
          <draw:text-box>
            <text:p text:style-name="P59"><text:span text:style-name="T68">hold</text:span></text:p>
          </draw:text-box>
        </draw:frame>
        <draw:polyline draw:style-name="gr55" draw:text-style-name="P5" draw:layer="layout" svg:width="0.507cm" svg:height="2.539cm" draw:transform="rotate (1.5707963267949) translate (19.431cm 16.632cm)" svg:viewBox="0 0 508 2540" draw:points="0,0 508,0 508,1270 0,1270 0,2540 508,2540">
          <text:p/>
        </draw:polyline>
        <draw:path draw:style-name="gr198" draw:text-style-name="P5" draw:layer="layout" svg:width="2.463cm" svg:height="0.812cm" draw:transform="rotate (-3.14159265358979) translate (27.025cm 17.17cm)" svg:viewBox="0 0 2464 813" svg:d="M2464 813c-1016-5-1296-813-2464-813">
          <text:p/>
        </draw:path>
        <draw:frame draw:style-name="gr60" draw:text-style-name="P60" draw:layer="layout" svg:width="2.733cm" svg:height="0.37cm" svg:x="16.612cm" svg:y="16.205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16.612cm" svg:y="16.967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5" draw:text-style-name="P5" draw:layer="layout" svg:width="0.507cm" svg:height="7.619cm" draw:transform="rotate (1.5707963267949) translate (19.431cm 17.399cm)" svg:viewBox="0 0 508 7620" draw:points="0,0 508,0 508,3810 0,3810 0,7620 508,7620">
          <text:p/>
        </draw:polyline>
        <draw:path draw:style-name="gr169" draw:text-style-name="P5" draw:layer="layout" svg:width="0.485cm" svg:height="0.791cm" draw:transform="rotate (-3.14159265358979) translate (19.938126916613cm 17.19cm)" svg:viewBox="0 0 486 792" svg:d="M486 792c-664-5-614-792-55-792">
          <text:p/>
        </draw:path>
        <draw:frame draw:style-name="gr60" draw:text-style-name="P68" draw:layer="layout" svg:width="0.751cm" svg:height="0.37cm" svg:x="26.06cm" svg:y="16.668cm">
          <draw:text-box>
            <text:p text:style-name="P59"><text:span text:style-name="T67">setup</text:span></text:p>
          </draw:text-box>
        </draw:frame>
        <draw:frame draw:style-name="gr60" draw:text-style-name="P69" draw:layer="layout" svg:width="0.751cm" svg:height="0.37cm" svg:x="19.823cm" svg:y="17.013cm">
          <draw:text-box>
            <text:p text:style-name="P59"><text:span text:style-name="T68">hold</text:span></text:p>
          </draw:text-box>
        </draw:frame>
        <draw:polyline draw:style-name="gr55" draw:text-style-name="P5" draw:layer="layout" svg:width="0.507cm" svg:height="2.539cm" draw:transform="rotate (1.5707963267949) translate (21.971cm 16.632cm)" svg:viewBox="0 0 508 2540" draw:points="0,0 508,0 508,1270 0,1270 0,2540 508,2540">
          <text:p/>
        </draw:polyline>
        <draw:polyline draw:style-name="gr55" draw:text-style-name="P5" draw:layer="layout" svg:width="0.507cm" svg:height="2.539cm" draw:transform="rotate (1.5707963267949) translate (24.511cm 16.632cm)" svg:viewBox="0 0 508 2540" draw:points="0,0 508,0 508,1270 0,1270 0,2540 508,2540">
          <text:p/>
        </draw:polyline>
        <draw:frame draw:style-name="gr60" draw:text-style-name="P60" draw:layer="layout" svg:width="0.33cm" svg:height="0.37cm" svg:x="19.329cm" svg:y="15.727cm">
          <draw:text-box>
            <text:p text:style-name="P59"><text:span text:style-name="T24">0</text:span></text:p>
          </draw:text-box>
        </draw:frame>
        <draw:frame draw:style-name="gr60" draw:text-style-name="P60" draw:layer="layout" svg:width="0.33cm" svg:height="0.37cm" svg:x="20.548cm" svg:y="15.727cm">
          <draw:text-box>
            <text:p text:style-name="P59"><text:span text:style-name="T24">5</text:span></text:p>
          </draw:text-box>
        </draw:frame>
        <draw:frame draw:style-name="gr60" draw:text-style-name="P60" draw:layer="layout" svg:width="0.432cm" svg:height="0.37cm" svg:x="21.818cm" svg:y="15.727cm">
          <draw:text-box>
            <text:p text:style-name="P59"><text:span text:style-name="T24">10</text:span></text:p>
          </draw:text-box>
        </draw:frame>
        <draw:frame draw:style-name="gr60" draw:text-style-name="P60" draw:layer="layout" svg:width="0.432cm" svg:height="0.37cm" svg:x="23.037cm" svg:y="15.727cm">
          <draw:text-box>
            <text:p text:style-name="P59"><text:span text:style-name="T24">15</text:span></text:p>
          </draw:text-box>
        </draw:frame>
        <draw:frame draw:style-name="gr60" draw:text-style-name="P60" draw:layer="layout" svg:width="0.432cm" svg:height="0.37cm" svg:x="24.307cm" svg:y="15.727cm">
          <draw:text-box>
            <text:p text:style-name="P59"><text:span text:style-name="T24">20</text:span></text:p>
          </draw:text-box>
        </draw:frame>
        <draw:frame draw:style-name="gr60" draw:text-style-name="P60" draw:layer="layout" svg:width="0.432cm" svg:height="0.37cm" svg:x="25.577cm" svg:y="15.727cm">
          <draw:text-box>
            <text:p text:style-name="P59"><text:span text:style-name="T24">25</text:span></text:p>
          </draw:text-box>
        </draw:frame>
        <draw:frame draw:style-name="gr60" draw:text-style-name="P60" draw:layer="layout" svg:width="0.432cm" svg:height="0.37cm" svg:x="26.822cm" svg:y="15.727cm">
          <draw:text-box>
            <text:p text:style-name="P59"><text:span text:style-name="T24">30</text:span></text:p>
          </draw:text-box>
        </draw:frame>
        <draw:polyline draw:style-name="gr55" draw:text-style-name="P5" draw:layer="layout" svg:width="0.507cm" svg:height="2.539cm" draw:transform="rotate (1.5707963267949) translate (19.431cm 18.664cm)" svg:viewBox="0 0 508 2540" draw:points="0,0 508,0 508,1270 0,1270 0,2540 508,2540">
          <text:p/>
        </draw:polyline>
        <draw:path draw:style-name="gr198" draw:text-style-name="P5" draw:layer="layout" svg:width="1.193cm" svg:height="0.837cm" draw:transform="rotate (-3.14159265358979) translate (20.65cm 19.227cm)" svg:viewBox="0 0 1194 838" svg:d="M1194 838c-1016-5-26-838-1194-838">
          <text:p/>
        </draw:path>
        <draw:frame draw:style-name="gr60" draw:text-style-name="P60" draw:layer="layout" svg:width="2.733cm" svg:height="0.37cm" svg:x="16.612cm" svg:y="18.237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16.612cm" svg:y="18.999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5" draw:text-style-name="P5" draw:layer="layout" svg:width="0.507cm" svg:height="7.619cm" draw:transform="rotate (1.5707963267949) translate (19.431cm 19.431cm)" svg:viewBox="0 0 508 7620" draw:points="0,0 0,1270 508,1270 508,5080 0,5080 0,7620">
          <text:p/>
        </draw:polyline>
        <draw:path draw:style-name="gr169" draw:text-style-name="P5" draw:layer="layout" svg:width="1.163cm" svg:height="0.806cm" draw:transform="rotate (-3.14159265358979) translate (21.894cm 19.2220237233469cm)" svg:viewBox="0 0 1164 807" svg:d="M0 807c711-25 330-812 1164-807">
          <text:p/>
        </draw:path>
        <draw:frame draw:style-name="gr60" draw:text-style-name="P68" draw:layer="layout" svg:width="0.751cm" svg:height="0.37cm" svg:x="19.315cm" svg:y="18.705cm">
          <draw:text-box>
            <text:p text:style-name="P59"><text:span text:style-name="T67">setup</text:span></text:p>
          </draw:text-box>
        </draw:frame>
        <draw:frame draw:style-name="gr60" draw:text-style-name="P69" draw:layer="layout" svg:width="0.751cm" svg:height="0.37cm" svg:x="21.22cm" svg:y="19.045cm">
          <draw:text-box>
            <text:p text:style-name="P59"><text:span text:style-name="T68">hold</text:span></text:p>
          </draw:text-box>
        </draw:frame>
        <draw:polyline draw:style-name="gr55" draw:text-style-name="P5" draw:layer="layout" svg:width="0.507cm" svg:height="2.539cm" draw:transform="rotate (1.5707963267949) translate (21.971cm 18.664cm)" svg:viewBox="0 0 508 2540" draw:points="0,0 508,0 508,1270 0,1270 0,2540 508,2540">
          <text:p/>
        </draw:polyline>
        <draw:polyline draw:style-name="gr55" draw:text-style-name="P5" draw:layer="layout" svg:width="0.507cm" svg:height="2.539cm" draw:transform="rotate (1.5707963267949) translate (24.511cm 18.664cm)" svg:viewBox="0 0 508 2540" draw:points="0,0 508,0 508,1270 0,1270 0,2540 508,2540">
          <text:p/>
        </draw:polyline>
        <draw:frame draw:style-name="gr60" draw:text-style-name="P60" draw:layer="layout" svg:width="0.33cm" svg:height="0.37cm" svg:x="19.329cm" svg:y="17.759cm">
          <draw:text-box>
            <text:p text:style-name="P59"><text:span text:style-name="T24">0</text:span></text:p>
          </draw:text-box>
        </draw:frame>
        <draw:frame draw:style-name="gr60" draw:text-style-name="P60" draw:layer="layout" svg:width="0.33cm" svg:height="0.37cm" svg:x="20.548cm" svg:y="17.759cm">
          <draw:text-box>
            <text:p text:style-name="P59"><text:span text:style-name="T24">5</text:span></text:p>
          </draw:text-box>
        </draw:frame>
        <draw:frame draw:style-name="gr60" draw:text-style-name="P60" draw:layer="layout" svg:width="0.432cm" svg:height="0.37cm" svg:x="21.818cm" svg:y="17.759cm">
          <draw:text-box>
            <text:p text:style-name="P59"><text:span text:style-name="T24">10</text:span></text:p>
          </draw:text-box>
        </draw:frame>
        <draw:frame draw:style-name="gr60" draw:text-style-name="P60" draw:layer="layout" svg:width="0.432cm" svg:height="0.37cm" svg:x="23.037cm" svg:y="17.759cm">
          <draw:text-box>
            <text:p text:style-name="P59"><text:span text:style-name="T24">15</text:span></text:p>
          </draw:text-box>
        </draw:frame>
        <draw:frame draw:style-name="gr60" draw:text-style-name="P60" draw:layer="layout" svg:width="0.432cm" svg:height="0.37cm" svg:x="24.307cm" svg:y="17.759cm">
          <draw:text-box>
            <text:p text:style-name="P59"><text:span text:style-name="T24">20</text:span></text:p>
          </draw:text-box>
        </draw:frame>
        <draw:frame draw:style-name="gr60" draw:text-style-name="P60" draw:layer="layout" svg:width="0.432cm" svg:height="0.37cm" svg:x="25.577cm" svg:y="17.759cm">
          <draw:text-box>
            <text:p text:style-name="P59"><text:span text:style-name="T24">25</text:span></text:p>
          </draw:text-box>
        </draw:frame>
        <draw:frame draw:style-name="gr60" draw:text-style-name="P60" draw:layer="layout" svg:width="0.432cm" svg:height="0.37cm" svg:x="26.822cm" svg:y="17.759cm">
          <draw:text-box>
            <text:p text:style-name="P59"><text:span text:style-name="T24">30</text:span></text:p>
          </draw:text-box>
        </draw:frame>
        <draw:polyline draw:style-name="gr55" draw:text-style-name="P5" draw:layer="layout" svg:width="0.507cm" svg:height="2.539cm" draw:transform="rotate (1.5707963267949) translate (19.431cm 14.605cm)" svg:viewBox="0 0 508 2540" draw:points="0,0 508,0 508,1270 0,1270 0,2540 508,2540">
          <text:p/>
        </draw:polyline>
        <draw:path draw:style-name="gr198" draw:text-style-name="P5" draw:layer="layout" svg:width="0.533cm" svg:height="0.812cm" draw:transform="rotate (-3.14159265358979) translate (25.095cm 15.138cm)" svg:viewBox="0 0 534 813" svg:d="M534 813c-1016-5 634-813-534-813">
          <text:p/>
        </draw:path>
        <draw:frame draw:style-name="gr60" draw:text-style-name="P60" draw:layer="layout" svg:width="2.733cm" svg:height="0.37cm" svg:x="16.612cm" svg:y="14.173cm">
          <draw:text-box>
            <text:p text:style-name="P59"><text:span text:style-name="T24">Laun</text:span><text:span text:style-name="T24">ch </text:span><text:span text:style-name="T24">clock</text:span><text:span text:style-name="T24">:</text:span><text:span text:style-name="T24"><text:tab/></text:span><text:span text:style-name="T24">FF1/</text:span><text:span text:style-name="T24">CK</text:span></text:p>
          </draw:text-box>
        </draw:frame>
        <draw:frame draw:style-name="gr60" draw:text-style-name="P60" draw:layer="layout" svg:width="2.733cm" svg:height="0.37cm" svg:x="16.612cm" svg:y="14.935cm">
          <draw:text-box>
            <text:p text:style-name="P59"><text:span text:style-name="T24">Capt</text:span><text:span text:style-name="T24">ure </text:span><text:span text:style-name="T24">clock</text:span><text:span text:style-name="T24">:</text:span><text:span text:style-name="T24"><text:tab/></text:span><text:span text:style-name="T24">FF2/</text:span><text:span text:style-name="T24">CK</text:span></text:p>
          </draw:text-box>
        </draw:frame>
        <draw:polyline draw:style-name="gr55" draw:text-style-name="P5" draw:layer="layout" svg:width="0.507cm" svg:height="3.809cm" draw:transform="rotate (1.5707963267949) translate (19.431cm 15.367cm)" svg:viewBox="0 0 508 3810" draw:points="508,0 0,0 0,1905 508,1905 508,3810 0,3810">
          <text:p/>
        </draw:polyline>
        <draw:path draw:style-name="gr169" draw:text-style-name="P5" draw:layer="layout" svg:width="0.579cm" svg:height="0.806cm" draw:transform="rotate (-3.14159265358979) translate (21.945cm 15.158cm)" svg:viewBox="0 0 580 807" svg:d="M0 807c584 0 21-807 580-807">
          <text:p/>
        </draw:path>
        <draw:frame draw:style-name="gr60" draw:text-style-name="P68" draw:layer="layout" svg:width="0.751cm" svg:height="0.37cm" svg:x="23.901cm" svg:y="14.636cm">
          <draw:text-box>
            <text:p text:style-name="P59"><text:span text:style-name="T67">setup</text:span></text:p>
          </draw:text-box>
        </draw:frame>
        <draw:frame draw:style-name="gr60" draw:text-style-name="P69" draw:layer="layout" svg:width="0.751cm" svg:height="0.37cm" svg:x="21.64cm" svg:y="14.981cm">
          <draw:text-box>
            <text:p text:style-name="P59"><text:span text:style-name="T68">hold</text:span></text:p>
          </draw:text-box>
        </draw:frame>
        <draw:polyline draw:style-name="gr55" draw:text-style-name="P5" draw:layer="layout" svg:width="0.507cm" svg:height="2.539cm" draw:transform="rotate (1.5707963267949) translate (21.971cm 14.605cm)" svg:viewBox="0 0 508 2540" draw:points="0,0 508,0 508,1270 0,1270 0,2540 508,2540">
          <text:p/>
        </draw:polyline>
        <draw:polyline draw:style-name="gr55" draw:text-style-name="P5" draw:layer="layout" svg:width="0.507cm" svg:height="2.539cm" draw:transform="rotate (1.5707963267949) translate (24.511cm 14.605cm)" svg:viewBox="0 0 508 2540" draw:points="0,0 508,0 508,1270 0,1270 0,2540 508,2540">
          <text:p/>
        </draw:polyline>
        <draw:frame draw:style-name="gr60" draw:text-style-name="P60" draw:layer="layout" svg:width="0.33cm" svg:height="0.37cm" svg:x="19.329cm" svg:y="13.695cm">
          <draw:text-box>
            <text:p text:style-name="P59"><text:span text:style-name="T24">0</text:span></text:p>
          </draw:text-box>
        </draw:frame>
        <draw:frame draw:style-name="gr60" draw:text-style-name="P60" draw:layer="layout" svg:width="0.33cm" svg:height="0.37cm" svg:x="20.548cm" svg:y="13.695cm">
          <draw:text-box>
            <text:p text:style-name="P59"><text:span text:style-name="T24">5</text:span></text:p>
          </draw:text-box>
        </draw:frame>
        <draw:frame draw:style-name="gr60" draw:text-style-name="P60" draw:layer="layout" svg:width="0.432cm" svg:height="0.37cm" svg:x="21.818cm" svg:y="13.695cm">
          <draw:text-box>
            <text:p text:style-name="P59"><text:span text:style-name="T24">10</text:span></text:p>
          </draw:text-box>
        </draw:frame>
        <draw:frame draw:style-name="gr60" draw:text-style-name="P60" draw:layer="layout" svg:width="0.432cm" svg:height="0.37cm" svg:x="23.037cm" svg:y="13.695cm">
          <draw:text-box>
            <text:p text:style-name="P59"><text:span text:style-name="T24">15</text:span></text:p>
          </draw:text-box>
        </draw:frame>
        <draw:frame draw:style-name="gr60" draw:text-style-name="P60" draw:layer="layout" svg:width="0.432cm" svg:height="0.37cm" svg:x="24.307cm" svg:y="13.695cm">
          <draw:text-box>
            <text:p text:style-name="P59"><text:span text:style-name="T24">20</text:span></text:p>
          </draw:text-box>
        </draw:frame>
        <draw:frame draw:style-name="gr60" draw:text-style-name="P60" draw:layer="layout" svg:width="0.432cm" svg:height="0.37cm" svg:x="25.577cm" svg:y="13.695cm">
          <draw:text-box>
            <text:p text:style-name="P59"><text:span text:style-name="T24">25</text:span></text:p>
          </draw:text-box>
        </draw:frame>
        <draw:frame draw:style-name="gr60" draw:text-style-name="P60" draw:layer="layout" svg:width="0.432cm" svg:height="0.37cm" svg:x="26.822cm" svg:y="13.695cm">
          <draw:text-box>
            <text:p text:style-name="P59"><text:span text:style-name="T24">30</text:span></text:p>
          </draw:text-box>
        </draw:frame>
        <draw:polyline draw:style-name="gr55"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9"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2"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6"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200"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3" draw:text-style-name="P5" draw:layer="layout" svg:x1="8.853cm" svg:y1="2.744cm" svg:x2="9.767cm" svg:y2="2.744cm">
          <text:p/>
        </draw:line>
        <draw:polyline draw:style-name="gr154" draw:text-style-name="P5" draw:layer="layout" svg:width="4.241cm" svg:height="0.761cm" svg:x="7.024cm" svg:y="3.252cm" svg:viewBox="0 0 4242 762" draw:points="0,762 4039,762 4039,0 4242,0">
          <text:p/>
        </draw:polyline>
        <draw:line draw:style-name="gr155" draw:text-style-name="P5" draw:layer="layout" svg:x1="6.821cm" svg:y1="4.014cm" svg:x2="7.151cm" svg:y2="4.014cm">
          <text:p/>
        </draw:line>
        <draw:frame draw:style-name="gr83" draw:text-style-name="P8" draw:layer="layout" svg:width="0.736cm" svg:height="0.37cm" svg:x="6.364cm" svg:y="3.847cm">
          <draw:text-box>
            <text:p><text:span text:style-name="T4">clk</text:span></text:p>
          </draw:text-box>
        </draw:frame>
        <draw:polyline draw:style-name="gr201" draw:text-style-name="P18" draw:layer="layout" svg:width="0.761cm" svg:height="0.278cm" draw:transform="rotate (1.5707963267949) translate (7.685cm 4.014cm)" svg:viewBox="0 0 762 279" draw:points="0,0 762,0 762,279">
          <text:p/>
        </draw:polyline>
        <draw:line draw:style-name="gr153" draw:text-style-name="P5" draw:layer="layout" svg:x1="10.555cm" svg:y1="2.744cm" svg:x2="11.265cm" svg:y2="2.744cm">
          <text:p/>
        </draw:line>
        <draw:frame draw:style-name="gr84" draw:text-style-name="P34" draw:layer="layout" svg:width="0.736cm" svg:height="0.37cm" svg:x="8.04cm" svg:y="2.058cm">
          <draw:text-box>
            <text:p text:style-name="P16"><text:span text:style-name="T29">FF1</text:span></text:p>
          </draw:text-box>
        </draw:frame>
        <draw:frame draw:style-name="gr84" draw:text-style-name="P34" draw:layer="layout" svg:width="0.736cm" svg:height="0.37cm" svg:x="9.742cm" svg:y="2.058cm">
          <draw:text-box>
            <text:p text:style-name="P16"><text:span text:style-name="T29">G1</text:span></text:p>
          </draw:text-box>
        </draw:frame>
        <draw:frame draw:style-name="gr84" draw:text-style-name="P34" draw:layer="layout" svg:width="0.736cm" svg:height="0.37cm" svg:x="11.342cm" svg:y="2.058cm">
          <draw:text-box>
            <text:p text:style-name="P16"><text:span text:style-name="T29">FF2</text:span></text:p>
          </draw:text-box>
        </draw:frame>
        <draw:frame draw:style-name="gr84" draw:text-style-name="P70" draw:layer="layout" svg:width="0.736cm" svg:height="0.37cm" svg:x="9.92cm" svg:y="2.903cm">
          <draw:text-box>
            <text:p text:style-name="P16"><text:span text:style-name="T18">2 ns</text:span></text:p>
          </draw:text-box>
        </draw:frame>
        <draw:frame draw:style-name="gr202" draw:text-style-name="P60" draw:layer="layout" svg:width="1.498cm" svg:height="0.437cm" svg:x="8.954cm" svg:y="4.161cm">
          <draw:text-box>
            <text:p text:style-name="P59"><text:span text:style-name="T24">T</text:span><text:span text:style-name="T69">clk</text:span><text:span text:style-name="T24"> = </text:span><text:span text:style-name="T24">20 ns</text:span></text:p>
          </draw:text-box>
        </draw:frame>
        <draw:frame draw:style-name="gr203" draw:text-style-name="P72" draw:layer="layout" svg:width="1.6cm" svg:height="1.372cm" svg:x="6.262cm" svg:y="1.854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3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g>
          <draw:custom-shape draw:style-name="gr204"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2"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6"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5"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3" draw:text-style-name="P5" draw:layer="layout" svg:x1="8.853cm" svg:y1="6.732cm" svg:x2="9.767cm" svg:y2="6.732cm">
          <text:p/>
        </draw:line>
        <draw:polyline draw:style-name="gr154" draw:text-style-name="P5" draw:layer="layout" svg:width="4.241cm" svg:height="0.761cm" svg:x="7.024cm" svg:y="7.24cm" svg:viewBox="0 0 4242 762" draw:points="0,762 4039,762 4039,0 4242,0">
          <text:p/>
        </draw:polyline>
        <draw:line draw:style-name="gr155" draw:text-style-name="P5" draw:layer="layout" svg:x1="6.821cm" svg:y1="8.002cm" svg:x2="7.151cm" svg:y2="8.002cm">
          <text:p/>
        </draw:line>
        <draw:frame draw:style-name="gr83" draw:text-style-name="P8" draw:layer="layout" svg:width="0.736cm" svg:height="0.37cm" svg:x="6.364cm" svg:y="7.835cm">
          <draw:text-box>
            <text:p><text:span text:style-name="T4">clk</text:span></text:p>
          </draw:text-box>
        </draw:frame>
        <draw:polyline draw:style-name="gr206" draw:text-style-name="P18" draw:layer="layout" svg:width="0.761cm" svg:height="0.278cm" draw:transform="rotate (1.5707963267949) translate (7.685cm 8.002cm)" svg:viewBox="0 0 762 279" draw:points="0,0 762,0 762,279">
          <text:p/>
        </draw:polyline>
        <draw:line draw:style-name="gr153" draw:text-style-name="P5" draw:layer="layout" svg:x1="10.555cm" svg:y1="6.732cm" svg:x2="11.265cm" svg:y2="6.732cm">
          <text:p/>
        </draw:line>
        <draw:frame draw:style-name="gr84" draw:text-style-name="P34" draw:layer="layout" svg:width="0.736cm" svg:height="0.37cm" svg:x="8.04cm" svg:y="6.046cm">
          <draw:text-box>
            <text:p text:style-name="P16"><text:span text:style-name="T29">FF1</text:span></text:p>
          </draw:text-box>
        </draw:frame>
        <draw:frame draw:style-name="gr84" draw:text-style-name="P34" draw:layer="layout" svg:width="0.736cm" svg:height="0.37cm" svg:x="9.742cm" svg:y="6.046cm">
          <draw:text-box>
            <text:p text:style-name="P16"><text:span text:style-name="T29">G1</text:span></text:p>
          </draw:text-box>
        </draw:frame>
        <draw:frame draw:style-name="gr84" draw:text-style-name="P34" draw:layer="layout" svg:width="0.736cm" svg:height="0.37cm" svg:x="11.342cm" svg:y="6.046cm">
          <draw:text-box>
            <text:p text:style-name="P16"><text:span text:style-name="T29">FF2</text:span></text:p>
          </draw:text-box>
        </draw:frame>
        <draw:frame draw:style-name="gr84" draw:text-style-name="P70" draw:layer="layout" svg:width="0.736cm" svg:height="0.37cm" svg:x="9.92cm" svg:y="6.891cm">
          <draw:text-box>
            <text:p text:style-name="P16"><text:span text:style-name="T18">2 ns</text:span></text:p>
          </draw:text-box>
        </draw:frame>
        <draw:frame draw:style-name="gr202" draw:text-style-name="P60" draw:layer="layout" svg:width="1.498cm" svg:height="0.437cm" svg:x="8.954cm" svg:y="8.149cm">
          <draw:text-box>
            <text:p text:style-name="P59"><text:span text:style-name="T24">T</text:span><text:span text:style-name="T69">clk</text:span><text:span text:style-name="T24"> = </text:span><text:span text:style-name="T24">20 ns</text:span></text:p>
          </draw:text-box>
        </draw:frame>
        <draw:frame draw:style-name="gr203" draw:text-style-name="P72" draw:layer="layout" svg:width="1.6cm" svg:height="1.372cm" svg:x="6.262cm" svg:y="5.842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3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custom-shape draw:style-name="gr76"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7"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2"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6"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8"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3" draw:text-style-name="P5" draw:layer="layout" svg:x1="17.983cm" svg:y1="2.744cm" svg:x2="18.897cm" svg:y2="2.744cm">
          <text:p/>
        </draw:line>
        <draw:polyline draw:style-name="gr154" draw:text-style-name="P5" draw:layer="layout" svg:width="7.061cm" svg:height="0.761cm" svg:x="14.833cm" svg:y="3.252cm" svg:viewBox="0 0 7062 762" draw:points="0,762 6859,762 6859,0 7062,0">
          <text:p/>
        </draw:polyline>
        <draw:line draw:style-name="gr155" draw:text-style-name="P5" draw:layer="layout" svg:x1="14.579cm" svg:y1="4.014cm" svg:x2="14.909cm" svg:y2="4.014cm">
          <text:p/>
        </draw:line>
        <draw:frame draw:style-name="gr83" draw:text-style-name="P8" draw:layer="layout" svg:width="0.736cm" svg:height="0.37cm" svg:x="14.122cm" svg:y="3.847cm">
          <draw:text-box>
            <text:p><text:span text:style-name="T4">clk</text:span></text:p>
          </draw:text-box>
        </draw:frame>
        <draw:polyline draw:style-name="gr209" draw:text-style-name="P18" draw:layer="layout" svg:width="0.761cm" svg:height="1.168cm" draw:transform="rotate (1.5707963267949) translate (15.976cm 4.014cm)" svg:viewBox="0 0 762 1169" draw:points="0,0 762,0 762,1169">
          <text:p/>
        </draw:polyline>
        <draw:line draw:style-name="gr153" draw:text-style-name="P5" draw:layer="layout" svg:x1="21.184cm" svg:y1="2.744cm" svg:x2="21.894cm" svg:y2="2.744cm">
          <text:p/>
        </draw:line>
        <draw:frame draw:style-name="gr84" draw:text-style-name="P34" draw:layer="layout" svg:width="0.736cm" svg:height="0.37cm" svg:x="17.17cm" svg:y="2.058cm">
          <draw:text-box>
            <text:p text:style-name="P16"><text:span text:style-name="T29">FF1</text:span></text:p>
          </draw:text-box>
        </draw:frame>
        <draw:frame draw:style-name="gr84" draw:text-style-name="P34" draw:layer="layout" svg:width="0.736cm" svg:height="0.37cm" svg:x="20.371cm" svg:y="2.058cm">
          <draw:text-box>
            <text:p text:style-name="P16"><text:span text:style-name="T29">G2</text:span></text:p>
          </draw:text-box>
        </draw:frame>
        <draw:frame draw:style-name="gr84" draw:text-style-name="P34" draw:layer="layout" svg:width="0.736cm" svg:height="0.37cm" svg:x="21.971cm" svg:y="2.058cm">
          <draw:text-box>
            <text:p text:style-name="P16"><text:span text:style-name="T29">FF2</text:span></text:p>
          </draw:text-box>
        </draw:frame>
        <draw:frame draw:style-name="gr84" draw:text-style-name="P70" draw:layer="layout" svg:width="0.736cm" svg:height="0.37cm" svg:x="20.549cm" svg:y="2.903cm">
          <draw:text-box>
            <text:p text:style-name="P16"><text:span text:style-name="T18">2 ns</text:span></text:p>
          </draw:text-box>
        </draw:frame>
        <draw:frame draw:style-name="gr202" draw:text-style-name="P60" draw:layer="layout" svg:width="1.498cm" svg:height="0.437cm" svg:x="17.806cm" svg:y="1.518cm">
          <draw:text-box>
            <text:p text:style-name="P59"><text:span text:style-name="T24">T</text:span><text:span text:style-name="T69">clk</text:span><text:span text:style-name="T24"> = </text:span><text:span text:style-name="T24">7 ns</text:span></text:p>
          </draw:text-box>
        </draw:frame>
        <draw:frame draw:style-name="gr203" draw:text-style-name="P72" draw:layer="layout" svg:width="1.6cm" svg:height="1.372cm" svg:x="14.325cm" svg:y="1.498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3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g>
          <draw:path draw:style-name="gr22"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6"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905cm">
          <draw:text-box>
            <text:p text:style-name="P16"><text:span text:style-name="T29">G1</text:span></text:p>
          </draw:text-box>
        </draw:frame>
        <draw:frame draw:style-name="gr84" draw:text-style-name="P34" draw:layer="layout" svg:width="0.305cm" svg:height="0.37cm" svg:x="18.567cm" svg:y="2.311cm">
          <draw:text-box>
            <text:p text:style-name="P16"><text:span text:style-name="T29">A</text:span></text:p>
          </draw:text-box>
        </draw:frame>
        <draw:polyline draw:style-name="gr77" draw:text-style-name="P5" draw:layer="layout" svg:width="0.456cm" svg:height="0.126cm" svg:x="19.939cm" svg:y="2.616cm" svg:viewBox="0 0 457 127" draw:points="0,0 254,0 254,127 457,127">
          <text:p/>
        </draw:polyline>
        <draw:g>
          <draw:polygon draw:style-name="gr210" draw:text-style-name="P10" draw:layer="layout" svg:width="0.567cm" svg:height="0.453cm" draw:transform="rotate (-0.463733982254894) translate (16.3070219425963cm 2.9969561242821cm)" svg:viewBox="0 0 568 454" draw:points="0,0 568,0 227,454">
            <text:p/>
          </draw:polygon>
          <draw:line draw:style-name="gr211" draw:text-style-name="P5" draw:layer="layout" svg:x1="16.23cm" svg:y1="3.251cm" svg:x2="16.307cm" svg:y2="3.251cm">
            <text:p/>
          </draw:line>
          <draw:line draw:style-name="gr211" draw:text-style-name="P5" draw:layer="layout" svg:x1="16.815cm" svg:y1="3.251cm" svg:x2="16.917cm" svg:y2="3.251cm">
            <text:p/>
          </draw:line>
        </draw:g>
        <draw:g>
          <draw:polygon draw:style-name="gr210" draw:text-style-name="P10" draw:layer="layout" svg:width="0.567cm" svg:height="0.453cm" draw:transform="rotate (-0.463733982254894) translate (18.4920219425963cm 3.7589561242821cm)" svg:viewBox="0 0 568 454" draw:points="0,0 568,0 227,454">
            <text:p/>
          </draw:polygon>
          <draw:line draw:style-name="gr211" draw:text-style-name="P5" draw:layer="layout" svg:x1="18.415cm" svg:y1="4.013cm" svg:x2="18.492cm" svg:y2="4.013cm">
            <text:p/>
          </draw:line>
          <draw:line draw:style-name="gr211" draw:text-style-name="P5" draw:layer="layout" svg:x1="19cm" svg:y1="4.013cm" svg:x2="19.102cm" svg:y2="4.013cm">
            <text:p/>
          </draw:line>
        </draw:g>
        <draw:g>
          <draw:polygon draw:style-name="gr210" draw:text-style-name="P10" draw:layer="layout" svg:width="0.567cm" svg:height="0.453cm" draw:transform="rotate (-0.463733982254894) translate (15.1390219425963cm 3.7589561242821cm)" svg:viewBox="0 0 568 454" draw:points="0,0 568,0 227,454">
            <text:p/>
          </draw:polygon>
          <draw:line draw:style-name="gr211" draw:text-style-name="P5" draw:layer="layout" svg:x1="15.062cm" svg:y1="4.013cm" svg:x2="15.139cm" svg:y2="4.013cm">
            <text:p/>
          </draw:line>
          <draw:line draw:style-name="gr211" draw:text-style-name="P5" draw:layer="layout" svg:x1="15.647cm" svg:y1="4.013cm" svg:x2="15.749cm" svg:y2="4.013cm">
            <text:p/>
          </draw:line>
        </draw:g>
        <draw:frame draw:style-name="gr84" draw:text-style-name="P34" draw:layer="layout" svg:width="0.736cm" svg:height="0.37cm" svg:x="14.91cm" svg:y="3.327cm">
          <draw:text-box>
            <text:p text:style-name="P16"><text:span text:style-name="T29">B1</text:span></text:p>
          </draw:text-box>
        </draw:frame>
        <draw:frame draw:style-name="gr84" draw:text-style-name="P34" draw:layer="layout" svg:width="0.736cm" svg:height="0.37cm" svg:x="16.155cm" svg:y="2.601cm">
          <draw:text-box>
            <text:p text:style-name="P16"><text:span text:style-name="T29">B2</text:span></text:p>
          </draw:text-box>
        </draw:frame>
        <draw:frame draw:style-name="gr84" draw:text-style-name="P34" draw:layer="layout" svg:width="0.736cm" svg:height="0.37cm" svg:x="18.339cm" svg:y="3.378cm">
          <draw:text-box>
            <text:p text:style-name="P16"><text:span text:style-name="T29">B3</text:span></text:p>
          </draw:text-box>
        </draw:frame>
        <draw:frame draw:style-name="gr84" draw:text-style-name="P70" draw:layer="layout" svg:width="0.736cm" svg:height="0.37cm" svg:x="19.177cm" svg:y="2.921cm">
          <draw:text-box>
            <text:p text:style-name="P16"><text:span text:style-name="T18">2 ns</text:span></text:p>
          </draw:text-box>
        </draw:frame>
        <draw:frame draw:style-name="gr84" draw:text-style-name="P70" draw:layer="layout" svg:width="0.736cm" svg:height="0.37cm" svg:x="18.695cm" svg:y="4.216cm">
          <draw:text-box>
            <text:p text:style-name="P16"><text:span text:style-name="T18">2 ns</text:span></text:p>
          </draw:text-box>
        </draw:frame>
        <draw:frame draw:style-name="gr84" draw:text-style-name="P70" draw:layer="layout" svg:width="0.736cm" svg:height="0.37cm" svg:x="16.434cm" svg:y="3.414cm">
          <draw:text-box>
            <text:p text:style-name="P16"><text:span text:style-name="T18">2 ns</text:span></text:p>
          </draw:text-box>
        </draw:frame>
        <draw:frame draw:style-name="gr84" draw:text-style-name="P70" draw:layer="layout" svg:width="0.736cm" svg:height="0.37cm" svg:x="15.316cm" svg:y="4.202cm">
          <draw:text-box>
            <text:p text:style-name="P16"><text:span text:style-name="T18">1 ns</text:span></text:p>
          </draw:text-box>
        </draw:frame>
        <draw:g>
          <draw:custom-shape draw:style-name="gr212"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2"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6"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3"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3" draw:text-style-name="P5" draw:layer="layout" svg:width="1.167cm" svg:height="0.483cm" svg:x="17.983cm" svg:y="6.248cm" svg:viewBox="0 0 1168 484" draw:points="0,484 686,483 686,0 1168,0">
          <text:p/>
        </draw:polyline>
        <draw:polyline draw:style-name="gr154" draw:text-style-name="P5" draw:layer="layout" svg:width="5.435cm" svg:height="0.761cm" svg:x="16.459cm" svg:y="7.24cm" svg:viewBox="0 0 5436 762" draw:points="0,762 5233,762 5233,0 5436,0">
          <text:p/>
        </draw:polyline>
        <draw:line draw:style-name="gr155" draw:text-style-name="P5" draw:layer="layout" svg:x1="16.23cm" svg:y1="8.002cm" svg:x2="16.56cm" svg:y2="8.002cm">
          <text:p/>
        </draw:line>
        <draw:frame draw:style-name="gr83" draw:text-style-name="P8" draw:layer="layout" svg:width="0.736cm" svg:height="0.37cm" svg:x="15.773cm" svg:y="7.835cm">
          <draw:text-box>
            <text:p><text:span text:style-name="T4">clk</text:span></text:p>
          </draw:text-box>
        </draw:frame>
        <draw:polyline draw:style-name="gr214" draw:text-style-name="P18" draw:layer="layout" svg:width="0.761cm" svg:height="0.203cm" draw:transform="rotate (1.5707963267949) translate (16.915cm 8.002cm)" svg:viewBox="0 0 762 204" draw:points="0,0 762,0 762,204">
          <text:p/>
        </draw:polyline>
        <draw:line draw:style-name="gr153" draw:text-style-name="P5" draw:layer="layout" svg:x1="21.184cm" svg:y1="6.732cm" svg:x2="21.894cm" svg:y2="6.732cm">
          <text:p/>
        </draw:line>
        <draw:frame draw:style-name="gr84" draw:text-style-name="P34" draw:layer="layout" svg:width="0.736cm" svg:height="0.37cm" svg:x="17.17cm" svg:y="6.046cm">
          <draw:text-box>
            <text:p text:style-name="P16"><text:span text:style-name="T29">FF1</text:span></text:p>
          </draw:text-box>
        </draw:frame>
        <draw:frame draw:style-name="gr84" draw:text-style-name="P34" draw:layer="layout" svg:width="0.736cm" svg:height="0.37cm" svg:x="19.101cm" svg:y="6.629cm">
          <draw:text-box>
            <text:p text:style-name="P16"><text:span text:style-name="T29">G2</text:span></text:p>
          </draw:text-box>
        </draw:frame>
        <draw:frame draw:style-name="gr84" draw:text-style-name="P34" draw:layer="layout" svg:width="0.736cm" svg:height="0.37cm" svg:x="21.971cm" svg:y="6.046cm">
          <draw:text-box>
            <text:p text:style-name="P16"><text:span text:style-name="T29">FF2</text:span></text:p>
          </draw:text-box>
        </draw:frame>
        <draw:frame draw:style-name="gr84" draw:text-style-name="P70" draw:layer="layout" svg:width="0.736cm" svg:height="0.37cm" svg:x="19.584cm" svg:y="6.705cm">
          <draw:text-box>
            <text:p text:style-name="P16"><text:span text:style-name="T18">1 ns</text:span></text:p>
          </draw:text-box>
        </draw:frame>
        <draw:frame draw:style-name="gr202" draw:text-style-name="P60" draw:layer="layout" svg:width="1.498cm" svg:height="0.437cm" svg:x="15.824cm" svg:y="8.356cm">
          <draw:text-box>
            <text:p text:style-name="P59"><text:span text:style-name="T24">T</text:span><text:span text:style-name="T69">clk</text:span><text:span text:style-name="T24"> = </text:span><text:span text:style-name="T24">2 ns</text:span></text:p>
          </draw:text-box>
        </draw:frame>
        <draw:frame draw:style-name="gr203" draw:text-style-name="P72" draw:layer="layout" svg:width="1.6cm" svg:height="1.372cm" svg:x="15.417cm" svg:y="5.689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3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g>
          <draw:path draw:style-name="gr22"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6"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9.125cm" svg:y="5.421cm">
          <draw:text-box>
            <text:p text:style-name="P16"><text:span text:style-name="T29">G1</text:span></text:p>
          </draw:text-box>
        </draw:frame>
        <draw:frame draw:style-name="gr84" draw:text-style-name="P34" draw:layer="layout" svg:width="0.305cm" svg:height="0.37cm" svg:x="18.82cm" svg:y="5.827cm">
          <draw:text-box>
            <text:p text:style-name="P16"><text:span text:style-name="T29">A</text:span></text:p>
          </draw:text-box>
        </draw:frame>
        <draw:polyline draw:style-name="gr77" draw:text-style-name="P5" draw:layer="layout" svg:width="0.634cm" svg:height="0.303cm" draw:transform="rotate (-3.14159265358979) translate (20.548cm 7.162cm)" svg:viewBox="0 0 635 304" draw:points="635,0 203,0 203,304 0,304">
          <text:p/>
        </draw:polyline>
        <draw:g>
          <draw:polygon draw:style-name="gr210" draw:text-style-name="P10" draw:layer="layout" svg:width="0.567cm" svg:height="0.453cm" draw:transform="rotate (-0.463733982254894) translate (18.7960219425963cm 7.7469561242821cm)" svg:viewBox="0 0 568 454" draw:points="0,0 568,0 227,454">
            <text:p/>
          </draw:polygon>
          <draw:line draw:style-name="gr211" draw:text-style-name="P5" draw:layer="layout" svg:x1="18.719cm" svg:y1="8.001cm" svg:x2="18.796cm" svg:y2="8.001cm">
            <text:p/>
          </draw:line>
          <draw:line draw:style-name="gr211" draw:text-style-name="P5" draw:layer="layout" svg:x1="19.304cm" svg:y1="8.001cm" svg:x2="19.406cm" svg:y2="8.001cm">
            <text:p/>
          </draw:line>
        </draw:g>
        <draw:frame draw:style-name="gr84" draw:text-style-name="P34" draw:layer="layout" svg:width="0.736cm" svg:height="0.37cm" svg:x="18.795cm" svg:y="7.493cm">
          <draw:text-box>
            <text:p text:style-name="P16"><text:span text:style-name="T29">B2</text:span></text:p>
          </draw:text-box>
        </draw:frame>
        <draw:frame draw:style-name="gr84" draw:text-style-name="P70" draw:layer="layout" svg:width="0.736cm" svg:height="0.37cm" svg:x="19.787cm" svg:y="5.638cm">
          <draw:text-box>
            <text:p text:style-name="P16"><text:span text:style-name="T18">2 ns</text:span></text:p>
          </draw:text-box>
        </draw:frame>
        <draw:frame draw:style-name="gr84" draw:text-style-name="P70" draw:layer="layout" svg:width="0.736cm" svg:height="0.37cm" svg:x="18.999cm" svg:y="8.204cm">
          <draw:text-box>
            <text:p text:style-name="P16"><text:span text:style-name="T18">2 ns</text:span></text:p>
          </draw:text-box>
        </draw:frame>
        <draw:g>
          <draw:path draw:style-name="gr22"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6"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20.193cm" svg:y="6.121cm" svg:viewBox="0 0 355 483" draw:points="0,0 152,0 152,483 355,483">
          <text:p/>
        </draw:polyline>
        <draw:polyline draw:style-name="gr215" draw:text-style-name="P5" draw:layer="layout" svg:width="0.43cm" svg:height="0.456cm" draw:transform="rotate (-1.5707963267949) translate (19.126cm 6.731cm)" svg:viewBox="0 0 431 457" draw:points="0,457 431,457 431,0">
          <text:p/>
        </draw:polyline>
        <draw:frame draw:style-name="gr84" draw:text-style-name="P34" draw:layer="layout" svg:width="0.736cm" svg:height="0.37cm" svg:x="20.549cm" svg:y="6.081cm">
          <draw:text-box>
            <text:p text:style-name="P16"><text:span text:style-name="T29">G3</text:span></text:p>
          </draw:text-box>
        </draw:frame>
        <draw:g>
          <draw:polygon draw:style-name="gr210" draw:text-style-name="P10" draw:layer="layout" svg:width="0.567cm" svg:height="0.453cm" draw:transform="rotate (-0.463733982254894) translate (19.7620219425963cm 7.7469561242821cm)" svg:viewBox="0 0 568 454" draw:points="0,0 568,0 227,454">
            <text:p/>
          </draw:polygon>
          <draw:line draw:style-name="gr211" draw:text-style-name="P5" draw:layer="layout" svg:x1="19.685cm" svg:y1="8.001cm" svg:x2="19.762cm" svg:y2="8.001cm">
            <text:p/>
          </draw:line>
          <draw:line draw:style-name="gr211" draw:text-style-name="P5" draw:layer="layout" svg:x1="20.27cm" svg:y1="8.001cm" svg:x2="20.372cm" svg:y2="8.001cm">
            <text:p/>
          </draw:line>
        </draw:g>
        <draw:frame draw:style-name="gr84" draw:text-style-name="P34" draw:layer="layout" svg:width="0.736cm" svg:height="0.37cm" svg:x="19.761cm" svg:y="7.493cm">
          <draw:text-box>
            <text:p text:style-name="P16"><text:span text:style-name="T29">B3</text:span></text:p>
          </draw:text-box>
        </draw:frame>
        <draw:frame draw:style-name="gr84" draw:text-style-name="P70" draw:layer="layout" svg:width="0.736cm" svg:height="0.37cm" svg:x="19.965cm" svg:y="8.204cm">
          <draw:text-box>
            <text:p text:style-name="P16"><text:span text:style-name="T18">2 ns</text:span></text:p>
          </draw:text-box>
        </draw:frame>
        <draw:g>
          <draw:polygon draw:style-name="gr210" draw:text-style-name="P10" draw:layer="layout" svg:width="0.567cm" svg:height="0.453cm" draw:transform="rotate (-0.463733982254894) translate (17.8820219425963cm 7.7469561242821cm)" svg:viewBox="0 0 568 454" draw:points="0,0 568,0 227,454">
            <text:p/>
          </draw:polygon>
          <draw:line draw:style-name="gr211" draw:text-style-name="P5" draw:layer="layout" svg:x1="17.805cm" svg:y1="8.001cm" svg:x2="17.882cm" svg:y2="8.001cm">
            <text:p/>
          </draw:line>
          <draw:line draw:style-name="gr211" draw:text-style-name="P5" draw:layer="layout" svg:x1="18.39cm" svg:y1="8.001cm" svg:x2="18.492cm" svg:y2="8.001cm">
            <text:p/>
          </draw:line>
        </draw:g>
        <draw:frame draw:style-name="gr84" draw:text-style-name="P34" draw:layer="layout" svg:width="0.736cm" svg:height="0.37cm" svg:x="17.881cm" svg:y="7.493cm">
          <draw:text-box>
            <text:p text:style-name="P16"><text:span text:style-name="T29">B1</text:span></text:p>
          </draw:text-box>
        </draw:frame>
        <draw:frame draw:style-name="gr84" draw:text-style-name="P22" draw:layer="layout" svg:width="0.736cm" svg:height="0.37cm" svg:x="20.04cm" svg:y="14.463cm">
          <draw:text-box>
            <text:p text:style-name="P16"><text:span text:style-name="T25">2 ns</text:span></text:p>
          </draw:text-box>
        </draw:frame>
        <draw:frame draw:style-name="gr84" draw:text-style-name="P70" draw:layer="layout" svg:width="0.736cm" svg:height="0.37cm" svg:x="21.158cm" svg:y="6.183cm">
          <draw:text-box>
            <text:p text:style-name="P16"><text:span text:style-name="T18">2 ns</text:span></text:p>
          </draw:text-box>
        </draw:frame>
        <draw:g>
          <draw:custom-shape draw:style-name="gr216"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2"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6"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7"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3" draw:text-style-name="P5" draw:layer="layout" svg:x1="17.983cm" svg:y1="13.081cm" svg:x2="19.735cm" svg:y2="13.08cm">
          <text:p/>
        </draw:line>
        <draw:polyline draw:style-name="gr154" draw:text-style-name="P5" draw:layer="layout" svg:width="8.127cm" svg:height="0.761cm" svg:x="15.316cm" svg:y="13.589cm" svg:viewBox="0 0 8128 762" draw:points="0,762 7925,762 7925,0 8128,0">
          <text:p/>
        </draw:polyline>
        <draw:line draw:style-name="gr155" draw:text-style-name="P5" draw:layer="layout" svg:x1="15.113cm" svg:y1="14.351cm" svg:x2="15.443cm" svg:y2="14.351cm">
          <text:p/>
        </draw:line>
        <draw:frame draw:style-name="gr83" draw:text-style-name="P8" draw:layer="layout" svg:width="0.736cm" svg:height="0.37cm" svg:x="14.656cm" svg:y="14.184cm">
          <draw:text-box>
            <text:p><text:span text:style-name="T4">clk</text:span></text:p>
          </draw:text-box>
        </draw:frame>
        <draw:line draw:style-name="gr153" draw:text-style-name="P5" draw:layer="layout" svg:x1="22.733cm" svg:y1="13.081cm" svg:x2="23.443cm" svg:y2="13.081cm">
          <text:p/>
        </draw:line>
        <draw:frame draw:style-name="gr84" draw:text-style-name="P34" draw:layer="layout" svg:width="0.736cm" svg:height="0.37cm" svg:x="17.17cm" svg:y="12.395cm">
          <draw:text-box>
            <text:p text:style-name="P16"><text:span text:style-name="T29">FF1</text:span></text:p>
          </draw:text-box>
        </draw:frame>
        <draw:frame draw:style-name="gr84" draw:text-style-name="P34" draw:layer="layout" svg:width="0.736cm" svg:height="0.37cm" svg:x="23.52cm" svg:y="12.395cm">
          <draw:text-box>
            <text:p text:style-name="P16"><text:span text:style-name="T29">FF4</text:span></text:p>
          </draw:text-box>
        </draw:frame>
        <draw:frame draw:style-name="gr202" draw:text-style-name="P60" draw:layer="layout" svg:width="1.498cm" svg:height="0.437cm" svg:x="17.373cm" svg:y="14.706cm">
          <draw:text-box>
            <text:p text:style-name="P59"><text:span text:style-name="T24">T</text:span><text:span text:style-name="T69">clk</text:span><text:span text:style-name="T24"> = </text:span><text:span text:style-name="T24">10 ns</text:span></text:p>
          </draw:text-box>
        </draw:frame>
        <draw:frame draw:style-name="gr203" draw:text-style-name="P72" draw:layer="layout" svg:width="1.6cm" svg:height="1.372cm" svg:x="23.342cm" svg:y="10.414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text:span><text:span text:style-name="T68">3 </text:span><text:span text:style-name="T68">ns</text:span></text:p>
            <text:p text:style-name="P71"><text:span text:style-name="T24"><text:tab/></text:span><text:span text:style-name="T24">T</text:span><text:span text:style-name="T69">s</text:span><text:span text:style-name="T24"> </text:span><text:span text:style-name="T24">= </text:span><text:span text:style-name="T68">0.7 </text:span><text:span text:style-name="T68">ns</text:span></text:p>
            <text:p text:style-name="P71"><text:span text:style-name="T24"><text:tab/></text:span><text:span text:style-name="T24">T</text:span><text:span text:style-name="T69">h</text:span><text:span text:style-name="T24"> </text:span><text:span text:style-name="T24">= </text:span><text:span text:style-name="T68">0.3 </text:span><text:span text:style-name="T68">ns</text:span></text:p>
          </draw:text-box>
        </draw:frame>
        <draw:g>
          <draw:path draw:style-name="gr22"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6"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483cm" svg:height="0.37cm" svg:x="15.823cm" svg:y="11.963cm">
          <draw:text-box>
            <text:p text:style-name="P16"><text:span text:style-name="T29">C1</text:span></text:p>
          </draw:text-box>
        </draw:frame>
        <draw:polyline draw:style-name="gr77" draw:text-style-name="P5" draw:layer="layout" svg:width="1.701cm" svg:height="0.126cm" svg:x="20.523cm" svg:y="13.081cm" svg:viewBox="0 0 1702 127" draw:points="0,0 178,0 178,127 1702,127">
          <text:p/>
        </draw:polyline>
        <draw:g>
          <draw:path draw:style-name="gr22"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6"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0.482cm" svg:x="19.406cm" svg:y="10.922cm" svg:viewBox="0 0 355 483" draw:points="0,0 152,0 152,483 355,483">
          <text:p/>
        </draw:polyline>
        <draw:polyline draw:style-name="gr215" draw:text-style-name="P5" draw:layer="layout" svg:width="1.422cm" svg:height="0.202cm" draw:transform="rotate (-1.5707963267949) translate (19.761cm 11.658cm)" svg:viewBox="0 0 1423 203" draw:points="1423,203 0,203 0,0">
          <text:p/>
        </draw:polyline>
        <draw:g>
          <draw:polygon draw:style-name="gr210" draw:text-style-name="P10" draw:layer="layout" svg:width="0.567cm" svg:height="0.453cm" draw:transform="rotate (-0.463733982254894) translate (21.9970219425963cm 14.0969561242821cm)" svg:viewBox="0 0 568 454" draw:points="0,0 568,0 227,454">
            <text:p/>
          </draw:polygon>
          <draw:line draw:style-name="gr211" draw:text-style-name="P5" draw:layer="layout" svg:x1="21.92cm" svg:y1="14.351cm" svg:x2="21.997cm" svg:y2="14.351cm">
            <text:p/>
          </draw:line>
          <draw:line draw:style-name="gr211" draw:text-style-name="P5" draw:layer="layout" svg:x1="22.505cm" svg:y1="14.351cm" svg:x2="22.607cm" svg:y2="14.351cm">
            <text:p/>
          </draw:line>
        </draw:g>
        <draw:g>
          <draw:custom-shape draw:style-name="gr218"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4" draw:text-style-name="P34" draw:layer="layout" svg:width="0.736cm" svg:height="0.37cm" svg:x="17.17cm" svg:y="10.363cm">
          <draw:text-box>
            <text:p text:style-name="P16"><text:span text:style-name="T29">FF2</text:span></text:p>
          </draw:text-box>
        </draw:frame>
        <draw:polyline draw:style-name="gr219" draw:text-style-name="P18" draw:layer="layout" svg:width="2.031cm" svg:height="0.762cm" draw:transform="rotate (1.5707963267949) translate (16.382cm 13.589cm)" svg:viewBox="0 0 2032 763" draw:points="0,1 2032,0 2032,763">
          <text:p/>
        </draw:polyline>
        <draw:g>
          <draw:polygon draw:style-name="gr210" draw:text-style-name="P10" draw:layer="layout" svg:width="0.567cm" svg:height="0.453cm" draw:transform="rotate (-1.10706234454) translate (16.3829249601567cm 12.160984593cm)" svg:viewBox="0 0 568 454" draw:points="568,0 0,0 341,454">
            <text:p/>
          </draw:polygon>
          <draw:line draw:style-name="gr211" draw:text-style-name="P5" draw:layer="layout" svg:x1="16.383cm" svg:y1="12.746cm" svg:x2="16.383cm" svg:y2="12.669cm">
            <text:p/>
          </draw:line>
          <draw:line draw:style-name="gr211" draw:text-style-name="P5" draw:layer="layout" svg:x1="16.383cm" svg:y1="12.161cm" svg:x2="16.383cm" svg:y2="12.059cm">
            <text:p/>
          </draw:line>
        </draw:g>
        <draw:polyline draw:style-name="gr220" draw:text-style-name="P18" draw:layer="layout" svg:width="0.761cm" svg:height="0.762cm" draw:transform="rotate (1.5707963267949) translate (16.382cm 14.351cm)" svg:viewBox="0 0 762 763" draw:points="0,1 762,0 762,763">
          <text:p/>
        </draw:polyline>
        <draw:line draw:style-name="gr153" draw:text-style-name="P5" draw:layer="layout" svg:x1="20.828cm" svg:y1="11.531cm" svg:x2="21.336cm" svg:y2="11.53cm">
          <text:p/>
        </draw:line>
        <draw:g>
          <draw:custom-shape draw:style-name="gr221"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2"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6"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634cm" svg:height="1.422cm" svg:x="21.971cm" svg:y="11.531cm" svg:viewBox="0 0 635 1423" draw:points="228,0 635,0 635,991 0,991 0,1397 0,1423 254,1423">
          <text:p/>
        </draw:polyline>
        <draw:line draw:style-name="gr153" draw:text-style-name="P5" draw:layer="layout" svg:x1="17.957cm" svg:y1="11.049cm" svg:x2="18.364cm" svg:y2="11.049cm">
          <text:p/>
        </draw:line>
        <draw:polyline draw:style-name="gr222" draw:text-style-name="P18" draw:layer="layout" svg:width="2.311cm" svg:height="0.254cm" draw:transform="rotate (1.5707963267949) translate (21.081cm 14.351cm)" svg:viewBox="0 0 2312 255" draw:points="0,0 2312,0 2312,255">
          <text:p/>
        </draw:polyline>
        <draw:g>
          <draw:polygon draw:style-name="gr210" draw:text-style-name="P10" draw:layer="layout" svg:width="0.567cm" svg:height="0.453cm" draw:transform="rotate (-0.463733982254894) translate (19.8120219425963cm 14.0969561242821cm)" svg:viewBox="0 0 568 454" draw:points="0,0 568,0 227,454">
            <text:p/>
          </draw:polygon>
          <draw:line draw:style-name="gr211" draw:text-style-name="P5" draw:layer="layout" svg:x1="19.735cm" svg:y1="14.351cm" svg:x2="19.812cm" svg:y2="14.351cm">
            <text:p/>
          </draw:line>
          <draw:line draw:style-name="gr211" draw:text-style-name="P5" draw:layer="layout" svg:x1="20.32cm" svg:y1="14.351cm" svg:x2="20.422cm" svg:y2="14.351cm">
            <text:p/>
          </draw:line>
        </draw:g>
        <draw:g>
          <draw:path draw:style-name="gr22"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6"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7" draw:text-style-name="P5" draw:layer="layout" svg:width="0.354cm" svg:height="1.015cm" svg:x="18.008cm" svg:y="9.779cm" svg:viewBox="0 0 355 1016" draw:points="0,0 152,0 152,1016 355,1016">
          <text:p/>
        </draw:polyline>
        <draw:g>
          <draw:polygon draw:style-name="gr22"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6"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5" draw:text-style-name="P5" draw:layer="layout" svg:x1="18.161cm" svg:y1="9.779cm" svg:x2="19.71cm" svg:y2="9.779cm">
          <text:p/>
        </draw:line>
        <draw:line draw:style-name="gr223" draw:text-style-name="P5" draw:layer="layout" svg:x1="20.523cm" svg:y1="9.78cm" svg:x2="25.019cm" svg:y2="9.778cm">
          <text:p/>
        </draw:line>
        <draw:line draw:style-name="gr223" draw:text-style-name="P5" draw:layer="layout" svg:x1="24.309cm" svg:y1="13.081cm" svg:x2="25.019cm" svg:y2="13.081cm">
          <text:p/>
        </draw:line>
        <draw:line draw:style-name="gr153" draw:text-style-name="P5" draw:layer="layout" svg:x1="15.367cm" svg:y1="13.081cm" svg:x2="17.119cm" svg:y2="13.08cm">
          <text:p/>
        </draw:line>
        <draw:line draw:style-name="gr155" draw:text-style-name="P5" draw:layer="layout" svg:x1="15.113cm" svg:y1="13.081cm" svg:x2="15.443cm" svg:y2="13.081cm">
          <text:p/>
        </draw:line>
        <draw:frame draw:style-name="gr83" draw:text-style-name="P73" draw:layer="layout" svg:width="0.431cm" svg:height="0.37cm" svg:x="14.656cm" svg:y="12.914cm">
          <draw:text-box>
            <text:p text:style-name="P30"><text:span text:style-name="T4">a</text:span></text:p>
          </draw:text-box>
        </draw:frame>
        <draw:line draw:style-name="gr153" draw:text-style-name="P5" draw:layer="layout" svg:x1="15.367cm" svg:y1="11.049cm" svg:x2="17.119cm" svg:y2="11.048cm">
          <text:p/>
        </draw:line>
        <draw:line draw:style-name="gr155" draw:text-style-name="P5" draw:layer="layout" svg:x1="15.113cm" svg:y1="11.049cm" svg:x2="15.443cm" svg:y2="11.049cm">
          <text:p/>
        </draw:line>
        <draw:frame draw:style-name="gr83" draw:text-style-name="P73" draw:layer="layout" svg:width="0.457cm" svg:height="0.37cm" svg:x="14.656cm" svg:y="10.882cm">
          <draw:text-box>
            <text:p text:style-name="P30"><text:span text:style-name="T4">b</text:span></text:p>
          </draw:text-box>
        </draw:frame>
        <draw:g>
          <draw:polygon draw:style-name="gr210" draw:text-style-name="P10" draw:layer="layout" svg:width="0.567cm" svg:height="0.453cm" draw:transform="rotate (-0.463733982254894) translate (15.6210219425963cm 10.7949561242821cm)" svg:viewBox="0 0 568 454" draw:points="0,0 568,0 227,454">
            <text:p/>
          </draw:polygon>
          <draw:line draw:style-name="gr211" draw:text-style-name="P5" draw:layer="layout" svg:x1="15.544cm" svg:y1="11.049cm" svg:x2="15.621cm" svg:y2="11.049cm">
            <text:p/>
          </draw:line>
          <draw:line draw:style-name="gr211" draw:text-style-name="P5" draw:layer="layout" svg:x1="16.129cm" svg:y1="11.049cm" svg:x2="16.231cm" svg:y2="11.049cm">
            <text:p/>
          </draw:line>
        </draw:g>
        <draw:line draw:style-name="gr153" draw:text-style-name="P5" draw:layer="layout" svg:x1="15.367cm" svg:y1="9.652cm" svg:x2="16.967cm" svg:y2="9.652cm">
          <text:p/>
        </draw:line>
        <draw:line draw:style-name="gr155" draw:text-style-name="P5" draw:layer="layout" svg:x1="15.113cm" svg:y1="9.652cm" svg:x2="15.443cm" svg:y2="9.652cm">
          <text:p/>
        </draw:line>
        <draw:frame draw:style-name="gr83" draw:text-style-name="P73" draw:layer="layout" svg:width="0.457cm" svg:height="0.37cm" svg:x="14.656cm" svg:y="9.485cm">
          <draw:text-box>
            <text:p text:style-name="P30"><text:span text:style-name="T4">c</text:span></text:p>
          </draw:text-box>
        </draw:frame>
        <draw:polyline draw:style-name="gr215" draw:text-style-name="P5" draw:layer="layout" svg:width="1.143cm" svg:height="0.557cm" draw:transform="rotate (-1.5707963267949) translate (16.941cm 9.905cm)" svg:viewBox="0 0 1144 558" draw:points="1144,558 0,558 0,0">
          <text:p/>
        </draw:polyline>
        <draw:g>
          <draw:polygon draw:style-name="gr210" draw:text-style-name="P10" draw:layer="layout" svg:width="0.567cm" svg:height="0.453cm" draw:transform="rotate (-0.463733982254894) translate (15.6210219425963cm 9.3979561242821cm)" svg:viewBox="0 0 568 454" draw:points="0,0 568,0 227,454">
            <text:p/>
          </draw:polygon>
          <draw:line draw:style-name="gr211" draw:text-style-name="P5" draw:layer="layout" svg:x1="15.544cm" svg:y1="9.652cm" svg:x2="15.621cm" svg:y2="9.652cm">
            <text:p/>
          </draw:line>
          <draw:line draw:style-name="gr211" draw:text-style-name="P5" draw:layer="layout" svg:x1="16.129cm" svg:y1="9.652cm" svg:x2="16.231cm" svg:y2="9.652cm">
            <text:p/>
          </draw:line>
        </draw:g>
        <draw:frame draw:style-name="gr84" draw:text-style-name="P34" draw:layer="layout" svg:width="0.736cm" svg:height="0.37cm" svg:x="21.387cm" svg:y="10.845cm">
          <draw:text-box>
            <text:p text:style-name="P16"><text:span text:style-name="T29">FF3</text:span></text:p>
          </draw:text-box>
        </draw:frame>
        <draw:frame draw:style-name="gr84" draw:text-style-name="P34" draw:layer="layout" svg:width="0.483cm" svg:height="0.37cm" svg:x="19.913cm" svg:y="13.843cm">
          <draw:text-box>
            <text:p text:style-name="P16"><text:span text:style-name="T29">C2</text:span></text:p>
          </draw:text-box>
        </draw:frame>
        <draw:frame draw:style-name="gr84" draw:text-style-name="P34" draw:layer="layout" svg:width="0.483cm" svg:height="0.37cm" svg:x="22.123cm" svg:y="13.843cm">
          <draw:text-box>
            <text:p text:style-name="P16"><text:span text:style-name="T29">C3</text:span></text:p>
          </draw:text-box>
        </draw:frame>
        <draw:frame draw:style-name="gr84" draw:text-style-name="P34" draw:layer="layout" svg:width="0.483cm" svg:height="0.37cm" svg:x="19.989cm" svg:y="12.533cm">
          <draw:text-box>
            <text:p text:style-name="P16"><text:span text:style-name="T29">G1</text:span></text:p>
          </draw:text-box>
        </draw:frame>
        <draw:frame draw:style-name="gr84" draw:text-style-name="P34" draw:layer="layout" svg:width="0.483cm" svg:height="0.37cm" svg:x="15.722cm" svg:y="10.501cm">
          <draw:text-box>
            <text:p text:style-name="P16"><text:span text:style-name="T29">G2</text:span></text:p>
          </draw:text-box>
        </draw:frame>
        <draw:frame draw:style-name="gr84" draw:text-style-name="P34" draw:layer="layout" svg:width="0.483cm" svg:height="0.37cm" svg:x="15.722cm" svg:y="9.118cm">
          <draw:text-box>
            <text:p text:style-name="P16"><text:span text:style-name="T29">G3</text:span></text:p>
          </draw:text-box>
        </draw:frame>
        <draw:frame draw:style-name="gr84" draw:text-style-name="P34" draw:layer="layout" svg:width="0.483cm" svg:height="0.37cm" svg:x="17.144cm" svg:y="9.118cm">
          <draw:text-box>
            <text:p text:style-name="P16"><text:span text:style-name="T29">G4</text:span></text:p>
          </draw:text-box>
        </draw:frame>
        <draw:frame draw:style-name="gr84" draw:text-style-name="P34" draw:layer="layout" svg:width="0.483cm" svg:height="0.37cm" svg:x="18.516cm" svg:y="10.272cm">
          <draw:text-box>
            <text:p text:style-name="P16"><text:span text:style-name="T29">G5</text:span></text:p>
          </draw:text-box>
        </draw:frame>
        <draw:frame draw:style-name="gr84" draw:text-style-name="P34" draw:layer="layout" svg:width="0.483cm" svg:height="0.37cm" svg:x="19.913cm" svg:y="10.896cm">
          <draw:text-box>
            <text:p text:style-name="P16"><text:span text:style-name="T29">G6</text:span></text:p>
          </draw:text-box>
        </draw:frame>
        <draw:frame draw:style-name="gr84" draw:text-style-name="P34" draw:layer="layout" svg:width="0.483cm" svg:height="0.37cm" svg:x="22.631cm" svg:y="12.431cm">
          <draw:text-box>
            <text:p text:style-name="P16"><text:span text:style-name="T29">G7</text:span></text:p>
          </draw:text-box>
        </draw:frame>
        <draw:frame draw:style-name="gr84" draw:text-style-name="P34" draw:layer="layout" svg:width="0.483cm" svg:height="0.37cm" svg:x="19.837cm" svg:y="9.22cm">
          <draw:text-box>
            <text:p text:style-name="P16"><text:span text:style-name="T29">G8</text:span></text:p>
          </draw:text-box>
        </draw:frame>
        <draw:frame draw:style-name="gr83" draw:text-style-name="P74" draw:layer="layout" svg:width="0.457cm" svg:height="0.37cm" svg:x="25.095cm" svg:y="9.601cm">
          <draw:text-box>
            <text:p text:style-name="P19"><text:span text:style-name="T4">u</text:span></text:p>
          </draw:text-box>
        </draw:frame>
        <draw:frame draw:style-name="gr83" draw:text-style-name="P74" draw:layer="layout" svg:width="0.457cm" svg:height="0.37cm" svg:x="25.095cm" svg:y="12.928cm">
          <draw:text-box>
            <text:p text:style-name="P19"><text:span text:style-name="T4">v</text:span></text:p>
          </draw:text-box>
        </draw:frame>
        <draw:frame draw:style-name="gr84" draw:text-style-name="P22" draw:layer="layout" svg:width="0.736cm" svg:height="0.37cm" svg:x="22.251cm" svg:y="14.463cm">
          <draw:text-box>
            <text:p text:style-name="P16"><text:span text:style-name="T25">2 ns</text:span></text:p>
          </draw:text-box>
        </draw:frame>
        <draw:frame draw:style-name="gr84" draw:text-style-name="P22" draw:layer="layout" svg:width="0.736cm" svg:height="0.37cm" svg:x="16.484cm" svg:y="12.192cm">
          <draw:text-box>
            <text:p text:style-name="P16"><text:span text:style-name="T25">2 ns</text:span></text:p>
          </draw:text-box>
        </draw:frame>
        <draw:frame draw:style-name="gr84" draw:text-style-name="P22" draw:layer="layout" svg:width="0.736cm" svg:height="0.37cm" svg:x="15.723cm" svg:y="11.161cm">
          <draw:text-box>
            <text:p text:style-name="P16"><text:span text:style-name="T25">2 ns</text:span></text:p>
          </draw:text-box>
        </draw:frame>
        <draw:frame draw:style-name="gr84" draw:text-style-name="P22" draw:layer="layout" svg:width="0.736cm" svg:height="0.37cm" svg:x="15.723cm" svg:y="9.764cm">
          <draw:text-box>
            <text:p text:style-name="P16"><text:span text:style-name="T25">1 ns</text:span></text:p>
          </draw:text-box>
        </draw:frame>
        <draw:frame draw:style-name="gr84" draw:text-style-name="P22" draw:layer="layout" svg:width="0.736cm" svg:height="0.37cm" svg:x="17.576cm" svg:y="9.321cm">
          <draw:text-box>
            <text:p text:style-name="P16"><text:span text:style-name="T25">2 ns</text:span></text:p>
          </draw:text-box>
        </draw:frame>
        <draw:frame draw:style-name="gr84" draw:text-style-name="P22" draw:layer="layout" svg:width="0.736cm" svg:height="0.37cm" svg:x="18.999cm" svg:y="10.464cm">
          <draw:text-box>
            <text:p text:style-name="P16"><text:span text:style-name="T25">2 ns</text:span></text:p>
          </draw:text-box>
        </draw:frame>
        <draw:frame draw:style-name="gr84" draw:text-style-name="P22" draw:layer="layout" svg:width="0.736cm" svg:height="0.37cm" svg:x="20.396cm" svg:y="11.074cm">
          <draw:text-box>
            <text:p text:style-name="P16"><text:span text:style-name="T25">2 ns</text:span></text:p>
          </draw:text-box>
        </draw:frame>
        <draw:frame draw:style-name="gr84" draw:text-style-name="P22" draw:layer="layout" svg:width="0.736cm" svg:height="0.37cm" svg:x="22.275cm" svg:y="13.36cm">
          <draw:text-box>
            <text:p text:style-name="P16"><text:span text:style-name="T25">2 ns</text:span></text:p>
          </draw:text-box>
        </draw:frame>
        <draw:frame draw:style-name="gr84" draw:text-style-name="P22" draw:layer="layout" svg:width="0.736cm" svg:height="0.37cm" svg:x="20.04cm" svg:y="13.182cm">
          <draw:text-box>
            <text:p text:style-name="P16"><text:span text:style-name="T25">1 ns</text:span></text:p>
          </draw:text-box>
        </draw:frame>
        <draw:frame draw:style-name="gr84" draw:text-style-name="P22" draw:layer="layout" svg:width="0.736cm" svg:height="0.37cm" svg:x="20.04cm" svg:y="9.917cm">
          <draw:text-box>
            <text:p text:style-name="P16"><text:span text:style-name="T25">2 ns</text:span></text:p>
          </draw:text-box>
        </draw:frame>
        <draw:frame draw:style-name="gr84" draw:text-style-name="P70" draw:layer="layout" svg:width="0.736cm" svg:height="0.37cm" svg:x="18.034cm" svg:y="8.204cm">
          <draw:text-box>
            <text:p text:style-name="P16"><text:span text:style-name="T18">2 ns</text:span></text:p>
          </draw:text-box>
        </draw:frame>
        <draw:g>
          <draw:custom-shape draw:style-name="gr224"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2"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6"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5"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3" draw:text-style-name="P5" draw:layer="layout" svg:x1="8.853cm" svg:y1="10.542cm" svg:x2="9.767cm" svg:y2="10.542cm">
          <text:p/>
        </draw:line>
        <draw:polyline draw:style-name="gr154" draw:text-style-name="P5" draw:layer="layout" svg:width="4.241cm" svg:height="0.761cm" svg:x="7.024cm" svg:y="11.05cm" svg:viewBox="0 0 4242 762" draw:points="0,762 4039,762 4039,0 4242,0">
          <text:p/>
        </draw:polyline>
        <draw:line draw:style-name="gr155" draw:text-style-name="P5" draw:layer="layout" svg:x1="6.821cm" svg:y1="11.812cm" svg:x2="7.151cm" svg:y2="11.812cm">
          <text:p/>
        </draw:line>
        <draw:frame draw:style-name="gr83" draw:text-style-name="P8" draw:layer="layout" svg:width="0.736cm" svg:height="0.37cm" svg:x="6.198cm" svg:y="11.645cm">
          <draw:text-box>
            <text:p><text:span text:style-name="T4">clkb</text:span></text:p>
          </draw:text-box>
        </draw:frame>
        <draw:line draw:style-name="gr153" draw:text-style-name="P5" draw:layer="layout" svg:x1="10.555cm" svg:y1="10.542cm" svg:x2="11.265cm" svg:y2="10.542cm">
          <text:p/>
        </draw:line>
        <draw:frame draw:style-name="gr84" draw:text-style-name="P34" draw:layer="layout" svg:width="0.736cm" svg:height="0.37cm" svg:x="8.04cm" svg:y="9.856cm">
          <draw:text-box>
            <text:p text:style-name="P16"><text:span text:style-name="T29">FF1</text:span></text:p>
          </draw:text-box>
        </draw:frame>
        <draw:frame draw:style-name="gr84" draw:text-style-name="P34" draw:layer="layout" svg:width="0.736cm" svg:height="0.37cm" svg:x="9.742cm" svg:y="9.856cm">
          <draw:text-box>
            <text:p text:style-name="P16"><text:span text:style-name="T29">G1</text:span></text:p>
          </draw:text-box>
        </draw:frame>
        <draw:frame draw:style-name="gr84" draw:text-style-name="P34" draw:layer="layout" svg:width="0.736cm" svg:height="0.37cm" svg:x="11.342cm" svg:y="9.856cm">
          <draw:text-box>
            <text:p text:style-name="P16"><text:span text:style-name="T29">FF2</text:span></text:p>
          </draw:text-box>
        </draw:frame>
        <draw:frame draw:style-name="gr84" draw:text-style-name="P70" draw:layer="layout" svg:width="0.736cm" svg:height="0.37cm" svg:x="9.92cm" svg:y="10.701cm">
          <draw:text-box>
            <text:p text:style-name="P16"><text:span text:style-name="T18">2 ns</text:span></text:p>
          </draw:text-box>
        </draw:frame>
        <draw:frame draw:style-name="gr226" draw:text-style-name="P60" draw:layer="layout" svg:width="3.212cm" svg:height="0.771cm" svg:x="8.954cm" svg:y="12.014cm">
          <draw:text-box>
            <text:p text:style-name="P59"><text:span text:style-name="T24">T</text:span><text:span text:style-name="T69">clka</text:span><text:span text:style-name="T24"> = </text:span><text:span text:style-name="T24">10 ns</text:span></text:p>
            <text:p text:style-name="P59"><text:span text:style-name="T24">T</text:span><text:span text:style-name="T69">clkb</text:span><text:span text:style-name="T24"> = </text:span><text:span text:style-name="T24">15 </text:span><text:span text:style-name="T24">ns, </text:span><text:span text:style-name="T24">phas</text:span><text:span text:style-name="T24">e 7.5 </text:span><text:span text:style-name="T24">ns</text:span></text:p>
          </draw:text-box>
        </draw:frame>
        <draw:frame draw:style-name="gr203" draw:text-style-name="P72" draw:layer="layout" svg:width="1.6cm" svg:height="1.372cm" svg:x="6.262cm" svg:y="9.652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3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line draw:style-name="gr155" draw:text-style-name="P5" draw:layer="layout" svg:x1="6.821cm" svg:y1="11.303cm" svg:x2="7.151cm" svg:y2="11.303cm">
          <text:p/>
        </draw:line>
        <draw:frame draw:style-name="gr83" draw:text-style-name="P8" draw:layer="layout" svg:width="0.736cm" svg:height="0.37cm" svg:x="6.198cm" svg:y="11.136cm">
          <draw:text-box>
            <text:p><text:span text:style-name="T4">clka</text:span></text:p>
          </draw:text-box>
        </draw:frame>
        <draw:polyline draw:style-name="gr227" draw:text-style-name="P75" draw:layer="layout" svg:width="0.964cm" svg:height="0.253cm" draw:transform="rotate (-3.14159265358979) translate (7.975cm 11.303cm)" svg:viewBox="0 0 965 254" draw:points="0,254 279,254 279,0 965,0">
          <text:p/>
        </draw:polyline>
        <draw:g>
          <draw:custom-shape draw:style-name="gr228"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2"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6"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9"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3" draw:text-style-name="P5" draw:layer="layout" svg:x1="17.983cm" svg:y1="17.654cm" svg:x2="18.897cm" svg:y2="17.654cm">
          <text:p/>
        </draw:line>
        <draw:polyline draw:style-name="gr154" draw:text-style-name="P5" draw:layer="layout" svg:width="7.061cm" svg:height="0.761cm" svg:x="14.833cm" svg:y="18.162cm" svg:viewBox="0 0 7062 762" draw:points="0,762 6859,762 6859,0 7062,0">
          <text:p/>
        </draw:polyline>
        <draw:line draw:style-name="gr155" draw:text-style-name="P5" draw:layer="layout" svg:x1="14.579cm" svg:y1="18.924cm" svg:x2="14.909cm" svg:y2="18.924cm">
          <text:p/>
        </draw:line>
        <draw:frame draw:style-name="gr83" draw:text-style-name="P8" draw:layer="layout" svg:width="0.736cm" svg:height="0.37cm" svg:x="14.122cm" svg:y="18.757cm">
          <draw:text-box>
            <text:p><text:span text:style-name="T4">clk</text:span></text:p>
          </draw:text-box>
        </draw:frame>
        <draw:polyline draw:style-name="gr230" draw:text-style-name="P18" draw:layer="layout" svg:width="0.761cm" svg:height="1.168cm" draw:transform="rotate (1.5707963267949) translate (15.976cm 18.924cm)" svg:viewBox="0 0 762 1169" draw:points="0,0 762,0 762,1169">
          <text:p/>
        </draw:polyline>
        <draw:line draw:style-name="gr153" draw:text-style-name="P5" draw:layer="layout" svg:x1="21.184cm" svg:y1="17.654cm" svg:x2="21.894cm" svg:y2="17.654cm">
          <text:p/>
        </draw:line>
        <draw:frame draw:style-name="gr84" draw:text-style-name="P34" draw:layer="layout" svg:width="0.736cm" svg:height="0.37cm" svg:x="17.17cm" svg:y="16.968cm">
          <draw:text-box>
            <text:p text:style-name="P16"><text:span text:style-name="T29">FF1</text:span></text:p>
          </draw:text-box>
        </draw:frame>
        <draw:frame draw:style-name="gr84" draw:text-style-name="P34" draw:layer="layout" svg:width="0.736cm" svg:height="0.37cm" svg:x="20.371cm" svg:y="16.968cm">
          <draw:text-box>
            <text:p text:style-name="P16"><text:span text:style-name="T29">G2</text:span></text:p>
          </draw:text-box>
        </draw:frame>
        <draw:frame draw:style-name="gr84" draw:text-style-name="P34" draw:layer="layout" svg:width="0.736cm" svg:height="0.37cm" svg:x="21.971cm" svg:y="16.968cm">
          <draw:text-box>
            <text:p text:style-name="P16"><text:span text:style-name="T29">FF2</text:span></text:p>
          </draw:text-box>
        </draw:frame>
        <draw:frame draw:style-name="gr202" draw:text-style-name="P60" draw:layer="layout" svg:width="1.498cm" svg:height="0.437cm" svg:x="17.806cm" svg:y="16.428cm">
          <draw:text-box>
            <text:p text:style-name="P59"><text:span text:style-name="T24">T</text:span><text:span text:style-name="T69">clk</text:span><text:span text:style-name="T24"> = </text:span><text:span text:style-name="T24">7 ns</text:span></text:p>
          </draw:text-box>
        </draw:frame>
        <draw:frame draw:style-name="gr203" draw:text-style-name="P72" draw:layer="layout" svg:width="1.6cm" svg:height="1.372cm" svg:x="14.325cm" svg:y="16.408cm">
          <draw:text-box>
            <text:p text:style-name="P71"><text:span text:style-name="T24">FFs </text:span><text:span text:style-name="T24">arcs:</text:span></text:p>
            <text:p text:style-name="P71"><text:span text:style-name="T24"><text:tab/></text:span><text:span text:style-name="T24">T</text:span><text:span text:style-name="T69">p</text:span><text:span text:style-name="T24"> </text:span><text:span text:style-name="T24">= </text:span><text:span text:style-name="T70">2</text:span><text:span text:style-name="T24">/</text:span><text:span text:style-name="T71">3</text:span><text:span text:style-name="T24"> </text:span><text:span text:style-name="T24">ns</text:span></text:p>
            <text:p text:style-name="P71"><text:span text:style-name="T24"><text:tab/></text:span><text:span text:style-name="T24">T</text:span><text:span text:style-name="T69">s</text:span><text:span text:style-name="T24"> </text:span><text:span text:style-name="T24">= 0.7 </text:span><text:span text:style-name="T24">ns</text:span></text:p>
            <text:p text:style-name="P71"><text:span text:style-name="T24"><text:tab/></text:span><text:span text:style-name="T24">T</text:span><text:span text:style-name="T69">h</text:span><text:span text:style-name="T24"> </text:span><text:span text:style-name="T24">= 0.3 </text:span><text:span text:style-name="T24">ns</text:span></text:p>
          </draw:text-box>
        </draw:frame>
        <draw:g>
          <draw:path draw:style-name="gr22"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6"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18.872cm" svg:y="16.815cm">
          <draw:text-box>
            <text:p text:style-name="P16"><text:span text:style-name="T29">G1</text:span></text:p>
          </draw:text-box>
        </draw:frame>
        <draw:frame draw:style-name="gr84" draw:text-style-name="P34" draw:layer="layout" svg:width="0.305cm" svg:height="0.37cm" svg:x="18.567cm" svg:y="17.221cm">
          <draw:text-box>
            <text:p text:style-name="P16"><text:span text:style-name="T29">A</text:span></text:p>
          </draw:text-box>
        </draw:frame>
        <draw:polyline draw:style-name="gr77" draw:text-style-name="P5" draw:layer="layout" svg:width="0.456cm" svg:height="0.126cm" svg:x="19.939cm" svg:y="17.526cm" svg:viewBox="0 0 457 127" draw:points="0,0 254,0 254,127 457,127">
          <text:p/>
        </draw:polyline>
        <draw:g>
          <draw:polygon draw:style-name="gr210" draw:text-style-name="P10" draw:layer="layout" svg:width="0.567cm" svg:height="0.453cm" draw:transform="rotate (-0.463733982254894) translate (16.3070219425963cm 17.9069561242821cm)" svg:viewBox="0 0 568 454" draw:points="0,0 568,0 227,454">
            <text:p/>
          </draw:polygon>
          <draw:line draw:style-name="gr211" draw:text-style-name="P5" draw:layer="layout" svg:x1="16.23cm" svg:y1="18.161cm" svg:x2="16.307cm" svg:y2="18.161cm">
            <text:p/>
          </draw:line>
          <draw:line draw:style-name="gr211" draw:text-style-name="P5" draw:layer="layout" svg:x1="16.815cm" svg:y1="18.161cm" svg:x2="16.917cm" svg:y2="18.161cm">
            <text:p/>
          </draw:line>
        </draw:g>
        <draw:g>
          <draw:polygon draw:style-name="gr210" draw:text-style-name="P10" draw:layer="layout" svg:width="0.567cm" svg:height="0.453cm" draw:transform="rotate (-0.463733982254894) translate (18.4920219425963cm 18.6689561242821cm)" svg:viewBox="0 0 568 454" draw:points="0,0 568,0 227,454">
            <text:p/>
          </draw:polygon>
          <draw:line draw:style-name="gr211" draw:text-style-name="P5" draw:layer="layout" svg:x1="18.415cm" svg:y1="18.923cm" svg:x2="18.492cm" svg:y2="18.923cm">
            <text:p/>
          </draw:line>
          <draw:line draw:style-name="gr211" draw:text-style-name="P5" draw:layer="layout" svg:x1="19cm" svg:y1="18.923cm" svg:x2="19.102cm" svg:y2="18.923cm">
            <text:p/>
          </draw:line>
        </draw:g>
        <draw:g>
          <draw:polygon draw:style-name="gr210" draw:text-style-name="P10" draw:layer="layout" svg:width="0.567cm" svg:height="0.453cm" draw:transform="rotate (-0.463733982254894) translate (15.1390219425963cm 18.6689561242821cm)" svg:viewBox="0 0 568 454" draw:points="0,0 568,0 227,454">
            <text:p/>
          </draw:polygon>
          <draw:line draw:style-name="gr211" draw:text-style-name="P5" draw:layer="layout" svg:x1="15.062cm" svg:y1="18.923cm" svg:x2="15.139cm" svg:y2="18.923cm">
            <text:p/>
          </draw:line>
          <draw:line draw:style-name="gr211" draw:text-style-name="P5" draw:layer="layout" svg:x1="15.647cm" svg:y1="18.923cm" svg:x2="15.749cm" svg:y2="18.923cm">
            <text:p/>
          </draw:line>
        </draw:g>
        <draw:frame draw:style-name="gr84" draw:text-style-name="P34" draw:layer="layout" svg:width="0.736cm" svg:height="0.37cm" svg:x="14.91cm" svg:y="18.237cm">
          <draw:text-box>
            <text:p text:style-name="P16"><text:span text:style-name="T29">B1</text:span></text:p>
          </draw:text-box>
        </draw:frame>
        <draw:frame draw:style-name="gr84" draw:text-style-name="P34" draw:layer="layout" svg:width="0.736cm" svg:height="0.37cm" svg:x="16.155cm" svg:y="17.511cm">
          <draw:text-box>
            <text:p text:style-name="P16"><text:span text:style-name="T29">B2</text:span></text:p>
          </draw:text-box>
        </draw:frame>
        <draw:frame draw:style-name="gr84" draw:text-style-name="P34" draw:layer="layout" svg:width="0.736cm" svg:height="0.37cm" svg:x="18.339cm" svg:y="18.288cm">
          <draw:text-box>
            <text:p text:style-name="P16"><text:span text:style-name="T29">B3</text:span></text:p>
          </draw:text-box>
        </draw:frame>
        <draw:frame draw:style-name="gr84" draw:text-style-name="P70" draw:layer="layout" svg:width="0.889cm" svg:height="0.37cm" svg:x="15.163cm" svg:y="19.112cm">
          <draw:text-box>
            <text:p text:style-name="P16"><text:span text:style-name="T72">1</text:span><text:span text:style-name="T18">/</text:span><text:span text:style-name="T21">1</text:span><text:span text:style-name="T18"> </text:span><text:span text:style-name="T18">ns</text:span></text:p>
          </draw:text-box>
        </draw:frame>
        <draw:frame draw:style-name="gr84" draw:text-style-name="P70" draw:layer="layout" svg:width="0.889cm" svg:height="0.37cm" svg:x="16.332cm" svg:y="18.349cm">
          <draw:text-box>
            <text:p text:style-name="P16"><text:span text:style-name="T72">2</text:span><text:span text:style-name="T18">/</text:span><text:span text:style-name="T21">3</text:span><text:span text:style-name="T18"> </text:span><text:span text:style-name="T18">ns</text:span></text:p>
          </draw:text-box>
        </draw:frame>
        <draw:frame draw:style-name="gr84" draw:text-style-name="P70" draw:layer="layout" svg:width="0.889cm" svg:height="0.37cm" svg:x="18.694cm" svg:y="19.1cm">
          <draw:text-box>
            <text:p text:style-name="P16"><text:span text:style-name="T72">2</text:span><text:span text:style-name="T18">/</text:span><text:span text:style-name="T21">3</text:span><text:span text:style-name="T18"> </text:span><text:span text:style-name="T18">ns</text:span></text:p>
          </draw:text-box>
        </draw:frame>
        <draw:frame draw:style-name="gr84" draw:text-style-name="P70" draw:layer="layout" svg:width="0.889cm" svg:height="0.37cm" svg:x="18.999cm" svg:y="17.816cm">
          <draw:text-box>
            <text:p text:style-name="P16"><text:span text:style-name="T72">2</text:span><text:span text:style-name="T18">/</text:span><text:span text:style-name="T21">3</text:span><text:span text:style-name="T18"> </text:span><text:span text:style-name="T18">ns</text:span></text:p>
          </draw:text-box>
        </draw:frame>
        <draw:frame draw:style-name="gr84" draw:text-style-name="P70" draw:layer="layout" svg:width="0.889cm" svg:height="0.37cm" svg:x="20.599cm" svg:y="17.816cm">
          <draw:text-box>
            <text:p text:style-name="P16"><text:span text:style-name="T72">3</text:span><text:span text:style-name="T18">/</text:span><text:span text:style-name="T21">2</text:span><text:span text:style-name="T18"> </text:span><text:span text:style-name="T18">ns</text:span></text:p>
          </draw:text-box>
        </draw:frame>
        <draw:frame draw:style-name="gr202" draw:text-style-name="P60" draw:layer="layout" svg:width="6.629cm" svg:height="0.437cm" svg:x="14.148cm" svg:y="19.608cm">
          <draw:text-box>
            <text:p text:style-name="P59"><text:span text:style-name="T24">Color </text:span><text:span text:style-name="T24">codin</text:span><text:span text:style-name="T24">g: </text:span><text:span text:style-name="T70">violet</text:span><text:span text:style-name="T24">/</text:span><text:span text:style-name="T71">gree</text:span><text:span text:style-name="T71">n</text:span><text:span text:style-name="T24"> = </text:span><text:span text:style-name="T70">rise</text:span><text:span text:style-name="T24">/</text:span><text:span text:style-name="T71">f</text:span><text:span text:style-name="T71">all</text:span><text:span text:style-name="T24"> </text:span><text:span text:style-name="T24">delay</text:span></text:p>
          </draw:text-box>
        </draw:frame>
        <draw:g>
          <draw:custom-shape draw:style-name="gr231"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2"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6"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2"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3" draw:text-style-name="P5" draw:layer="layout" svg:x1="6.782cm" svg:y1="17.654cm" svg:x2="7.696cm" svg:y2="17.654cm">
          <text:p/>
        </draw:line>
        <draw:line draw:style-name="gr153" draw:text-style-name="P5" draw:layer="layout" svg:x1="9.983cm" svg:y1="17.654cm" svg:x2="10.693cm" svg:y2="17.654cm">
          <text:p/>
        </draw:line>
        <draw:frame draw:style-name="gr84" draw:text-style-name="P34" draw:layer="layout" svg:width="0.736cm" svg:height="0.37cm" svg:x="5.969cm" svg:y="16.968cm">
          <draw:text-box>
            <text:p text:style-name="P16"><text:span text:style-name="T29">FF1</text:span></text:p>
          </draw:text-box>
        </draw:frame>
        <draw:frame draw:style-name="gr84" draw:text-style-name="P34" draw:layer="layout" svg:width="0.736cm" svg:height="0.37cm" svg:x="9.17cm" svg:y="16.968cm">
          <draw:text-box>
            <text:p text:style-name="P16"><text:span text:style-name="T29">G2</text:span></text:p>
          </draw:text-box>
        </draw:frame>
        <draw:frame draw:style-name="gr84" draw:text-style-name="P34" draw:layer="layout" svg:width="0.736cm" svg:height="0.37cm" svg:x="10.77cm" svg:y="16.968cm">
          <draw:text-box>
            <text:p text:style-name="P16"><text:span text:style-name="T29">FF2</text:span></text:p>
          </draw:text-box>
        </draw:frame>
        <draw:g>
          <draw:path draw:style-name="gr22"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6"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7.671cm" svg:y="16.815cm">
          <draw:text-box>
            <text:p text:style-name="P16"><text:span text:style-name="T29">G1</text:span></text:p>
          </draw:text-box>
        </draw:frame>
        <draw:polyline draw:style-name="gr77" draw:text-style-name="P5" draw:layer="layout" svg:width="0.456cm" svg:height="0.126cm" svg:x="8.738cm" svg:y="17.526cm" svg:viewBox="0 0 457 127" draw:points="0,0 254,0 254,127 457,127">
          <text:p/>
        </draw:polyline>
        <draw:frame draw:style-name="gr84" draw:text-style-name="P70"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4" draw:text-style-name="P70"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4" draw:text-style-name="P70"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3"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2"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6"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4"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3" draw:text-style-name="P5" draw:layer="layout" svg:x1="6.782cm" svg:y1="15.367cm" svg:x2="7.696cm" svg:y2="15.367cm">
          <text:p/>
        </draw:line>
        <draw:line draw:style-name="gr153" draw:text-style-name="P5" draw:layer="layout" svg:x1="9.983cm" svg:y1="15.367cm" svg:x2="10.693cm" svg:y2="15.367cm">
          <text:p/>
        </draw:line>
        <draw:frame draw:style-name="gr84" draw:text-style-name="P34" draw:layer="layout" svg:width="0.736cm" svg:height="0.37cm" svg:x="5.969cm" svg:y="14.681cm">
          <draw:text-box>
            <text:p text:style-name="P16"><text:span text:style-name="T29">FF1</text:span></text:p>
          </draw:text-box>
        </draw:frame>
        <draw:frame draw:style-name="gr84" draw:text-style-name="P34" draw:layer="layout" svg:width="0.736cm" svg:height="0.37cm" svg:x="9.17cm" svg:y="14.681cm">
          <draw:text-box>
            <text:p text:style-name="P16"><text:span text:style-name="T29">G2</text:span></text:p>
          </draw:text-box>
        </draw:frame>
        <draw:frame draw:style-name="gr84" draw:text-style-name="P34" draw:layer="layout" svg:width="0.736cm" svg:height="0.37cm" svg:x="10.77cm" svg:y="14.681cm">
          <draw:text-box>
            <text:p text:style-name="P16"><text:span text:style-name="T29">FF2</text:span></text:p>
          </draw:text-box>
        </draw:frame>
        <draw:g>
          <draw:path draw:style-name="gr22"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6"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4" draw:text-style-name="P34" draw:layer="layout" svg:width="0.736cm" svg:height="0.37cm" svg:x="7.671cm" svg:y="14.528cm">
          <draw:text-box>
            <text:p text:style-name="P16"><text:span text:style-name="T29">G1</text:span></text:p>
          </draw:text-box>
        </draw:frame>
        <draw:polyline draw:style-name="gr77" draw:text-style-name="P5" draw:layer="layout" svg:width="0.456cm" svg:height="0.126cm" svg:x="8.738cm" svg:y="15.239cm" svg:viewBox="0 0 457 127" draw:points="0,0 254,0 254,127 457,127">
          <text:p/>
        </draw:polyline>
        <draw:frame draw:style-name="gr84" draw:text-style-name="P70"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4" draw:text-style-name="P70"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4" draw:text-style-name="P70" draw:layer="layout" svg:width="0.889cm" svg:height="0.37cm" svg:x="5.918cm" svg:y="15.25cm">
          <draw:text-box>
            <text:p text:style-name="P16"><text:span text:style-name="T72">2</text:span><text:span text:style-name="T18">/-</text:span><text:span text:style-name="T18"> </text:span><text:span text:style-name="T18">ns</text:span></text:p>
          </draw:text-box>
        </draw:frame>
        <draw:polyline draw:style-name="gr235" draw:text-style-name="P5" draw:layer="layout" svg:width="0.38cm" svg:height="0.253cm" svg:x="6.959cm" svg:y="14.986cm" svg:viewBox="0 0 381 254" draw:points="0,254 127,254 254,0 381,0">
          <text:p/>
        </draw:polyline>
        <draw:polyline draw:style-name="gr236" draw:text-style-name="P5" draw:layer="layout" svg:width="0.38cm" svg:height="0.253cm" draw:transform="rotate (-3.14159265358979) translate (9.067cm 15.138cm)" svg:viewBox="0 0 381 254" draw:points="381,254 254,254 127,0 0,0">
          <text:p/>
        </draw:polyline>
        <draw:polyline draw:style-name="gr235" draw:text-style-name="P5" draw:layer="layout" svg:width="0.38cm" svg:height="0.253cm" svg:x="10.16cm" svg:y="14.986cm" svg:viewBox="0 0 381 254" draw:points="0,254 127,254 254,0 381,0">
          <text:p/>
        </draw:polyline>
        <draw:polyline draw:style-name="gr235" draw:text-style-name="P5" draw:layer="layout" svg:width="0.38cm" svg:height="0.253cm" svg:x="8.763cm" svg:y="17.145cm" svg:viewBox="0 0 381 254" draw:points="0,254 127,254 254,0 381,0">
          <text:p/>
        </draw:polyline>
        <draw:polyline draw:style-name="gr236" draw:text-style-name="P5" draw:layer="layout" svg:width="0.38cm" svg:height="0.253cm" draw:transform="rotate (-3.14159265358979) translate (7.34cm 17.551cm)" svg:viewBox="0 0 381 254" draw:points="381,254 254,254 127,0 0,0">
          <text:p/>
        </draw:polyline>
        <draw:polyline draw:style-name="gr236" draw:text-style-name="P5" draw:layer="layout" svg:width="0.38cm" svg:height="0.253cm" draw:transform="rotate (-3.14159265358979) translate (10.464cm 17.551cm)" svg:viewBox="0 0 381 254" draw:points="381,254 254,254 127,0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19-08-24T19:59:39.347742544</dc:date>
    <meta:editing-duration>PT6H49M46S</meta:editing-duration>
    <meta:editing-cycles>64</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1554"/>
  </office:meta>
</office:document-meta>
</file>